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Normal" style:family="paragraph">
      <style:paragraph-properties fo:text-indent="0in"/>
      <style:text-properties fo:font-weight="bold" style:font-weight-asian="bold" style:font-weight-complex="bold" fo:language="en" fo:country="US"/>
    </style:style>
    <style:style style:name="P4" style:parent-style-name="Standard" style:family="paragraph">
      <style:paragraph-properties fo:text-align="start" fo:text-indent="0in"/>
    </style:style>
    <style:style style:name="T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 style:parent-style-name="CommentText" style:family="paragraph">
      <style:paragraph-properties fo:text-align="start" fo:text-indent="0in"/>
    </style:style>
    <style:style style:name="T7" style:parent-style-name="DefaultParagraphFont" style:family="text">
      <style:text-properties fo:font-weight="bold" style:font-weight-asian="bold" style:font-weight-complex="bold" fo:language="da" fo:country="DK"/>
    </style:style>
    <style:style style:name="T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9" style:parent-style-name="CommentText" style:family="paragraph">
      <style:paragraph-properties fo:text-align="start" fo:text-indent="0in"/>
    </style:style>
    <style:style style:name="T1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1" style:parent-style-name="Hyperlink" style:family="text">
      <style:text-properties style:font-name="Times New Roman" fo:font-weight="bold" style:font-weight-asian="bold" style:font-weight-complex="bold" fo:font-size="12pt" style:font-size-asian="12pt" style:font-size-complex="12pt"/>
    </style:style>
    <style:style style:name="P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 style:parent-style-name="Standard" style:family="paragraph">
      <style:paragraph-properties fo:text-align="start" fo:text-indent="0in"/>
    </style:style>
    <style:style style:name="T16" style:parent-style-name="DefaultParagraphFont" style:family="text">
      <style:text-properties style:font-name="Times New Roman" fo:font-size="12pt" style:font-size-asian="12pt" style:font-size-complex="12pt" fo:language="en" fo:country="US"/>
    </style:style>
    <style:style style:name="T17" style:parent-style-name="Emphasis"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Emphasis"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T21" style:parent-style-name="Emphasis"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Emphasis"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style>
    <style:style style:name="T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 style:parent-style-name="CommentText" style:family="paragraph">
      <style:paragraph-properties fo:text-align="start" fo:text-indent="0in"/>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style>
    <style:style style:name="T3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T3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 style:parent-style-name="Standard" style:family="paragraph">
      <style:paragraph-properties fo:text-align="start" fo:text-indent="0in"/>
    </style:style>
    <style:style style:name="T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CommentReference"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5" style:parent-style-name="Standard" style:family="paragraph">
      <style:paragraph-properties fo:text-align="start" fo:text-indent="0in"/>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T5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1" style:parent-style-name="Standard" style:family="paragraph">
      <style:paragraph-properties fo:text-align="start" fo:text-indent="0in"/>
    </style:style>
    <style:style style:name="T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5" style:parent-style-name="Standard" style:family="paragraph">
      <style:paragraph-properties fo:text-align="start" fo:text-indent="0in"/>
    </style:style>
    <style:style style:name="T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T6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1" style:parent-style-name="Standard" style:family="paragraph">
      <style:paragraph-properties fo:text-align="start" fo:text-indent="0in"/>
    </style:style>
    <style:style style:name="T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 style:parent-style-name="CommentText" style:family="paragraph">
      <style:paragraph-properties fo:text-align="start" fo:text-indent="0in"/>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T79" style:parent-style-name="DefaultParagraphFont" style:family="text">
      <style:text-properties fo:font-style="italic" style:font-style-asian="italic" style:font-style-complex="italic"/>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5" style:parent-style-name="CommentText" style:family="paragraph">
      <style:paragraph-properties fo:text-align="start" fo:text-indent="0in"/>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9" style:parent-style-name="CommentText" style:family="paragraph">
      <style:paragraph-properties fo:text-align="start" fo:text-indent="0in"/>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style="italic" style:font-style-asian="italic" style:font-style-complex="italic"/>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9" style:parent-style-name="CommentText" style:family="paragraph">
      <style:paragraph-properties fo:text-align="start" fo:text-indent="0in"/>
    </style:style>
    <style:style style:name="T1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2" style:parent-style-name="CommentText" style:family="paragraph">
      <style:paragraph-properties fo:text-align="start" fo:text-indent="0in"/>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8" style:parent-style-name="CommentText" style:family="paragraph">
      <style:paragraph-properties fo:text-align="start" fo:text-indent="0in"/>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2" style:parent-style-name="CommentText" style:family="paragraph">
      <style:paragraph-properties fo:text-align="start" fo:text-indent="0in"/>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9" style:parent-style-name="Standard" style:family="paragraph">
      <style:paragraph-properties fo:text-align="start" fo:text-indent="0in"/>
    </style:style>
    <style:style style:name="T1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2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2" style:parent-style-name="CommentText" style:family="paragraph">
      <style:paragraph-properties fo:text-align="start" fo:text-indent="0in"/>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6" style:parent-style-name="Standard" style:family="paragraph">
      <style:paragraph-properties fo:text-align="start" fo:text-indent="0in"/>
    </style:style>
    <style:style style:name="T12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31" style:parent-style-name="CommentText" style:family="paragraph">
      <style:paragraph-properties fo:text-align="start" fo:text-indent="0in"/>
    </style:style>
    <style:style style:name="T1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DefaultParagraphFont" style:family="text">
      <style:text-properties fo:font-weight="bold" style:font-weight-asian="bold" style:font-weight-complex="bold"/>
    </style:style>
    <style:style style:name="P143" style:parent-style-name="CommentText" style:family="paragraph">
      <style:paragraph-properties fo:text-align="start" fo:text-indent="0in"/>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T158" style:parent-style-name="DefaultParagraphFont" style:family="text">
      <style:text-properties fo:font-weight="bold" style:font-weight-asian="bold" style:font-weight-complex="bold"/>
    </style:style>
    <style:style style:name="P159" style:parent-style-name="CommentText" style:family="paragraph">
      <style:paragraph-properties fo:text-align="start" fo:text-indent="0in"/>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weight="bold" style:font-weight-asian="bold" style:font-weight-complex="bold"/>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fo:font-weight="bold" style:font-weight-asian="bold" style:font-weight-complex="bold"/>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T180" style:parent-style-name="Hyperlink" style:family="text">
      <style:text-properties style:font-name="Times New Roman" style:text-position="super 66.6%" fo:font-size="12pt" style:font-size-asian="12pt" style:font-size-complex="12pt" fo:language="en" fo:country="US"/>
    </style:style>
    <style:style style:name="T181" style:parent-style-name="Absatz-Standardschriftart" style:family="text">
      <style:text-properties style:font-name="Times New Roman" style:text-position="super 66.6%" fo:font-size="12pt" style:font-size-asian="12pt" style:font-size-complex="12pt" fo:language="en" fo:country="US"/>
    </style:style>
    <style:style style:name="T182" style:parent-style-name="Hyperlink" style:family="text">
      <style:text-properties style:font-name="Times New Roman" style:text-position="super 66.6%" fo:font-size="12pt" style:font-size-asian="12pt" style:font-size-complex="12pt" fo:language="en" fo:country="US"/>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6" style:parent-style-name="Standard" style:family="paragraph">
      <style:paragraph-properties fo:text-align="start" fo:text-indent="0in"/>
    </style:style>
    <style:style style:name="T1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94" style:parent-style-name="Standard" style:family="paragraph">
      <style:paragraph-properties fo:text-align="start" fo:text-indent="0in"/>
    </style:style>
    <style:style style:name="T195"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9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00" style:parent-style-name="Standard" style:family="paragraph">
      <style:paragraph-properties fo:text-align="start" fo:text-indent="0in"/>
    </style:style>
    <style:style style:name="T201"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T204"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5" style:parent-style-name="CommentText" style:family="paragraph">
      <style:paragraph-properties fo:text-align="start" fo:text-indent="0in"/>
    </style:style>
    <style:style style:name="T216" style:parent-style-name="CommentReference" style:family="text">
      <style:text-properties style:font-name="Times New Roman" fo:font-size="12pt" style:font-size-asian="12pt" style:font-size-complex="12pt"/>
    </style:style>
    <style:style style:name="T2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8" style:parent-style-name="CommentText" style:family="paragraph">
      <style:paragraph-properties fo:text-align="start" fo:text-indent="0in"/>
    </style:style>
    <style:style style:name="T219"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Hyperlink"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Hyperlink"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Hyperlink"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Hyperlink"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Hyperlink"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Hyperlink"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Hyperlink"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Hyperlink"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Hyperlink"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Hyperlink"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4" style:parent-style-name="Standard" style:family="paragraph">
      <style:paragraph-properties fo:text-align="start" fo:text-indent="0in"/>
    </style:style>
    <style:style style:name="T2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DefaultParagraphFont" style:family="text">
      <style:text-properties style:font-name="Times New Roman" fo:font-size="12pt" style:font-size-asian="12pt" style:font-size-complex="12pt" fo:language="en" fo:country="US"/>
    </style:style>
    <style:style style:name="P346" style:parent-style-name="Standard" style:family="paragraph">
      <style:paragraph-properties fo:text-align="start" fo:text-indent="0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DefaultParagraphFont" style:family="text">
      <style:text-properties style:font-name="Times New Roman" fo:font-size="12pt" style:font-size-asian="12pt" style:font-size-complex="12pt" fo:language="en" fo:country="US"/>
    </style:style>
    <style:style style:name="P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Standard"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9" style:parent-style-name="Standard" style:family="paragraph">
      <style:paragraph-properties fo:text-align="start" fo:text-indent="0in"/>
    </style:style>
    <style:style style:name="T3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T40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40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1" style:parent-style-name="Standard" style:family="paragraph">
      <style:paragraph-properties fo:text-align="start" fo:text-indent="0in"/>
    </style:style>
    <style:style style:name="T412" style:parent-style-name="DefaultParagraphFont" style:family="text">
      <style:text-properties style:font-name="Times New Roman" fo:font-weight="bold" style:font-weight-asian="bold" style:font-weight-complex="bold" fo:font-size="12pt" style:font-size-asian="12pt" style:font-size-complex="12pt"/>
    </style:style>
    <style:style style:name="P413" style:parent-style-name="CommentText" style:family="paragraph">
      <style:paragraph-properties fo:text-align="start" fo:text-indent="0in"/>
    </style:style>
    <style:style style:name="T414" style:parent-style-name="DefaultParagraphFont" style:family="text">
      <style:text-properties style:font-name="Times New Roman" fo:font-weight="bold" style:font-weight-asian="bold" style:font-weight-complex="bold" fo:font-size="12pt" style:font-size-asian="12pt" style:font-size-complex="12pt"/>
    </style:style>
    <style:style style:name="P415" style:parent-style-name="CommentText" style:family="paragraph">
      <style:paragraph-properties fo:text-align="start" fo:text-indent="0in"/>
    </style:style>
    <style:style style:name="T416" style:parent-style-name="Hyperlink" style:family="text">
      <style:text-properties style:font-name="Times New Roman" fo:font-weight="bold" style:font-weight-asian="bold" style:font-weight-complex="bold" fo:font-size="12pt" style:font-size-asian="12pt" style:font-size-complex="12pt"/>
    </style:style>
    <style:style style:name="P417" style:parent-style-name="Standard" style:family="paragraph">
      <style:paragraph-properties fo:text-align="start" fo:text-indent="0in"/>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7" style:parent-style-name="Standard" style:family="paragraph">
      <style:paragraph-properties fo:text-align="start" fo:text-indent="0in"/>
    </style:style>
    <style:style style:name="T4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CommentReference" style:family="text">
      <style:text-properties style:font-name="Times New Roman" fo:font-size="12pt" style:font-size-asian="12pt" style:font-size-complex="12pt"/>
    </style:style>
    <style:style style:name="T4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style>
    <style:style style:name="T439" style:parent-style-name="DefaultParagraphFont" style:family="text">
      <style:text-properties style:font-name="Times New Roman" fo:font-size="12pt" style:font-size-asian="12pt" style:font-size-complex="12pt" fo:language="en" fo:country="US"/>
    </style:style>
    <style:style style:name="T440" style:parent-style-name="DefaultParagraphFont" style:family="text">
      <style:text-properties style:font-name="Times New Roman" fo:font-size="12pt" style:font-size-asian="12pt" style:font-size-complex="12pt" fo:language="en" fo:country="US"/>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language="en" fo:country="US"/>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T459" style:parent-style-name="DefaultParagraphFont" style:family="text">
      <style:text-properties style:font-name="Times New Roman" fo:font-size="12pt" style:font-size-asian="12pt" style:font-size-complex="12pt" fo:language="en" fo:country="US"/>
    </style:style>
    <style:style style:name="P460" style:parent-style-name="Standard" style:family="paragraph">
      <style:paragraph-properties fo:text-align="start" fo:text-indent="0in"/>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T485" style:parent-style-name="DefaultParagraphFont" style:family="text">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8" style:parent-style-name="Standard" style:family="paragraph">
      <style:paragraph-properties fo:text-align="start" fo:text-indent="0in"/>
    </style:style>
    <style:style style:name="T489" style:parent-style-name="DefaultParagraphFont" style:family="text">
      <style:text-properties style:font-name="Times New Roman" fo:font-weight="bold" style:font-weight-asian="bold" style:font-weight-complex="bold" fo:font-size="12pt" style:font-size-asian="12pt" style:font-size-complex="12pt"/>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T492" style:parent-style-name="Hyperlink" style:family="text">
      <style:text-properties style:font-name="Times New Roman" fo:font-size="12pt" style:font-size-asian="12pt" style:font-size-complex="12pt"/>
    </style:style>
    <style:style style:name="P4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1" style:parent-style-name="Standard" style:family="paragraph">
      <style:paragraph-properties fo:text-align="start" fo:text-indent="0in"/>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DefaultParagraphFont" style:family="text">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08" style:parent-style-name="Standard" style:family="paragraph">
      <style:paragraph-properties fo:text-align="start" fo:text-indent="0in"/>
    </style:style>
    <style:style style:name="T509" style:parent-style-name="DefaultParagraphFont" style:family="text">
      <style:text-properties style:font-name="Times New Roman" fo:font-weight="bold" style:font-weight-asian="bold" style:font-weight-complex="bold" fo:font-size="12pt" style:font-size-asian="12pt" style:font-size-complex="12pt"/>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Hyperlink" style:family="text">
      <style:text-properties style:font-name="Times New Roman" fo:font-weight="bold" style:font-weight-asian="bold" style:font-weight-complex="bold" fo:font-size="12pt" style:font-size-asian="12pt" style:font-size-complex="12pt"/>
    </style:style>
    <style:style style:name="P513" style:parent-style-name="Standard" style:family="paragraph">
      <style:paragraph-properties fo:text-align="start" fo:text-indent="0in"/>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P527" style:parent-style-name="Standard" style:family="paragraph">
      <style:paragraph-properties fo:text-align="start" fo:text-indent="0in"/>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DefaultParagraphFont" style:family="text">
      <style:text-properties style:font-name="Times New Roman" fo:font-size="12pt" style:font-size-asian="12pt" style:font-size-complex="12pt" fo:language="en" fo:country="US"/>
    </style:style>
    <style:style style:name="T534" style:parent-style-name="DefaultParagraphFont" style:family="text">
      <style:text-properties style:font-name="Times New Roman" fo:font-size="12pt" style:font-size-asian="12pt" style:font-size-complex="12pt" fo:language="en" fo:country="US"/>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T538" style:parent-style-name="DefaultParagraphFont" style:family="text">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57" style:parent-style-name="Standard" style:family="paragraph">
      <style:paragraph-properties fo:text-align="start" fo:text-indent="0in"/>
    </style:style>
    <style:style style:name="T55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59" style:parent-style-name="CommentText" style:family="paragraph">
      <style:paragraph-properties fo:text-align="start" fo:text-indent="0in"/>
    </style:style>
    <style:style style:name="T56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61" style:parent-style-name="CommentText" style:family="paragraph">
      <style:paragraph-properties fo:text-align="start" fo:text-indent="0in"/>
    </style:style>
    <style:style style:name="T56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DefaultParagraphFont" style:family="text">
      <style:text-properties style:font-name="Times New Roman" fo:font-size="12pt" style:font-size-asian="12pt" style:font-size-complex="12pt" fo:language="da" fo:country="DK"/>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77" style:parent-style-name="Standard" style:family="paragraph">
      <style:paragraph-properties fo:text-align="start" fo:text-indent="0in"/>
    </style:style>
    <style:style style:name="T5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CommentReference" style:family="text">
      <style:text-properties style:font-name="Times New Roman" fo:font-size="12pt" style:font-size-asian="12pt" style:font-size-complex="12pt"/>
    </style:style>
    <style:style style:name="P584" style:parent-style-name="CommentText" style:family="paragraph">
      <style:paragraph-properties fo:text-align="start" fo:text-indent="0in"/>
    </style:style>
    <style:style style:name="T58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da" fo:country="DK"/>
    </style:style>
    <style:style style:name="P589" style:parent-style-name="Standard" style:family="paragraph">
      <style:paragraph-properties fo:text-align="start" fo:text-indent="0in"/>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language="da" fo:country="DK"/>
    </style:style>
    <style:style style:name="P5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4" style:parent-style-name="Standard" style:family="paragraph">
      <style:paragraph-properties fo:text-align="start" fo:text-indent="0in"/>
    </style:style>
    <style:style style:name="T5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0" style:parent-style-name="Standard" style:family="paragraph">
      <style:paragraph-properties fo:text-align="start" fo:text-indent="0in"/>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Hyperlink"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Hyperlink"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CommentReference" style:family="text">
      <style:text-properties style:font-name="Times New Roman" fo:font-size="12pt" style:font-size-asian="12pt" style:font-size-complex="12pt"/>
    </style:style>
    <style:style style:name="P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34" style:parent-style-name="Standard" style:family="paragraph">
      <style:paragraph-properties fo:text-align="start" fo:text-indent="0in"/>
    </style:style>
    <style:style style:name="T635" style:parent-style-name="DefaultParagraphFont" style:family="text">
      <style:text-properties style:font-name="Times New Roman" fo:font-weight="bold" style:font-weight-asian="bold" style:font-weight-complex="bold" fo:font-size="12pt" style:font-size-asian="12pt" style:font-size-complex="12pt"/>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T639" style:parent-style-name="CommentReference" style:family="text">
      <style:text-properties style:font-name="Times New Roman" fo:font-size="12pt" style:font-size-asian="12pt" style:font-size-complex="12pt"/>
    </style:style>
    <style:style style:name="P640" style:parent-style-name="CommentText" style:family="paragraph">
      <style:paragraph-properties fo:text-align="start" fo:text-indent="0in"/>
    </style:style>
    <style:style style:name="T641" style:parent-style-name="Hyperlink" style:family="text">
      <style:text-properties style:font-name="Times New Roman" fo:font-weight="bold" style:font-weight-asian="bold" style:font-weight-complex="bold" fo:font-size="12pt" style:font-size-asian="12pt" style:font-size-complex="12pt"/>
    </style:style>
    <style:style style:name="P642" style:parent-style-name="Standard"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DefaultParagraphFont" style:family="text">
      <style:text-properties style:font-name="Times New Roman" fo:font-size="12pt" style:font-size-asian="12pt" style:font-size-complex="12pt"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P681" style:parent-style-name="Standard" style:family="paragraph">
      <style:paragraph-properties fo:text-align="start" fo:text-indent="0in"/>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P684" style:parent-style-name="CommentText" style:family="paragraph">
      <style:paragraph-properties fo:text-align="start" fo:text-indent="0in"/>
    </style:style>
    <style:style style:name="T685" style:parent-style-name="DefaultParagraphFont" style:family="text">
      <style:text-properties style:font-name="Times New Roman" fo:font-size="12pt" style:font-size-asian="12pt" style:font-size-complex="12pt"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T702" style:parent-style-name="DefaultParagraphFont" style:family="text">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style:font-name="Times New Roman" fo:font-size="12pt" style:font-size-asian="12pt" style:font-size-complex="12pt" fo:language="en" fo:country="US"/>
    </style:style>
    <style:style style:name="P709" style:parent-style-name="Standard" style:family="paragraph">
      <style:paragraph-properties fo:text-align="start" fo:text-indent="0in"/>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DefaultParagraphFont" style:family="text">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DefaultParagraphFont" style:family="text">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style>
    <style:style style:name="T741" style:parent-style-name="DefaultParagraphFont" style:family="text">
      <style:text-properties style:font-name="Times New Roman" fo:font-size="12pt" style:font-size-asian="12pt" style:font-size-complex="12pt" fo:language="en" fo:country="US"/>
    </style:style>
    <style:style style:name="T742" style:parent-style-name="DefaultParagraphFont" style:family="text">
      <style:text-properties style:font-name="Times New Roman"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DefaultParagraphFont" style:family="text">
      <style:text-properties style:font-name="Times New Roman" fo:font-size="12pt" style:font-size-asian="12pt" style:font-size-complex="12pt" fo:language="en" fo:country="US"/>
    </style:style>
    <style:style style:name="P745" style:parent-style-name="Standard" style:family="paragraph">
      <style:paragraph-properties fo:text-align="start" fo:text-indent="0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ize="12pt" style:font-size-asian="12pt" style:font-size-complex="12pt"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DefaultParagraphFont" style:family="text">
      <style:text-properties style:font-name="Times New Roman" fo:font-size="12pt" style:font-size-asian="12pt" style:font-size-complex="12pt" fo:language="en" fo:country="US"/>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54" style:parent-style-name="Standard" style:family="paragraph">
      <style:paragraph-properties fo:text-align="start" fo:text-indent="0in"/>
    </style:style>
    <style:style style:name="T7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T75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P763" style:parent-style-name="Standard" style:family="paragraph">
      <style:paragraph-properties fo:text-align="start" fo:text-indent="0in"/>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CommentReference" style:family="text">
      <style:text-properties style:font-name="Times New Roman" fo:font-size="12pt" style:font-size-asian="12pt" style:font-size-complex="12pt"/>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9" style:parent-style-name="Standard" style:family="paragraph">
      <style:paragraph-properties fo:text-align="start" fo:text-indent="0in"/>
    </style:style>
    <style:style style:name="T770" style:parent-style-name="DefaultParagraphFont" style:family="text">
      <style:text-properties style:font-name="Times New Roman" fo:font-size="12pt" style:font-size-asian="12pt" style:font-size-complex="12pt" fo:language="en" fo:country="US"/>
    </style:style>
    <style:style style:name="P7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language="da" fo:country="DK"/>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1" style:parent-style-name="Standard"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CommentReference" style:family="text">
      <style:text-properties style:font-name="Times New Roman" fo:font-size="12pt" style:font-size-asian="12pt" style:font-size-complex="12pt"/>
    </style:style>
    <style:style style:name="P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0" style:parent-style-name="Standard" style:family="paragraph">
      <style:paragraph-properties fo:text-align="start" fo:text-indent="0in"/>
    </style:style>
    <style:style style:name="T81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14" style:parent-style-name="CommentText" style:family="paragraph">
      <style:paragraph-properties fo:text-align="start" fo:text-indent="0in"/>
    </style:style>
    <style:style style:name="T81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0" style:parent-style-name="Normal" style:family="paragraph">
      <style:paragraph-properties fo:text-indent="0in"/>
      <style:text-properties fo:language="en" fo:country="US"/>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fo:font-weight="bold" style:font-weight-asian="bold" style:font-weight-complex="bold" fo:font-size="12pt" style:font-size-asian="12pt" style:font-size-complex="12pt"/>
    </style:style>
    <style:style style:name="P823" style:parent-style-name="CommentText" style:family="paragraph">
      <style:paragraph-properties fo:text-align="start" fo:text-indent="0in"/>
    </style:style>
    <style:style style:name="P824" style:parent-style-name="CommentText" style:family="paragraph">
      <style:paragraph-properties fo:text-align="start" fo:text-indent="0in"/>
    </style:style>
    <style:style style:name="T825" style:parent-style-name="Hyperlink" style:family="text">
      <style:text-properties style:font-name="Times New Roman" fo:font-weight="bold" style:font-weight-asian="bold" style:font-weight-complex="bold" fo:font-size="12pt" style:font-size-asian="12pt" style:font-size-complex="12pt"/>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8" style:parent-style-name="Standard" style:family="paragraph">
      <style:paragraph-properties fo:text-align="start" fo:text-indent="0in"/>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CommentReference" style:family="text">
      <style:text-properties style:font-name="Times New Roman" fo:font-size="12pt" style:font-size-asian="12pt" style:font-size-complex="12pt"/>
    </style:style>
    <style:style style:name="P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0" style:parent-style-name="Normal" style:family="paragraph">
      <style:paragraph-properties fo:text-indent="0in"/>
      <style:text-properties fo:language="en" fo:country="US"/>
    </style:style>
    <style:style style:name="P841" style:parent-style-name="Standard" style:family="paragraph">
      <style:paragraph-properties fo:text-align="start" fo:text-indent="0in"/>
    </style:style>
    <style:style style:name="T8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43" style:parent-style-name="CommentText" style:family="paragraph">
      <style:paragraph-properties fo:text-align="start" fo:text-indent="0in"/>
    </style:style>
    <style:style style:name="T8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45" style:parent-style-name="CommentText" style:family="paragraph">
      <style:paragraph-properties fo:text-align="start" fo:text-indent="0in"/>
    </style:style>
    <style:style style:name="T8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0" style:parent-style-name="Standard" style:family="paragraph">
      <style:paragraph-properties fo:text-align="start" fo:text-indent="0in"/>
    </style:style>
    <style:style style:name="T8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9" style:parent-style-name="Normal" style:family="paragraph">
      <style:paragraph-properties fo:text-indent="0in"/>
      <style:text-properties fo:language="en" fo:country="US"/>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64" style:parent-style-name="CommentText" style:family="paragraph">
      <style:paragraph-properties fo:text-align="start" fo:text-indent="0in"/>
    </style:style>
    <style:style style:name="T86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7" style:parent-style-name="Standard" style:family="paragraph">
      <style:paragraph-properties fo:text-align="start" fo:text-indent="0in"/>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P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1" style:parent-style-name="Standard" style:family="paragraph">
      <style:paragraph-properties fo:text-align="start" fo:text-indent="0in"/>
    </style:style>
    <style:style style:name="T882" style:parent-style-name="DefaultParagraphFont"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P884" style:parent-style-name="CommentText" style:family="paragraph">
      <style:paragraph-properties fo:text-align="start" fo:text-indent="0in"/>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P890" style:parent-style-name="CommentText" style:family="paragraph">
      <style:paragraph-properties fo:text-align="start" fo:text-indent="0in"/>
    </style:style>
    <style:style style:name="P891" style:parent-style-name="CommentText" style:family="paragraph">
      <style:paragraph-properties fo:text-align="start" fo:text-indent="0in"/>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DefaultParagraphFont" style:family="text">
      <style:text-properties style:font-name="Times New Roman" fo:font-size="12pt" style:font-size-asian="12pt" style:font-size-complex="12pt"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P896" style:parent-style-name="CommentText" style:family="paragraph">
      <style:paragraph-properties fo:text-align="start" fo:text-indent="0in"/>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P899" style:parent-style-name="CommentText" style:family="paragraph">
      <style:paragraph-properties fo:text-align="start" fo:text-indent="0in"/>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T904" style:parent-style-name="DefaultParagraphFont" style:family="text">
      <style:text-properties style:font-name="Times New Roman" fo:font-size="12pt" style:font-size-asian="12pt" style:font-size-complex="12pt"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P910" style:parent-style-name="CommentText" style:family="paragraph">
      <style:paragraph-properties fo:text-align="start" fo:text-indent="0in"/>
    </style:style>
    <style:style style:name="P911" style:parent-style-name="CommentText" style:family="paragraph">
      <style:paragraph-properties fo:text-align="start" fo:text-indent="0in"/>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P916" style:parent-style-name="CommentText" style:family="paragraph">
      <style:paragraph-properties fo:text-align="start" fo:text-indent="0in"/>
    </style:style>
    <style:style style:name="P917" style:parent-style-name="CommentText" style:family="paragraph">
      <style:paragraph-properties fo:text-align="start" fo:text-indent="0in"/>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Standard"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6" style:parent-style-name="Standard"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P934" style:parent-style-name="CommentText" style:family="paragraph">
      <style:paragraph-properties fo:text-align="start" fo:text-indent="0in"/>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language="en" fo:country="US"/>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P946" style:parent-style-name="Standard" style:family="paragraph">
      <style:paragraph-properties fo:text-align="start" fo:text-indent="0in"/>
    </style:style>
    <style:style style:name="T947" style:parent-style-name="DefaultParagraphFont" style:family="text">
      <style:text-properties style:font-name="Times New Roman"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CommentText" style:family="paragraph">
      <style:paragraph-properties fo:text-align="start" fo:text-indent="0in"/>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P953" style:parent-style-name="CommentText" style:family="paragraph">
      <style:paragraph-properties fo:text-align="start" fo:text-indent="0in"/>
    </style:style>
    <style:style style:name="P954" style:parent-style-name="CommentText" style:family="paragraph">
      <style:paragraph-properties fo:text-align="start" fo:text-indent="0in"/>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CommentText" style:family="paragraph">
      <style:paragraph-properties fo:text-align="start" fo:text-indent="0in"/>
    </style:style>
    <style:style style:name="T961" style:parent-style-name="DefaultParagraphFont" style:family="text">
      <style:text-properties style:font-name="Times New Roman" fo:font-size="12pt" style:font-size-asian="12pt" style:font-size-complex="12pt"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P968" style:parent-style-name="CommentText" style:family="paragraph">
      <style:paragraph-properties fo:text-align="start" fo:text-indent="0in"/>
    </style:style>
    <style:style style:name="T969" style:parent-style-name="DefaultParagraphFont" style:family="text">
      <style:text-properties style:font-name="Times New Roman" fo:font-size="12pt" style:font-size-asian="12pt" style:font-size-complex="12pt" fo:language="en" fo:country="US"/>
    </style:style>
    <style:style style:name="P970" style:parent-style-name="Standard" style:family="paragraph">
      <style:paragraph-properties fo:text-align="start" fo:text-indent="0in"/>
    </style:style>
    <style:style style:name="T971" style:parent-style-name="DefaultParagraphFont" style:family="text">
      <style:text-properties style:font-name="Times New Roman" fo:font-size="12pt" style:font-size-asian="12pt" style:font-size-complex="12pt" fo:language="en" fo:country="US"/>
    </style:style>
    <style:style style:name="T972" style:parent-style-name="DefaultParagraphFont" style:family="text">
      <style:text-properties style:font-name="Times New Roman" fo:font-size="12pt" style:font-size-asian="12pt" style:font-size-complex="12pt" fo:language="en" fo:country="US"/>
    </style:style>
    <style:style style:name="P973" style:parent-style-name="CommentText" style:family="paragraph">
      <style:paragraph-properties fo:text-align="start" fo:text-indent="0in"/>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P980" style:parent-style-name="CommentText" style:family="paragraph">
      <style:paragraph-properties fo:text-align="start" fo:text-indent="0in"/>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P986" style:parent-style-name="CommentText" style:family="paragraph">
      <style:paragraph-properties fo:text-align="start" fo:text-indent="0in"/>
    </style:style>
    <style:style style:name="P987" style:parent-style-name="CommentText" style:family="paragraph">
      <style:paragraph-properties fo:text-align="start" fo:text-indent="0in"/>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family="paragraph">
      <style:paragraph-properties fo:text-align="start" fo:text-indent="0in"/>
    </style:style>
    <style:style style:name="T997" style:parent-style-name="DefaultParagraphFont" style:family="text">
      <style:text-properties style:font-name="Times New Roman" fo:font-size="12pt" style:font-size-asian="12pt" style:font-size-complex="12pt" fo:language="en" fo:country="US"/>
    </style:style>
    <style:style style:name="P998" style:parent-style-name="Standard" style:family="paragraph">
      <style:paragraph-properties fo:text-align="start" fo:text-indent="0in"/>
    </style:style>
    <style:style style:name="T999" style:parent-style-name="DefaultParagraphFont" style:family="text">
      <style:text-properties style:font-name="Times New Roman" fo:font-size="12pt" style:font-size-asian="12pt" style:font-size-complex="12pt" fo:language="en" fo:country="US"/>
    </style:style>
    <style:style style:name="T1000" style:parent-style-name="DefaultParagraphFont" style:family="text">
      <style:text-properties style:font-name="Times New Roman" fo:font-size="12pt" style:font-size-asian="12pt" style:font-size-complex="12pt" fo:language="en" fo:country="US"/>
    </style:style>
    <style:style style:name="P1001" style:parent-style-name="CommentText" style:family="paragraph">
      <style:paragraph-properties fo:text-align="start" fo:text-indent="0in"/>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P1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1" style:parent-style-name="Normal" style:family="paragraph">
      <style:paragraph-properties fo:text-indent="0in"/>
      <style:text-properties fo:language="en" fo:country="US"/>
    </style:style>
    <style:style style:name="P1012" style:parent-style-name="Standard" style:family="paragraph">
      <style:paragraph-properties fo:text-align="start" fo:text-indent="0in"/>
    </style:style>
    <style:style style:name="T1013" style:parent-style-name="DefaultParagraphFont" style:family="text">
      <style:text-properties style:font-name="Times New Roman" fo:font-weight="bold" style:font-weight-asian="bold" style:font-weight-complex="bold" fo:font-size="12pt" style:font-size-asian="12pt" style:font-size-complex="12pt"/>
    </style:style>
    <style:style style:name="P1014" style:parent-style-name="CommentText" style:family="paragraph">
      <style:paragraph-properties fo:text-align="start" fo:text-indent="0in"/>
    </style:style>
    <style:style style:name="T1015" style:parent-style-name="DefaultParagraphFont" style:family="text">
      <style:text-properties style:font-name="Times New Roman" fo:font-weight="bold" style:font-weight-asian="bold" style:font-weight-complex="bold" fo:font-size="12pt" style:font-size-asian="12pt" style:font-size-complex="12pt"/>
    </style:style>
    <style:style style:name="P1016" style:parent-style-name="CommentText" style:family="paragraph">
      <style:paragraph-properties fo:text-align="start" fo:text-indent="0in"/>
    </style:style>
    <style:style style:name="T1017" style:parent-style-name="Hyperlink" style:family="text">
      <style:text-properties style:font-name="Times New Roman" fo:font-weight="bold" style:font-weight-asian="bold" style:font-weight-complex="bold" fo:font-size="12pt" style:font-size-asian="12pt" style:font-size-complex="12pt"/>
    </style:style>
    <style:style style:name="P1018" style:parent-style-name="Standard" style:family="paragraph">
      <style:paragraph-properties fo:text-align="start" fo:text-indent="0in"/>
    </style:style>
    <style:style style:name="T1019" style:parent-style-name="DefaultParagraphFont" style:family="text">
      <style:text-properties style:font-name="Times New Roman" fo:font-size="12pt" style:font-size-asian="12pt" style:font-size-complex="12pt" fo:language="en" fo:country="US"/>
    </style:style>
    <style:style style:name="T1020" style:parent-style-name="DefaultParagraphFont" style:family="text">
      <style:text-properties style:font-name="Times New Roman" fo:font-size="12pt" style:font-size-asian="12pt" style:font-size-complex="12pt" fo:language="en" fo:country="US"/>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T1024" style:parent-style-name="DefaultParagraphFont" style:family="text">
      <style:text-properties style:font-name="Times New Roman" fo:font-size="12pt" style:font-size-asian="12pt" style:font-size-complex="12pt"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DefaultParagraphFont" style:family="text">
      <style:text-properties style:font-name="Times New Roman" fo:font-size="12pt" style:font-size-asian="12pt" style:font-size-complex="12pt" fo:language="en" fo:country="US"/>
    </style:style>
    <style:style style:name="P1030" style:parent-style-name="Standard" style:family="paragraph">
      <style:paragraph-properties fo:text-align="start" fo:text-indent="0in"/>
    </style:style>
    <style:style style:name="T1031" style:parent-style-name="DefaultParagraphFont" style:family="text">
      <style:text-properties style:font-name="Times New Roman" fo:font-size="12pt" style:font-size-asian="12pt" style:font-size-complex="12pt" fo:language="en" fo:country="US"/>
    </style:style>
    <style:style style:name="T1032" style:parent-style-name="DefaultParagraphFont" style:family="text">
      <style:text-properties style:font-name="Times New Roman" fo:font-size="12pt" style:font-size-asian="12pt" style:font-size-complex="12pt" fo:language="en" fo:country="US"/>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style:font-name="Times New Roman" fo:font-size="12pt" style:font-size-asian="12pt" style:font-size-complex="12pt" fo:language="en" fo:country="US"/>
    </style:style>
    <style:style style:name="T1040" style:parent-style-name="DefaultParagraphFont" style:family="text">
      <style:text-properties style:font-name="Times New Roman"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language="en" fo:country="US"/>
    </style:style>
    <style:style style:name="T1049" style:parent-style-name="DefaultParagraphFont" style:family="text">
      <style:text-properties style:font-name="Times New Roman" fo:font-size="12pt" style:font-size-asian="12pt" style:font-size-complex="12pt" fo:language="en" fo:country="US"/>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T1053" style:parent-style-name="DefaultParagraphFont" style:family="text">
      <style:text-properties style:font-name="Times New Roman" fo:font-size="12pt" style:font-size-asian="12pt" style:font-size-complex="12pt" fo:language="en" fo:country="US"/>
    </style:style>
    <style:style style:name="P1054" style:parent-style-name="Standard" style:family="paragraph">
      <style:paragraph-properties fo:text-align="start" fo:text-indent="0in"/>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T1063" style:parent-style-name="DefaultParagraphFont" style:family="text">
      <style:text-properties style:font-name="Times New Roman" fo:font-size="12pt" style:font-size-asian="12pt" style:font-size-complex="12pt" fo:language="en" fo:country="US"/>
    </style:style>
    <style:style style:name="T1064" style:parent-style-name="DefaultParagraphFont" style:family="text">
      <style:text-properties style:font-name="Times New Roman"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T1070" style:parent-style-name="DefaultParagraphFont" style:family="text">
      <style:text-properties style:font-name="Times New Roman" fo:font-size="12pt" style:font-size-asian="12pt" style:font-size-complex="12pt" fo:language="en" fo:country="US"/>
    </style:style>
    <style:style style:name="T1071" style:parent-style-name="DefaultParagraphFont" style:family="text">
      <style:text-properties style:font-name="Times New Roman" fo:font-size="12pt" style:font-size-asian="12pt" style:font-size-complex="12pt" fo:language="en" fo:country="US"/>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DefaultParagraphFont" style:family="text">
      <style:text-properties style:font-name="Times New Roman" fo:font-size="12pt" style:font-size-asian="12pt" style:font-size-complex="12pt" fo:language="en" fo:country="US"/>
    </style:style>
    <style:style style:name="P1076" style:parent-style-name="Standard" style:family="paragraph">
      <style:paragraph-properties fo:text-align="start" fo:text-indent="0in"/>
    </style:style>
    <style:style style:name="T1077" style:parent-style-name="DefaultParagraphFont" style:family="text">
      <style:text-properties style:font-name="Times New Roman" fo:font-size="12pt" style:font-size-asian="12pt" style:font-size-complex="12pt"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T1088" style:parent-style-name="DefaultParagraphFont" style:family="text">
      <style:text-properties style:font-name="Times New Roman" fo:font-size="12pt" style:font-size-asian="12pt" style:font-size-complex="12pt" fo:language="en" fo:country="US"/>
    </style:style>
    <style:style style:name="T1089" style:parent-style-name="DefaultParagraphFont" style:family="text">
      <style:text-properties style:font-name="Times New Roman" fo:font-size="12pt" style:font-size-asian="12pt" style:font-size-complex="12pt" fo:language="en" fo:country="US"/>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T1093" style:parent-style-name="DefaultParagraphFont" style:family="text">
      <style:text-properties style:font-name="Times New Roman" fo:font-size="12pt" style:font-size-asian="12pt" style:font-size-complex="12pt" fo:language="en" fo:country="US"/>
    </style:style>
    <style:style style:name="T1094" style:parent-style-name="DefaultParagraphFont" style:family="text">
      <style:text-properties style:font-name="Times New Roman"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T1099" style:parent-style-name="DefaultParagraphFont" style:family="text">
      <style:text-properties style:font-name="Times New Roman" fo:font-size="12pt" style:font-size-asian="12pt" style:font-size-complex="12pt"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style:font-name="Times New Roman" fo:font-size="12pt" style:font-size-asian="12pt" style:font-size-complex="12pt" fo:language="en" fo:country="US"/>
    </style:style>
    <style:style style:name="T1106" style:parent-style-name="DefaultParagraphFont" style:family="text">
      <style:text-properties style:font-name="Times New Roman"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T1111" style:parent-style-name="DefaultParagraphFont" style:family="text">
      <style:text-properties style:font-name="Times New Roman" fo:font-size="12pt" style:font-size-asian="12pt" style:font-size-complex="12pt" fo:language="en" fo:country="US"/>
    </style:style>
    <style:style style:name="T1112" style:parent-style-name="DefaultParagraphFont" style:family="text">
      <style:text-properties style:font-name="Times New Roman" fo:font-size="12pt" style:font-size-asian="12pt" style:font-size-complex="12pt" fo:language="en" fo:country="US"/>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T1122" style:parent-style-name="DefaultParagraphFont" style:family="text">
      <style:text-properties style:font-name="Times New Roman" fo:font-size="12pt" style:font-size-asian="12pt" style:font-size-complex="12pt" fo:language="en" fo:country="US"/>
    </style:style>
    <style:style style:name="T1123" style:parent-style-name="DefaultParagraphFont" style:family="text">
      <style:text-properties style:font-name="Times New Roman" fo:font-size="12pt" style:font-size-asian="12pt" style:font-size-complex="12pt" fo:language="en" fo:country="US"/>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T1128" style:parent-style-name="DefaultParagraphFont" style:family="text">
      <style:text-properties style:font-name="Times New Roman" fo:font-size="12pt" style:font-size-asian="12pt" style:font-size-complex="12pt" fo:language="en" fo:country="US"/>
    </style:style>
    <style:style style:name="T1129" style:parent-style-name="DefaultParagraphFont" style:family="text">
      <style:text-properties style:font-name="Times New Roman"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T1133" style:parent-style-name="DefaultParagraphFont" style:family="text">
      <style:text-properties style:font-name="Times New Roman" fo:font-size="12pt" style:font-size-asian="12pt" style:font-size-complex="12pt" fo:language="en" fo:country="US"/>
    </style:style>
    <style:style style:name="P1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5" style:parent-style-name="Standard" style:family="paragraph">
      <style:paragraph-properties fo:text-align="start" fo:text-indent="0in"/>
    </style:style>
    <style:style style:name="T1136" style:parent-style-name="DefaultParagraphFont" style:family="text">
      <style:text-properties style:font-name="Times New Roman" fo:font-size="12pt" style:font-size-asian="12pt" style:font-size-complex="12pt" fo:language="en" fo:country="US"/>
    </style:style>
    <style:style style:name="T1137" style:parent-style-name="DefaultParagraphFont" style:family="text">
      <style:text-properties style:font-name="Times New Roman" fo:font-size="12pt" style:font-size-asian="12pt" style:font-size-complex="12pt" fo:language="en" fo:country="US"/>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T1141" style:parent-style-name="DefaultParagraphFont" style:family="text">
      <style:text-properties style:font-name="Times New Roman" fo:font-size="12pt" style:font-size-asian="12pt" style:font-size-complex="12pt" fo:language="en" fo:country="US"/>
    </style:style>
    <style:style style:name="P1142" style:parent-style-name="Standard" style:family="paragraph">
      <style:paragraph-properties fo:text-align="start" fo:text-indent="0in"/>
    </style:style>
    <style:style style:name="T1143" style:parent-style-name="DefaultParagraphFont" style:family="text">
      <style:text-properties style:font-name="Times New Roman" fo:font-size="12pt" style:font-size-asian="12pt" style:font-size-complex="12pt" fo:language="en" fo:country="US"/>
    </style:style>
    <style:style style:name="T1144" style:parent-style-name="DefaultParagraphFont" style:family="text">
      <style:text-properties style:font-name="Times New Roman" fo:font-size="12pt" style:font-size-asian="12pt" style:font-size-complex="12pt" fo:language="en" fo:country="US"/>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P1149" style:parent-style-name="Normal" style:family="paragraph">
      <style:paragraph-properties fo:text-indent="0in"/>
      <style:text-properties fo:language="en" fo:country="US"/>
    </style:style>
    <style:style style:name="P1150" style:parent-style-name="Standard" style:family="paragraph">
      <style:paragraph-properties fo:text-align="start" fo:text-indent="0in"/>
    </style:style>
    <style:style style:name="T11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9" style:parent-style-name="Normal" style:family="paragraph">
      <style:paragraph-properties fo:text-indent="0in"/>
      <style:text-properties fo:language="en" fo:country="US"/>
    </style:style>
    <style:style style:name="P1160" style:parent-style-name="Standard" style:family="paragraph">
      <style:paragraph-properties fo:text-align="start" fo:text-indent="0in"/>
    </style:style>
    <style:style style:name="T11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DefaultParagraphFont" style:family="text">
      <style:text-properties style:font-name="Times New Roman" fo:font-size="12pt" style:font-size-asian="12pt" style:font-size-complex="12pt" fo:language="en" fo:country="US"/>
    </style:style>
    <style:style style:name="T1169" style:parent-style-name="DefaultParagraphFont" style:family="text">
      <style:text-properties style:font-name="Times New Roman" fo:font-size="12pt" style:font-size-asian="12pt" style:font-size-complex="12pt" fo:language="en" fo:country="US"/>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T1177" style:parent-style-name="DefaultParagraphFont" style:family="text">
      <style:text-properties style:font-name="Times New Roman" fo:font-size="12pt" style:font-size-asian="12pt" style:font-size-complex="12pt"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T1182" style:parent-style-name="DefaultParagraphFont" style:family="text">
      <style:text-properties style:font-name="Times New Roman" fo:font-size="12pt" style:font-size-asian="12pt" style:font-size-complex="12pt" fo:language="en" fo:country="US"/>
    </style:style>
    <style:style style:name="T1183" style:parent-style-name="DefaultParagraphFont" style:family="text">
      <style:text-properties style:font-name="Times New Roman" fo:font-size="12pt" style:font-size-asian="12pt" style:font-size-complex="12pt" fo:language="en" fo:country="US"/>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T1192" style:parent-style-name="DefaultParagraphFont" style:family="text">
      <style:text-properties style:font-name="Times New Roman" fo:font-size="12pt" style:font-size-asian="12pt" style:font-size-complex="12pt" fo:language="en" fo:country="US"/>
    </style:style>
    <style:style style:name="P11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4" style:parent-style-name="Standard" style:family="paragraph">
      <style:paragraph-properties fo:text-align="start" fo:text-indent="0in"/>
    </style:style>
    <style:style style:name="T1195" style:parent-style-name="DefaultParagraphFont" style:family="text">
      <style:text-properties style:font-name="Times New Roman" fo:font-size="12pt" style:font-size-asian="12pt" style:font-size-complex="12pt" fo:language="en" fo:country="US"/>
    </style:style>
    <style:style style:name="T1196" style:parent-style-name="DefaultParagraphFont" style:family="text">
      <style:text-properties style:font-name="Times New Roman" fo:font-size="12pt" style:font-size-asian="12pt" style:font-size-complex="12pt" fo:language="en" fo:country="US"/>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language="en" fo:country="US"/>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T1226" style:parent-style-name="DefaultParagraphFont" style:family="text">
      <style:text-properties style:font-name="Times New Roman" fo:font-size="12pt" style:font-size-asian="12pt" style:font-size-complex="12pt"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T1234" style:parent-style-name="DefaultParagraphFont" style:family="text">
      <style:text-properties style:font-name="Times New Roman" fo:font-size="12pt" style:font-size-asian="12pt" style:font-size-complex="12pt" fo:language="en" fo:country="US"/>
    </style:style>
    <style:style style:name="P1235" style:parent-style-name="Standard" style:family="paragraph">
      <style:paragraph-properties fo:text-align="start" fo:text-indent="0in"/>
    </style:style>
    <style:style style:name="T1236" style:parent-style-name="DefaultParagraphFont" style:family="text">
      <style:text-properties style:font-name="Times New Roman" fo:font-size="12pt" style:font-size-asian="12pt" style:font-size-complex="12pt"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T1248" style:parent-style-name="DefaultParagraphFont" style:family="text">
      <style:text-properties style:font-name="Times New Roman" fo:font-size="12pt" style:font-size-asian="12pt" style:font-size-complex="12pt" fo:language="en" fo:country="US"/>
    </style:style>
    <style:style style:name="T1249" style:parent-style-name="DefaultParagraphFont" style:family="text">
      <style:text-properties style:font-name="Times New Roman"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Normal" style:family="paragraph">
      <style:paragraph-properties fo:text-indent="0in"/>
      <style:text-properties fo:language="en" fo:country="US"/>
    </style:style>
    <style:style style:name="P1269" style:parent-style-name="Normal" style:family="paragraph">
      <style:paragraph-properties fo:text-indent="0in"/>
      <style:text-properties fo:language="en" fo:country="US"/>
    </style:style>
  </office:automatic-styles>
  <office:body>
    <office:text text:use-soft-page-breaks="true">
      <text:p text:style-name="P1">Theoretical background</text:p>
      <text:p text:style-name="P2"/>
      <text:p text:style-name="P3">Cognitive impairment</text:p>
      <text:p text:style-name="P4"><text:span text:style-name="T5"><office:annotation office:name="0" xml:id="589556060"><dc:creator>Janka Hauffe</dc:creator><dc:date>2025-01-29T12:58:00</dc:date><meta:creator-initials>JH</meta:creator-initials><text:p text:style-name="P6"><text:span text:style-name="T7">MCI and SCD</text:span></text:p></office:annotation>Jessen et al.<text:s/></text:span><text:span text:style-name="CommentReference"><office:annotation-end office:name="0"/></text:span><text:span text:style-name="T8">(2014):<text:s/></text:span><office:annotation office:name="1" xml:id="728009555"><dc:creator>Janka Hauffe</dc:creator><dc:date>2025-01-29T12:59:00</dc:date><meta:creator-initials>JH</meta:creator-initials><text:p text:style-name="P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0">https://doi.org/</text:span><text:span text:style-name="T11">10.1016/j.jalz.2014.01.001</text:span></text:a><text:span text:style-name="CommentReference"><office:annotation-end office:name="1"/></text:span></text:p>
      <text:p text:style-name="P12">There is increasing evidence that subjective cognitive decline (SCD) in individuals with unimpaired performance on cognitive tests may represent the first symptomatic manifestation of Alzheimer's disease (AD).</text:p>
      <text:p text:style-name="P13">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4">Cognitive referse to any cognitive domain.</text:p>
      <text:p text:style-name="P15"><text:span text:style-name="T16">Studies on SCD have often used the term<text:s/></text:span><text:span text:style-name="T17">impairment</text:span><text:span text:style-name="T18"><text:s/>(subjective cognitive impairment) instead of<text:s/></text:span><text:span text:style-name="T19">decline</text:span><text:span text:style-name="T20">. The term<text:s/></text:span><text:span text:style-name="T21">impairment</text:span><text:span text:style-name="T22"><text:s/>does not immediately reflect the temporal course of subjective cognitive change because impairment may also be of a chronic and stable nature. Thus, it requires an additional definition of onset. In contrast, the term<text:s/></text:span><text:span text:style-name="T23">decline</text:span><text:span text:style-name="T24"><text:s/>already includes the fact that an onset has occurred.</text:span></text:p>
      <text:p text:style-name="P25"><text:span text:style-name="T26"><office:annotation office:name="2" xml:id="280441060"><dc:creator>Janka Hauffe</dc:creator><dc:date>2025-01-29T12:55:00</dc:date><meta:creator-initials>JH</meta:creator-initials><text:p text:style-name="P27">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text:span></text:p>
      <text:p text:style-name="P28"/>
      <text:p text:style-name="P29"><text:bookmark-start text:name="_Hlk189048451"/><text:span text:style-name="T30"><office:annotation office:name="3" xml:id="1421819360"><dc:creator>Janka Hauffe</dc:creator><dc:date>2025-01-29T13:08:00</dc:date><meta:creator-initials>JH</meta:creator-initials><text:p text:style-name="P31">MCI</text:p></office:annotation>Petersen (2016):<text:s/></text:span><text:span text:style-name="CommentReference"><office:annotation-end office:name="3"/></text:span><office:annotation office:name="4" xml:id="325074208"><dc:creator>Janka Hauffe</dc:creator><dc:date>2025-01-29T13:04:00</dc:date><meta:creator-initials>JH</meta:creator-initials><text:p text:style-name="P3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3">https://doi.org/10.1212/CON.0000000000000313</text:span></text:a><text:span text:style-name="CommentReference"><office:annotation-end office:name="4"/></text:span></text:p>
      <text:p text:style-name="P34"><text:bookmark-end text:name="_Hlk189048451"/><text:span text:style-name="T35">MCI, a state of cognitive function between that seen in normal aging and dementia.<text:s/></text:span><text:span text:style-name="T36">estimating its prevalence to be between 15% and 20% in persons 60 years and older. MCI memory concern beyond what was expected for age. Memory impairment. &lt;- Historical</text:span></text:p>
      <text:p text:style-name="P37">But not only memory disturbance, multiple cognitive domain can be impaired (MCI with and without memory impairment is possible). MCI could result from a variety of etiologies and not just AD.</text:p>
      <text:p text:style-name="P38"><text:bookmark-start text:name="_Hlk189048423"/>In DSM5 -&gt; now include a predementia phase called mild neurocognitive disorder</text:p>
      <text:p text:style-name="P39">MCI reflects a change in cognitive functioning for this individual person, not a lifelong low cognitive function.</text:p>
      <text:p text:style-name="P40">Daily function is largely preserved in MCI.</text:p>
      <text:p text:style-name="P41"/>
      <text:p text:style-name="P42"><text:span text:style-name="T43"><office:annotation office:name="7" xml:id="952937118"><dc:creator>Janka Hauffe</dc:creator><dc:date>2025-01-29T13:08:00</dc:date><meta:creator-initials>JH</meta:creator-initials><text:p text:style-name="P44">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5"><office:annotation office:name="5" xml:id="1730897323"><dc:creator>Janka Hauffe</dc:creator><dc:date>2025-01-07T12:55:00</dc:date><meta:creator-initials>JH</meta:creator-initials><text:p text:style-name="P46">Interesting for discussion, that we just have total score of cognitive impairment. So I don‘t knnow in which domaine patients are better or worse</text:p></office:annotation>assessments</text:span><text:span text:style-name="T47"><office:annotation-end office:name="5"/></text:span><text:span text:style-name="T48"><text:s/></text:span><text:span text:style-name="T49"><office:annotation office:name="6" xml:id="381136476"><dc:creator>Janka Hauffe</dc:creator><dc:date>2025-01-29T13:05:00</dc:date><meta:creator-initials>JH</meta:creator-initials><text:p text:style-name="P50">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51">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6"/></text:span></text:p>
      <text:p text:style-name="P52"><text:span text:style-name="T5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7"/></text:span></text:p>
      <text:p text:style-name="P54"><text:bookmark-end text:name="_Hlk189048423"/></text:p>
      <text:p text:style-name="P55"><text:span text:style-name="T56"><office:annotation office:name="8" xml:id="1654638327"><dc:creator>Janka Hauffe</dc:creator><dc:date>2025-01-29T13:10:00</dc:date><meta:creator-initials>JH</meta:creator-initials><text:p text:style-name="P57">MCI</text:p></office:annotation>Petersen (2004):<text:s/></text:span><text:span text:style-name="CommentReference"><office:annotation-end office:name="8"/></text:span><office:annotation office:name="9" xml:id="507257635"><dc:creator>Janka Hauffe</dc:creator><dc:date>2025-01-29T13:10:00</dc:date><meta:creator-initials>JH</meta:creator-initials><text:p text:style-name="P5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59">https://doi.org/10.1111/j.1365-2796.2004.01388.x</text:span></text:a><text:span text:style-name="CommentReference"><office:annotation-end office:name="9"/></text:span></text:p>
      <text:p text:style-name="P60">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61"><text:span text:style-name="T62"><office:annotation office:name="10" xml:id="150805877"><dc:creator>Janka Hauffe</dc:creator><dc:date>2025-01-29T13:11:00</dc:date><meta:creator-initials>JH</meta:creator-initials><text:p text:style-name="P63">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10"/></text:span></text:p>
      <text:p text:style-name="P64"/>
      <text:p text:style-name="P65"><text:span text:style-name="T66"><office:annotation office:name="11" xml:id="974444278"><dc:creator>Janka Hauffe</dc:creator><dc:date>2025-01-29T13:14:00</dc:date><meta:creator-initials>JH</meta:creator-initials><text:p text:style-name="P67">MCI</text:p></office:annotation>Bischkopf, Busse &amp; Angermeyer (2002):<text:s/></text:span><text:span text:style-name="CommentReference"><office:annotation-end office:name="11"/></text:span><office:annotation office:name="12" xml:id="1341032728"><dc:creator>Janka Hauffe</dc:creator><dc:date>2025-01-29T13:13:00</dc:date><meta:creator-initials>JH</meta:creator-initials><text:p text:style-name="P68">@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69">https://doi.org/10.1034/j.1600-0447.2002.01417.x</text:span></text:a><text:span text:style-name="CommentReference"><office:annotation-end office:name="12"/></text:span></text:p>
      <text:p text:style-name="P70">Mild cognitive impairment is associated with an increased risk of developing dementia: patients develop dementia at a rate of 10–15% ⁄ year compared with healthy controls who</text:p>
      <text:p text:style-name="P71"><text:span text:style-name="T72">develop dementia at a rate of 1–2% ⁄ year<text:s/></text:span><text:span text:style-name="T73"><office:annotation office:name="13" xml:id="1156133996"><dc:creator>Janka Hauffe</dc:creator><dc:date>2025-01-29T13:14:00</dc:date><meta:creator-initials>JH</meta:creator-initials><text:p text:style-name="P74">6 Petersen RC, Smith GE, Waring SC, Ivnik RJ, Kokmen E, Tangelos EG. Aging, memory, and mild cognitive impairment.<text:s/><text:span text:style-name="T75">Int Psychogeriatr</text:span><text:s/>1997; 9<text:s/><text:span text:style-name="T76">(</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77"><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78">7 Petersen RC, Stevens JC, Ganguli M, Tangalos EG. Practice parameter: early detection of dementia: mild cognitive impairment (an evidence-based review).<text:s/><text:span text:style-name="T79">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80"><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81">8 Shah S, Tangalos EG, Petersen RC. Mild cognitive impairment. When is it a precursor to Alzheimer's disease?<text:s/><text:span text:style-name="T82">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13"/></text:span><text:span text:style-name="T83"><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84"><office:annotation office:name="14" xml:id="1125087706"><dc:creator>Janka Hauffe</dc:creator><dc:date>2025-01-29T13:22:00</dc:date><meta:creator-initials>JH</meta:creator-initials><text:p text:style-name="P85">4 Petersen RC. Mild cognitive impairment: transition between aging and Alzheimer's disease.<text:s/><text:span text:style-name="T86">Neurologia</text:span><text:s/>2000; 15: 93–101<text:s/></text:p></office:annotation>4</text:span><text:span text:style-name="CommentReference"><office:annotation-end office:name="14"/></text:span><text:span text:style-name="T87">). Prevalence rates of 15% for people 75 years and older (</text:span><text:span text:style-name="T88"><office:annotation office:name="15" xml:id="1481144735"><dc:creator>Janka Hauffe</dc:creator><dc:date>2025-01-29T13:23:00</dc:date><meta:creator-initials>JH</meta:creator-initials><text:p text:style-name="P89">66 Frisoni GB, Fratiglioni L, Fastbom J, Guo Z, Viitanen M, Winblad B. Mild cognitive impairment in the population and physical health: data on 1,435 individuals aged 75–95.<text:s/><text:span text:style-name="T90">J Gerontol A Biol Sci Med Sci</text:span><text:s/>2000; 55: M322–M328.<text:s/></text:p></office:annotation>66)<text:s/></text:span><text:span text:style-name="CommentReference"><office:annotation-end office:name="15"/></text:span><text:span text:style-name="T91">and only 3% for people 60 years and older have been reported (</text:span><text:span text:style-name="T92"><office:annotation office:name="16" xml:id="1381824703"><dc:creator>Janka Hauffe</dc:creator><dc:date>2025-01-29T13:22:00</dc:date><meta:creator-initials>JH</meta:creator-initials><text:p text:style-name="P93">38 Ritchie K, Artero S. Classification criteria for mild cognitive impairment. A population-based validation study.<text:s/><text:span text:style-name="T94">Neurology</text:span><text:s/>2001; 56: 37–42.<text:s/></text:p></office:annotation>38).</text:span><text:span text:style-name="CommentReference"><office:annotation-end office:name="16"/></text:span></text:p>
      <text:p text:style-name="P95">In the ICD-10 the category mild cognitive</text:p>
      <text:p text:style-name="P96"><text:span text:style-name="T97">disorder (MCD) (F 06.70) has been included as a provisional definition<text:s/></text:span><text:span text:style-name="T98"><office:annotation office:name="17" xml:id="413795150"><dc:creator>Janka Hauffe</dc:creator><dc:date>2025-01-29T13:15:00</dc:date><meta:creator-initials>JH</meta:creator-initials><text:p text:style-name="P99">44 Weltgesundheitsorganisation. Internationale Klassifikation psychischer Störungen, Icd-10, Kapitel V (F) Forschungskriterien. Bern: Verlag Hans Huber, 1994.<text:s/></text:p></office:annotation>(44</text:span><text:span text:style-name="CommentReference"><office:annotation-end office:name="17"/></text:span><text:span text:style-name="T100">). Although the definition is slightly narrower than the one in the DSM-IV (</text:span><text:span text:style-name="T101"><office:annotation office:name="18" xml:id="1399267091"><dc:creator>Janka Hauffe</dc:creator><dc:date>2025-01-29T13:16:00</dc:date><meta:creator-initials>JH</meta:creator-initials><text:p text:style-name="P102">Zaudig M. A new systematic method of measurement and diagnosis of ‘mild cognitive impairment’ and dementia according to ICD-10 and DSM-III-R criteria.<text:s/><text:span text:style-name="T103">Int Psychogeriatrics</text:span><text:s/>1992; 4<text:s/><text:span text:style-name="T104">(</text:span><text:s/>Suppl. 2 ): 203–219.<text:s/></text:p></office:annotation>45</text:span><text:span text:style-name="CommentReference"><office:annotation-end office:name="18"/></text:span><text:span text:style-name="T105">), weak correlations among its<text:s/></text:span><text:soft-page-break/><text:span text:style-name="T106">components call an underlying presence of a syndrome into question<text:s/></text:span><text:span text:style-name="T107"><office:annotation office:name="19" xml:id="498073626"><dc:creator>Janka Hauffe</dc:creator><dc:date>2025-01-29T13:16:00</dc:date><meta:creator-initials>JH</meta:creator-initials><text:p text:style-name="P108">Christensen H, Henderson AS, Jorm AF, MacKinnon AJ, Scott R, Korten AE. ICD-10 mild cognitive disorder: epidemiological evidence on its validity.<text:s/><text:span text:style-name="T109">Psychol Med</text:span><text:s/>1995; 25: 105–120.<text:s/></text:p></office:annotation>(46</text:span><text:span text:style-name="CommentReference"><office:annotation-end office:name="19"/></text:span><text:span text:style-name="T110">). In contrast to the constructs mentioned above, the category MCD includes cases with impairment caused by medical or psychiatric conditions. However, a prevalence rate of only 4% for people 70 years and older has been reported (</text:span><text:span text:style-name="T111"><office:annotation office:name="20" xml:id="300395339"><dc:creator>Janka Hauffe</dc:creator><dc:date>2025-01-29T13:16:00</dc:date><meta:creator-initials>JH</meta:creator-initials><text:p text:style-name="P112">Christensen H, Henderson AS, Jorm AF, MacKinnon AJ, Scott R, Korten AE. ICD-10 mild cognitive disorder: epidemiological evidence on its validity.<text:s/><text:span text:style-name="T113">Psychol Med</text:span><text:s/>1995; 25: 105–120.<text:s/></text:p></office:annotation>46)<text:s/></text:span><text:span text:style-name="CommentReference"><office:annotation-end office:name="20"/></text:span><text:span text:style-name="T114">and people with a diagnosis of MCD are more distinguished by anxiety, depression and neuroticism than by cognitive deficits<text:s/></text:span><text:span text:style-name="T115"><office:annotation office:name="21" xml:id="970160420"><dc:creator>Janka Hauffe</dc:creator><dc:date>2025-01-29T13:16:00</dc:date><meta:creator-initials>JH</meta:creator-initials><text:p text:style-name="P116">Christensen H, Henderson AS, Korten AE, Jorm AF, Jacomb PA, MacKinnon AJ. ICD-10 mild cognitive disorder: its outcome three years later.<text:s/><text:span text:style-name="T117">Int J Geriatr Psychiatry</text:span><text:s/>1997; 12: 581–586.<text:s/></text:p></office:annotation>(47</text:span><text:span text:style-name="CommentReference"><office:annotation-end office:name="21"/></text:span><text:span text:style-name="T118">). The authors went as</text:span></text:p>
      <text:p text:style-name="P119"><text:span text:style-name="T120">far as to relate MCD to neurotic, stress-related and somatoform disorders. One population-based study revealed that 12% of MCD-classified cases according to ICD-10 developed dementia after a follow-up period of approximately 4 years (</text:span><text:span text:style-name="T121"><office:annotation office:name="22" xml:id="726450449"><dc:creator>Janka Hauffe</dc:creator><dc:date>2025-01-29T13:16:00</dc:date><meta:creator-initials>JH</meta:creator-initials><text:p text:style-name="P122">Christensen H, Henderson AS, Korten AE, Jorm AF, Jacomb PA, MacKinnon AJ. ICD-10 mild cognitive disorder: its outcome three years later.<text:s/><text:span text:style-name="T123">Int J Geriatr Psychiatry</text:span><text:s/>1997; 12: 581–586.<text:s/></text:p></office:annotation>47</text:span><text:span text:style-name="CommentReference"><office:annotation-end office:name="22"/></text:span><text:span text:style-name="T124">).</text:span></text:p>
      <text:p text:style-name="P125"/>
      <text:p text:style-name="P126"><text:span text:style-name="T127"><office:annotation office:name="23" xml:id="1931328665"><dc:creator>Janka Hauffe</dc:creator><dc:date>2025-01-29T13:25:00</dc:date><meta:creator-initials>JH</meta:creator-initials><text:p text:style-name="P128">MCI</text:p></office:annotation><office:annotation office:name="24" xml:id="1326049603"><dc:creator>Janka Hauffe</dc:creator><dc:date>2025-01-29T13:29:00</dc:date><meta:creator-initials>JH</meta:creator-initials><text:p text:style-name="P129">Good paper!</text:p></office:annotation>Roberts &amp; Knopman (2013):<text:s/></text:span><text:span text:style-name="CommentReference"><office:annotation-end office:name="23"/></text:span><text:span text:style-name="CommentReference"><office:annotation-end office:name="24"/></text:span><text:span text:style-name="T130"><office:annotation office:name="25" xml:id="112869743"><dc:creator>Janka Hauffe</dc:creator><dc:date>2025-01-29T13:24:00</dc:date><meta:creator-initials>JH</meta:creator-initials><text:p text:style-name="P13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132">10.1016/j.cger.2013.07.003</text:span></text:a><text:span text:style-name="CommentReference"><office:annotation-end office:name="25"/></text:span></text:p>
      <text:p text:style-name="P13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34"><text:span text:style-name="T135">The concept of<text:s/></text:span><text:span text:style-name="T136"><office:annotation office:name="26" xml:id="111247810"><dc:creator>Janka Hauffe</dc:creator><dc:date>2025-01-29T13:28:00</dc:date><meta:creator-initials>JH</meta:creator-initials><text:p text:style-name="P137">cognitive impairment, no dementi</text:p></office:annotation>CIND</text:span><text:span text:style-name="CommentReference"><office:annotation-end office:name="26"/></text:span><text:span text:style-name="T138"><text:s/>is a broader definition of impairment that encompasses subjects who meet criteria for MCI as well as others who are cognitively impaired but do not meet all the criteria for MCI.</text:span><office:annotation office:name="27" xml:id="1997556849"><dc:creator>Janka Hauffe</dc:creator><dc:date>2025-01-29T13:27:00</dc:date><meta:creator-initials>JH</meta:creator-initials><text:p text:style-name="P139">8.</text:p><text:p text:style-name="P140">Graham, J.E. ∙ Rockwood, K. ∙ Beattie, B.L. ...</text:p><text:p text:style-name="P141"><text:span text:style-name="T142">Prevalence and severity of cognitive impairment with and without dementia in an elderly population</text:span></text:p><text:p text:style-name="P143"><text:span text:style-name="T144">Lancet.</text:span><text:s/>1997;<text:s/><text:span text:style-name="T145">349</text:span>:1793-1796</text:p><text:p text:style-name="P14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14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148"><text:a xlink:href="https://www.geriatric.theclinics.com/servlet/linkout?suffix=e_1_5_1_2_8_2&amp;dbid=137438953472&amp;doi=10.1016%2Fj.cger.2013.07.003&amp;key=2-s2.0-0030909279" office:target-frame-name="_top" xlink:show="replace"><text:span text:style-name="Hyperlink">Scopus (822)</text:span></text:a></text:p><text:p text:style-name="P149"><text:a xlink:href="https://pubmed.ncbi.nlm.nih.gov/9269213/" office:target-frame-name="_top" xlink:show="replace"><text:span text:style-name="Hyperlink">PubMed</text:span></text:a></text:p><text:p text:style-name="P150"><text:a xlink:href="https://scholar.google.com/scholar_lookup?doi=10.1016%2FS0140-6736%2897%2901007-6&amp;pmid=9269213" office:target-frame-name="_top" xlink:show="replace"><text:span text:style-name="Hyperlink">Google Scholar</text:span></text:a></text:p><text:p text:style-name="P151"/><text:p text:style-name="P152"/><text:p text:style-name="P153"/><text:p text:style-name="P154"/><text:p text:style-name="P155">9.</text:p><text:p text:style-name="P156">Unverzagt, F.W. ∙ Gao, S. ∙ Baiyewu, O. ...</text:p><text:p text:style-name="P157"><text:span text:style-name="T158">Prevalence of cognitive impairment: data from the Indianapolis Study of Health and Aging</text:span></text:p><text:p text:style-name="P159"><text:span text:style-name="T160">Neurology.</text:span><text:s/>2001;<text:s/><text:span text:style-name="T161">57</text:span>:1655-1662</text:p><text:p text:style-name="P162"><text:a xlink:href="https://doi.org/10.1212/WNL.57.9.1655" office:target-frame-name="_top" xlink:show="replace"><text:span text:style-name="Hyperlink">Crossref</text:span></text:a></text:p><text:p text:style-name="P163"><text:a xlink:href="https://www.geriatric.theclinics.com/servlet/linkout?suffix=e_1_5_1_2_9_2&amp;dbid=137438953472&amp;doi=10.1016%2Fj.cger.2013.07.003&amp;key=2-s2.0-0035856420" office:target-frame-name="_top" xlink:show="replace"><text:span text:style-name="Hyperlink">Scopus (280)</text:span></text:a></text:p><text:p text:style-name="P164"><text:a xlink:href="https://pubmed.ncbi.nlm.nih.gov/11706107/" office:target-frame-name="_top" xlink:show="replace"><text:span text:style-name="Hyperlink">PubMed</text:span></text:a></text:p><text:p text:style-name="P165"><text:a xlink:href="https://scholar.google.com/scholar_lookup?doi=10.1212%2FWNL.57.9.1655&amp;pmid=11706107" office:target-frame-name="_top" xlink:show="replace"><text:span text:style-name="Hyperlink">Google Scholar</text:span></text:a></text:p><text:p text:style-name="P166"/><text:p text:style-name="P167"/><text:p text:style-name="P168"/><text:p text:style-name="P169"/><text:p text:style-name="P170">10.</text:p><text:p text:style-name="P171">Plassman, B.L. ∙ Langa, K.M. ∙ Fisher, G.G. ...</text:p><text:p text:style-name="P172"><text:span text:style-name="T173">Prevalence of cognitive impairment without dementia in the United States</text:span></text:p><text:p text:style-name="P174"><text:span text:style-name="T175">Ann Intern Med.</text:span><text:s/>2008;<text:s/><text:span text:style-name="T176">148</text:span>:427-434</text:p><text:p text:style-name="P177"/><text:p text:style-name="P178"/><text:p text:style-name="P179"/></office:annotation><text:a xlink:href="https://pmc.ncbi.nlm.nih.gov/articles/PMC3821397/#R8" office:target-frame-name="_top" xlink:show="replace"><text:span text:style-name="T180">8</text:span></text:a><text:span text:style-name="T181">–</text:span><text:a xlink:href="https://pmc.ncbi.nlm.nih.gov/articles/PMC3821397/#R10" office:target-frame-name="_top" xlink:show="replace"><text:span text:style-name="T182">10</text:span></text:a><text:span text:style-name="CommentReference"><office:annotation-end office:name="27"/></text:span><text:span text:style-name="T18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8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85"/>
      <text:p text:style-name="P186"><text:span text:style-name="T187"><office:annotation office:name="28" xml:id="1604102293"><dc:creator>Janka Hauffe</dc:creator><dc:date>2025-01-29T13:30:00</dc:date><meta:creator-initials>JH</meta:creator-initials><text:p text:style-name="P188">In total cognitiv impairment!!!</text:p></office:annotation>Pais, Ruano, Carvalho &amp; Barros (2020</text:span><text:span text:style-name="CommentReference"><office:annotation-end office:name="28"/></text:span><text:span text:style-name="T189">):<text:s/></text:span><office:annotation office:name="29" xml:id="1748288109"><dc:creator>Janka Hauffe</dc:creator><dc:date>2025-01-29T13:30:00</dc:date><meta:creator-initials>JH</meta:creator-initials><text:p text:style-name="P1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191">https://doi.org/10.3390/geriatrics5040084</text:span></text:a><text:span text:style-name="CommentReference"><office:annotation-end office:name="29"/></text:span></text:p>
      <text:p text:style-name="P192">This systematic review reports that the global prevalence of cognitive impairment ranged from 5.1% to 41% with a median of 19.0%. The incidence of cognitive impairment ranged from 22 to 76.8 per 1000 person-years, with a median of 53.97 per 1000 person-years</text:p>
      <text:p text:style-name="P193"/>
      <text:p text:style-name="P194"><text:span text:style-name="T195"><office:annotation office:name="30" xml:id="1015667494"><dc:creator>Janka Hauffe</dc:creator><dc:date>2025-01-29T13:32:00</dc:date><meta:creator-initials>JH</meta:creator-initials><text:p text:style-name="P196">Introduction restingstate!</text:p></office:annotation>Mantini, Perrucci, Del Gratta, Romani &amp; Corbetta (2007):<text:s/></text:span><text:span text:style-name="CommentReference"><office:annotation-end office:name="30"/></text:span><office:annotation office:name="31" xml:id="1315791124"><dc:creator>Janka Hauffe</dc:creator><dc:date>2025-01-29T13:32:00</dc:date><meta:creator-initials>JH</meta:creator-initials><text:p text:style-name="P197">@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198">https://doi.org/10.1073/pnas.0700668104</text:span></text:a><text:span text:style-name="CommentReference"><office:annotation-end office:name="31"/></text:span></text:p>
      <text:soft-page-break/>
      <text:p text:style-name="P19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200"><text:span text:style-name="T201"><office:annotation office:name="32" xml:id="502943530"><dc:creator>Janka Hauffe</dc:creator><dc:date>2025-01-29T13:33:00</dc:date><meta:creator-initials>JH</meta:creator-initials><text:p text:style-name="P202">Introduction restingstate</text:p></office:annotation>Neo, Foti, Keehn &amp; Kelleher (2023):<text:s/></text:span><text:span text:style-name="CommentReference"><office:annotation-end office:name="32"/></text:span><office:annotation office:name="33" xml:id="1099806317"><dc:creator>Janka Hauffe</dc:creator><dc:date>2025-01-29T13:33:00</dc:date><meta:creator-initials>JH</meta:creator-initials><text:p text:style-name="P203">@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204">https://doi.org/10.1038/s41398-023-02681-2</text:span></text:a><text:span text:style-name="CommentReference"><office:annotation-end office:name="33"/></text:span></text:p>
      <text:p text:style-name="P205"><text:span text:style-name="T20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text:span><text:span text:style-name="T207"><office:annotation office:name="34" xml:id="533005953"><dc:creator>Janka Hauffe</dc:creator><dc:date>2025-01-29T13:34:00</dc:date><meta:creator-initials>JH</meta:creator-initials><text:p text:style-name="P208">Saby JN, Marshall PJ. The utility of EEG band power analysis in the study of infancy and early childhood. Dev Neuropsychol. 2012;37:253–73.<text:s/></text:p></office:annotation>23</text:span><text:span text:style-name="CommentReference"><office:annotation-end office:name="34"/></text:span><text:span text:style-name="T209">).</text:span></text:p>
      <text:p text:style-name="P210"/>
      <text:p text:style-name="P211"><text:span text:style-name="T212"><office:annotation office:name="35" xml:id="290019108"><dc:creator>Janka Hauffe</dc:creator><dc:date>2025-01-29T13:36:00</dc:date><meta:creator-initials>JH</meta:creator-initials><text:p text:style-name="P213">EEG in AD and MCI</text:p></office:annotation>D’A</text:span><text:span text:style-name="CommentReference"><office:annotation-end office:name="35"/></text:span><text:span text:style-name="T214"><office:annotation office:name="36" xml:id="1541266675"><dc:creator>Janka Hauffe</dc:creator><dc:date>2025-01-07T16:20:00</dc:date><meta:creator-initials>JH</meta:creator-initials><text:p text:style-name="P215">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216"><office:annotation-end office:name="36"/></text:span><text:span text:style-name="T217">al. (2021):<text:s/></text:span><office:annotation office:name="37" xml:id="223947095"><dc:creator>Janka Hauffe</dc:creator><dc:date>2025-01-29T13:36:00</dc:date><meta:creator-initials>JH</meta:creator-initials><text:p text:style-name="P21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219">https://doi.org/10.1016/j.isci.2021.102386</text:span></text:a><text:span text:style-name="CommentReference"><office:annotation-end office:name="37"/></text:span></text:p>
      <text:p text:style-name="P220"><text:span text:style-name="T221">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222">Babiloni et al., 2015</text:span></text:a><text:span text:style-name="T223">;<text:s/></text:span><text:a xlink:href="https://www.cell.com/iscience/fulltext/S2589-0042(21)00354-0" office:target-frame-name="_top" xlink:show="replace"><text:span text:style-name="T224">Jeong, 2004</text:span></text:a><text:span text:style-name="T225">). Similar EEG features affect mild cognitive impairment (MCI) subjects, a condition being prodromal to AD in more than half of cases (</text:span><text:a xlink:href="https://www.cell.com/iscience/fulltext/S2589-0042(21)00354-0" office:target-frame-name="_top" xlink:show="replace"><text:span text:style-name="T226">Babiloni et al., 2006</text:span></text:a><text:span text:style-name="T227">;<text:s/></text:span><text:a xlink:href="https://www.cell.com/iscience/fulltext/S2589-0042(21)00354-0" office:target-frame-name="_top" xlink:show="replace"><text:span text:style-name="T228">Galluzzi et al., 2001</text:span></text:a><text:span text:style-name="T229">;<text:s/></text:span><text:a xlink:href="https://www.cell.com/iscience/fulltext/S2589-0042(21)00354-0" office:target-frame-name="_top" xlink:show="replace"><text:span text:style-name="T230">Petersen et al., 2001</text:span></text:a><text:span text:style-name="T231">;<text:s/></text:span><text:a xlink:href="https://www.cell.com/iscience/fulltext/S2589-0042(21)00354-0" office:target-frame-name="_top" xlink:show="replace"><text:span text:style-name="T232">Scheltens et al., 2002</text:span></text:a><text:span text:style-name="T233">). The EEG slowing correlates with the functional, structural, and cognitive changes in the disease progression (</text:span><text:a xlink:href="https://www.cell.com/iscience/fulltext/S2589-0042(21)00354-0" office:target-frame-name="_top" xlink:show="replace"><text:span text:style-name="T234">Babiloni et al., 2006</text:span></text:a><text:span text:style-name="T235">;<text:s/></text:span><text:a xlink:href="https://www.cell.com/iscience/fulltext/S2589-0042(21)00354-0" office:target-frame-name="_top" xlink:show="replace"><text:span text:style-name="T236">Claus et al., 2000</text:span></text:a><text:span text:style-name="T237">;<text:s/></text:span><text:a xlink:href="https://www.cell.com/iscience/fulltext/S2589-0042(21)00354-0" office:target-frame-name="_top" xlink:show="replace"><text:span text:style-name="T238">Jelic et al., 1996</text:span></text:a><text:span text:style-name="T239">) and has been considered an EEG expression of the neurodegenerative process (</text:span><text:a xlink:href="https://www.cell.com/iscience/fulltext/S2589-0042(21)00354-0" office:target-frame-name="_top" xlink:show="replace"><text:span text:style-name="T240">Dringenberg, 2000</text:span></text:a><text:span text:style-name="T241">).</text:span></text:p>
      <text:p text:style-name="P242">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43"/>
      <text:p text:style-name="P244"><text:span text:style-name="T245"><office:annotation office:name="38" xml:id="1631493861"><dc:creator>Janka Hauffe</dc:creator><dc:date>2025-01-29T13:40:00</dc:date><meta:creator-initials>JH</meta:creator-initials><text:p text:style-name="P246">EEG in AD and MCI</text:p></office:annotation>Jelic, Shigeta, Julin, Almkvist, Winblad &amp; Wahlund (1996)</text:span><text:span text:style-name="CommentReference"><office:annotation-end office:name="38"/></text:span><text:span text:style-name="T247">:<text:s/></text:span><office:annotation office:name="39" xml:id="741896113"><dc:creator>Janka Hauffe</dc:creator><dc:date>2025-01-29T13:37:00</dc:date><meta:creator-initials>JH</meta:creator-initials><text:p text:style-name="P248">@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249">https://doi.org/10.1159/000106897</text:span></text:a><text:span text:style-name="CommentReference"><office:annotation-end office:name="39"/></text:span></text:p>
      <text:soft-page-break/>
      <text:p text:style-name="P250"><text:span text:style-name="T251">MCI presenting as objective or subjective disturbances in cognition which do not fulfil the established diagnostic criteria for dementia syndrome<text:s/></text:span><text:span text:style-name="T252"><office:annotation office:name="40" xml:id="485475445"><dc:creator>Janka Hauffe</dc:creator><dc:date>2025-01-29T13:39:00</dc:date><meta:creator-initials>JH</meta:creator-initials><text:p text:style-name="P253">If necessary can find it in scihub (cannot copy from there)</text:p></office:annotation>(1-4).</text:span><text:span text:style-name="CommentReference"><office:annotation-end office:name="40"/></text:span></text:p>
      <text:p text:style-name="P254">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p>
      <text:p text:style-name="P25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256">In conclusion, using complementary qEEG power</text:p>
      <text:p text:style-name="P257"/>
      <text:p text:style-name="P258"><text:span text:style-name="T259"><office:annotation office:name="41" xml:id="1113979290"><dc:creator>Janka Hauffe</dc:creator><dc:date>2025-01-29T13:47:00</dc:date><meta:creator-initials>JH</meta:creator-initials><text:p text:style-name="P260">EEG in cognitive impairment in AD</text:p></office:annotation>Claus et al. (2000):<text:s/></text:span><text:span text:style-name="CommentReference"><office:annotation-end office:name="41"/></text:span><office:annotation office:name="42" xml:id="299380298"><dc:creator>Janka Hauffe</dc:creator><dc:date>2025-01-29T13:42:00</dc:date><meta:creator-initials>JH</meta:creator-initials><text:p text:style-name="P261">@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262">https://doi.org/10.1159/000017219</text:span></text:a><text:span text:style-name="CommentReference"><office:annotation-end office:name="42"/></text:span></text:p>
      <text:p text:style-name="P263"><text:span text:style-name="T264">Slowing on the electroencephalogram (EEG) in patients with Alzheimer’s disease (AD), compared to normal control subjects, evidenced by increase of theta activity and decrease of beta or alpha power, is a uniform finding in previous studies<text:s/></text:span><text:span text:style-name="T265"><office:annotation office:name="43" xml:id="2062152536"><dc:creator>Janka Hauffe</dc:creator><dc:date>2025-01-29T13:43:00</dc:date><meta:creator-initials>JH</meta:creator-initials><text:p text:style-name="P266">88 Dement Geriatr Cogn Disord 2000;11:81–89 Claus/Ongerboer de Visser/Bour/Walstra/</text:p><text:p text:style-name="P267">Hijdra/Verbeeten/Van Royen/Kwa/</text:p><text:p text:style-name="P268">van Gool</text:p><text:p text:style-name="P269">References</text:p><text:p text:style-name="P270">1 Coben LA, Danziger W, Storandt M: A longitu-</text:p><text:p text:style-name="P271">dinal EEG study of mild senile dementia of</text:p><text:p text:style-name="P272">Alzheimer type: Changes at 1 year and at 2.5</text:p><text:p text:style-name="P273">years. Electroencephalogr Clin Neurophysiol</text:p><text:p text:style-name="P274">1985;61:101–112.</text:p><text:p text:style-name="P275">2 Penttila M, Partanen JV, Soininen H, Riekki-</text:p><text:p text:style-name="P276">nen PJ: Quantitative analysis of occipital EEG</text:p><text:p text:style-name="P277">in different stages of Alzheimer’s disease. Elec-</text:p><text:p text:style-name="P278">troencephalogr Clin Neurophysiol 1985;60:1–</text:p><text:p text:style-name="P279">6.</text:p><text:p text:style-name="P280">3 Soininen H, Partanen J, Laulumaa V, Paak-</text:p><text:p text:style-name="P281">konen A, Helkala EL, Riekkinen PJ: Serial</text:p><text:p text:style-name="P282">EEG in Alzheimer’s disease: 3-year follow-up</text:p><text:p text:style-name="P283">and clinical outcome. Electroencephalogr Clin</text:p><text:p text:style-name="P284">Neurophysiol 1991;79:342–348.</text:p><text:p text:style-name="P285">4 Schreiter-Gasser U, Gasser T, Ziegler P: Quan-</text:p><text:p text:style-name="P286">titative EEG analysis in early onset Alzhei-</text:p><text:p text:style-name="P287">mer’s disease: Correlations with severity, clini-</text:p><text:p text:style-name="P288">cal characteristics, visual EEG and CCT. Elec-</text:p><text:p text:style-name="P289">troencephalogr Clin Neurophysiol 1994;90:</text:p><text:p text:style-name="P290">267–272.</text:p><text:p text:style-name="P291">5 Prichep LS, John ER, Ferris SH, Reisberg B,</text:p><text:p text:style-name="P292">Almas M, Alper K, et al: Quantitative EEG cor-</text:p><text:p text:style-name="P293">relates of cognitive deterioration in the elderly.</text:p><text:p text:style-name="P294">Neurobiol Aging 1994;15:85–90.</text:p></office:annotation>[1–5].</text:span><text:span text:style-name="CommentReference"><office:annotation-end office:name="43"/></text:span></text:p>
      <text:p text:style-name="P295">More impairment in overall cognitive function was most strongly reflected in loss of parieto-occipital and fronto-central alpha activity.</text:p>
      <text:soft-page-break/>
      <text:p text:style-name="P296">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p text:style-name="P297"><text:span text:style-name="T298">General level of cognitive function, assessed in several previous studies with the MMSE, is most consistently related to alpha activity on EEG in AD patients<text:s/></text:span><text:span text:style-name="T299"><office:annotation office:name="44" xml:id="94889533"><dc:creator>Janka Hauffe</dc:creator><dc:date>2025-01-29T13:44:00</dc:date><meta:creator-initials>JH</meta:creator-initials><text:p text:style-name="P300">8 Kuskowski MA, Mortimer JA, Morley GK,</text:p><text:p text:style-name="P301">Malone SM, Okaya AJ: Rate of cognitive de-</text:p><text:p text:style-name="P302">cline in Alzheimer’s disease is associated with</text:p><text:p text:style-name="P303">EEG alpha power. Biol Psychiatry 1993;33:</text:p><text:p text:style-name="P304">659–662.</text:p><text:p text:style-name="P305">13 Dierks T, Frolich L, Ihl R, Maurer K: Correla-</text:p><text:p text:style-name="P306">tion between cognitive brain function and elec-</text:p><text:p text:style-name="P307">trical brain activity in dementia of Alzheimer</text:p><text:p text:style-name="P308">type. J Neural Transm 1995;99:55–62.</text:p><text:p text:style-name="P309">16 Sloan EP, Fenton GW: EEG power spectra and</text:p><text:p text:style-name="P310">cognitive change in geriatric psychiatry: A lon-</text:p><text:p text:style-name="P311">gitudinal study. Electroencephalogr Clin Neu-</text:p><text:p text:style-name="P312">rophysiol 1993;86:361–367.</text:p><text:p text:style-name="P313">17 Wada Y, Nanbu Y, Jiang ZY, Koshino Y,</text:p><text:p text:style-name="P314">Yamagushi N, Hashimoto T: Electroencepha-</text:p><text:p text:style-name="P315">lographic abnormalities in patients with prese-</text:p><text:p text:style-name="P316">nile dementia of the Alzheimer type: Quantita-</text:p><text:p text:style-name="P317">tive analysis at rest and during photic stimula-</text:p><text:p text:style-name="P318">tion. Biol Psychiatry 1997;41:217–225.</text:p><text:p text:style-name="P319">Primavera A, Novello P, Finocchi C, Canevari</text:p><text:p text:style-name="P320">E, Corsello L: Correlation between Mini-Men-</text:p><text:p text:style-name="P321">tal State Examination and quantitative electro-</text:p><text:p text:style-name="P322">encephalography in senile dementia of the Alz-</text:p><text:p text:style-name="P323">heimer type. Neuropsychobiology 1990;23:74–</text:p><text:p text:style-name="P324">78</text:p></office:annotation>[8, 13, 16 17, 46</text:span><text:span text:style-name="CommentReference"><office:annotation-end office:name="44"/></text:span><text:span text:style-name="T325">], in agreement with our findings. However, also correlations between overall cognitive function and delta and theta activity were observed in our study and in previous reports [</text:span><text:span text:style-name="T326"><office:annotation office:name="45" xml:id="2054827566"><dc:creator>Janka Hauffe</dc:creator><dc:date>2025-01-29T13:44:00</dc:date><meta:creator-initials>JH</meta:creator-initials><text:p text:style-name="P327">13 Dierks T, Frolich L, Ihl R, Maurer K: Correla-</text:p><text:p text:style-name="P328">tion between cognitive brain function and elec-</text:p><text:p text:style-name="P329">trical brain activity in dementia of Alzheimer</text:p><text:p text:style-name="P330">type. J Neural Transm 1995;99:55–62.</text:p><text:p text:style-name="P331">14 Elmstahl S, Rosen I, Gullberg B: Quantitative</text:p><text:p text:style-name="P332">EEG in elderly patients with Alzheimer’s dis-</text:p><text:p text:style-name="P333">ease and healthy controls. Dementia 1994;5:</text:p><text:p text:style-name="P334">119–124.</text:p><text:p text:style-name="P335">15 Schreiter-Gasser U, Gasser T, Ziegler P: Quan-</text:p><text:p text:style-name="P336">titative EEG analysis in early onset Alzheim-</text:p><text:p text:style-name="P337">er’s disease: Correlations with severity, clinical</text:p><text:p text:style-name="P338">characteristics, visual EEG and CCT. Elec-</text:p><text:p text:style-name="P339">troencephalogr Clin Neurophysiol 1994;90:</text:p><text:p text:style-name="P340">267–272.</text:p><text:p text:style-name="P341">16 Sloan EP, Fenton GW: EEG power spectra and</text:p><text:p text:style-name="P342">cognitive change in geriatric psychiatry: A lon-</text:p><text:p text:style-name="P343">gitudinal study. Electroencephalogr Clin Neu-</text:p><text:p text:style-name="P344">rophysiol 1993;86:361–367.</text:p></office:annotation>13–16</text:span><text:span text:style-name="CommentReference"><office:annotation-end office:name="45"/></text:span><text:span text:style-name="T345">].</text:span></text:p>
      <text:p text:style-name="P346"><text:span text:style-name="T347">Alpha power as strongest correlate of cognitive domains finds support in the study of Jelic et al. [</text:span><text:span text:style-name="T348"><office:annotation office:name="46" xml:id="99961915"><dc:creator>Janka Hauffe</dc:creator><dc:date>2025-01-29T13:45:00</dc:date><meta:creator-initials>JH</meta:creator-initials><text:p text:style-name="P349">Jelic V, Shigeta M, Julin P, Almkvist O, Win-</text:p><text:p text:style-name="P350">blad B, Wahlund LO: Quantitative electroen-</text:p><text:p text:style-name="P351">cephalography power and coherence in Alz-</text:p><text:p text:style-name="P352">heimer’s disease and mild cognitive impair-</text:p><text:p text:style-name="P353">ment. Dementia 1996;7:314–323</text:p></office:annotation>19</text:span><text:span text:style-name="CommentReference"><office:annotation-end office:name="46"/></text:span><text:span text:style-name="T354">], where visuospatial functions were strongly related to alpha power in left parieto-occipital and right temporal regions. In the study by Jelic et al. [</text:span><text:span text:style-name="T355"><office:annotation office:name="47" xml:id="2023144047"><dc:creator>Janka Hauffe</dc:creator><dc:date>2025-01-29T13:45:00</dc:date><meta:creator-initials>JH</meta:creator-initials><text:p text:style-name="P356">Jelic V, Shigeta M, Julin P, Almkvist O, Win-</text:p><text:p text:style-name="P357">blad B, Wahlund LO: Quantitative electroen-</text:p><text:p text:style-name="P358">cephalography power and coherence in Alz-</text:p><text:p text:style-name="P359">heimer’s disease and mild cognitive impair-</text:p><text:p text:style-name="P360">ment. Dementia 1996;7:314–323</text:p></office:annotation>19</text:span><text:span text:style-name="CommentReference"><office:annotation-end office:name="47"/></text:span><text:span text:style-name="T361">] measures of frontal</text:span></text:p>
      <text:p text:style-name="P362">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363">Interestingly, our relative beta activity, but also absolute theta and delta activity, were significantly related to leukoaraiosis on CT.<text:s/><office:annotation office:name="48" xml:id="1802485007"><dc:creator>Janka Hauffe</dc:creator><dc:date>2025-01-29T13:47:00</dc:date><meta:creator-initials>JH</meta:creator-initials><text:p text:style-name="P364">Might also <text:s/>be relevant for discussion</text:p></office:annotation>This analysis may demonstrate</text:p>
      <text:p text:style-name="P365"><text:span text:style-name="T366">that increase of absolute theta and delta power is sometimes less clearly reflected in the relative power values.</text:span><text:span text:style-name="CommentReference"><office:annotation-end office:name="48"/></text:span></text:p>
      <text:p text:style-name="P367"><text:span text:style-name="T368"><office:annotation office:name="49" xml:id="1939739659"><dc:creator>Janka Hauffe</dc:creator><dc:date>2025-01-29T13:48:00</dc:date><meta:creator-initials>JH</meta:creator-initials><text:p text:style-name="P369">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49"/></text:span><text:span text:style-name="T370">. The preclinical finding that beta activity is found in subcortical or lower cortical structures [</text:span><text:span text:style-name="T371"><office:annotation office:name="50" xml:id="1807972595"><dc:creator>Janka Hauffe</dc:creator><dc:date>2025-01-29T13:46:00</dc:date><meta:creator-initials>JH</meta:creator-initials><text:p text:style-name="P372">51 Leung LS: Fast (beta) rhythms in the hippo-</text:p><text:p text:style-name="P373">campus: A review. Hippocampus 1992;2:93–</text:p><text:p text:style-name="P374">98.</text:p><text:p text:style-name="P375">52 Riekkinen PJ, Riekkinen M, Sirvio J, Mietti-</text:p><text:p text:style-name="P376">nen R, Koudstaal PJ: Loss of cholinergic neu-</text:p><text:p text:style-name="P377">rons in the nucleus basalis induces neocortical</text:p><text:p text:style-name="P378">electroencephalographic and passive avoid-</text:p><text:p text:style-name="P379">ance deficits. Neuroscience 1992;47:823–831.</text:p><text:p text:style-name="P380">53 Boeijinga PH, Lopez da Silva FH: Differential</text:p><text:p text:style-name="P381">distribution of beta and theta EEG activity in</text:p><text:p text:style-name="P382">the entorhinal cortex of the cat. Brain Res</text:p><text:p text:style-name="P383">1988;448:272–286</text:p></office:annotation>51–53</text:span><text:span text:style-name="CommentReference"><office:annotation-end office:name="50"/></text:span><text:span text:style-name="T384">] may either suggest that neuronal function of</text:span></text:p>
      <text:p text:style-name="P385">these brain structures is compromised by the presence of leukoaraiosis or that leukoaraiosis results in disconnection of subcortical and cortical structures.</text:p>
      <text:p text:style-name="P386">Thus, the results suggest that leukoaraiosis in AD patients is related to slowing of the EEG, evidenced mainly by increase of theta and loss of beta activity.</text:p>
      <text:p text:style-name="P387">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388"/>
      <text:p text:style-name="P389"><text:span text:style-name="T390"><office:annotation office:name="51" xml:id="2016527099"><dc:creator>Janka Hauffe</dc:creator><dc:date>2025-01-29T13:50:00</dc:date><meta:creator-initials>JH</meta:creator-initials><text:p text:style-name="P391">EEG in AD</text:p></office:annotation>Duffy, McAnulty &amp; Albert (1995):<text:s/></text:span><text:span text:style-name="CommentReference"><office:annotation-end office:name="51"/></text:span><office:annotation office:name="52" xml:id="701046755"><dc:creator>Janka Hauffe</dc:creator><dc:date>2025-01-29T13:50:00</dc:date><meta:creator-initials>JH</meta:creator-initials><text:p text:style-name="P392">@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393">https://doi.org/10.1093/cercor/5.3.215</text:span></text:a><text:span text:style-name="CommentReference"><office:annotation-end office:name="52"/></text:span></text:p>
      <text:soft-page-break/>
      <text:p text:style-name="P394">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395">By <text:s/>EEG spectral analysis, theta was increased and beta decreased for the AD patients (abstract).</text:p>
      <text:p text:style-name="P396"/>
      <text:p text:style-name="P397"><text:span text:style-name="T398"><office:annotation office:name="53" xml:id="2116381578"><dc:creator>Janka Hauffe</dc:creator><dc:date>2025-01-29T13:52:00</dc:date><meta:creator-initials>JH</meta:creator-initials><text:p text:style-name="P399">EEG in AD</text:p></office:annotation>Wada, Nanbu, Jiang, Koshino, Yamaguchi &amp; Hashimoto (1997):<text:s/></text:span><text:span text:style-name="CommentReference"><office:annotation-end office:name="53"/></text:span><office:annotation office:name="54" xml:id="727177631"><dc:creator>Janka Hauffe</dc:creator><dc:date>2025-01-29T13:52:00</dc:date><meta:creator-initials>JH</meta:creator-initials><text:p text:style-name="P400">@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401">https://doi.org/10.1016/0006-3223(95)00651-6</text:span></text:a><text:span text:style-name="CommentReference"><office:annotation-end office:name="54"/></text:span><text:span text:style-name="T402"><text:line-break/></text:span><text:span text:style-name="T403">Compared with the normal controls, the AD patients had a significantly lower alpha-2 and beta band power in the resting EEG as well as a significant increase in delta and theta band power.</text:span></text:p>
      <text:p text:style-name="P404">In addition, our patients were found to have a significantly lower EEG power for the alpha-2, beta-1 and beta-2 bands in the resting condition. These findings are in general agreement</text:p>
      <text:p text:style-name="P405">with those of earlier studies showing that AD patients had background EEG slowing with a reduction in alpha and fast activity (Liddell 1958; Swain 1959; Horie et al 1990; Miyauchi et al 1989, 1994).</text:p>
      <text:p text:style-name="P406">Topographic analyses of the resting EEG showed a significant increase in delta band power at the frontal regions. This finding is consistent with that of previous EEG studies both with visual inspection (Liddell 1958; Swain 1959) and with significant probability mapping</text:p>
      <text:p text:style-name="P407">(Miyauchi et al 1989, 1994), in which delta activity was observed predominantly at the frontal areas.</text:p>
      <text:p text:style-name="P408">Previous studies showed the relationships between cognitive impairment and EEG abnormalities in AD patients (Johannesson et al 1979; Sulkava 1982) although these</text:p>
      <text:p text:style-name="P409">studies evaluated EEG by visual inspection. Although in our AD patients the MMS score was positively correlated with alpha and beta band power of the resting EEG, no significant correlations were found with delta or theta band power.</text:p>
      <text:p text:style-name="P410"/>
      <text:p text:style-name="P411"><text:span text:style-name="T412"><office:annotation office:name="55" xml:id="1353264733"><dc:creator>Janka Hauffe</dc:creator><dc:date>2025-01-29T13:57:00</dc:date><meta:creator-initials>JH</meta:creator-initials><text:p text:style-name="P413">EEG in dementia and AD (what‘s the difference?)</text:p></office:annotation>Schreiter-Gasser, Gasser &amp; Ziegler (1993)<text:s/></text:span><text:span text:style-name="CommentReference"><office:annotation-end office:name="55"/></text:span><text:span text:style-name="T414">:<text:s/></text:span><office:annotation office:name="56" xml:id="492819575"><dc:creator>Janka Hauffe</dc:creator><dc:date>2025-01-29T13:54:00</dc:date><meta:creator-initials>JH</meta:creator-initials><text:p text:style-name="P415">@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16">https://doi.org/10.1016/0013-4694(94)90144-9</text:span></text:a><text:span text:style-name="CommentReference"><office:annotation-end office:name="56"/></text:span></text:p>
      <text:p text:style-name="P417"><text:span text:style-name="T418">The degree of dementia is strongly reflected by an increase of power in the delta frequency band, accentuated on the left hemisphere, as well as a decrease of alpha activity. Longer duration of disease is associated with a decrease of power in the alpha frequency band, earlier<text:s/></text:span><text:soft-page-break/><text:span text:style-name="T419">age at onset with an additional increase of power in the theta frequency band. Visual EEG evaluation correlates highly with the degree of dementia, in contrast to visually assessed<text:s/></text:span><text:span text:style-name="T420"><office:annotation office:name="57" xml:id="1745363989"><dc:creator>Janka Hauffe</dc:creator><dc:date>2025-01-29T13:55:00</dc:date><meta:creator-initials>JH</meta:creator-initials><text:p text:style-name="P421">Craniale Computertomographie<text:s/></text:p></office:annotation>CCT</text:span><text:span text:style-name="CommentReference"><office:annotation-end office:name="57"/></text:span><text:span text:style-name="T422">.</text:span></text:p>
      <text:p text:style-name="P423">The quantitative EEG shows a surprising power in reflecting stages of AIzheimer's disease and indeed the most striking associations occurred between the degree of dementia and delta power. Correlations of absolute delta power with MMSE scores ranged typically from 0.6 to 0.9 at different locations. The delta band is by far the best indicator for the degree of dementia. The theta band, which best separated patients from controls (Schreiter-Gasser et al. 1993), separates poorly different stages of dementia. This can be explained by the fact that theta activity is greatly increased already in mild to moderate cases. In the delta band, on the</text:p>
      <text:p text:style-name="P424">other hand, mild to moderate cases are intermediate between severe cases and controls. Thus, progression of Alzheimer's disease goes along with gradual increase of delta power. This is in general agreement with the literature (Cohen et al. 1985; Penttilfi et al. 1985; Soininen and Partanen 1988; Soininen et al. 1991), but the relationships are more clear-cut in our</text:p>
      <text:p text:style-name="P425">Study. This may be attributed to using absolute rather than relative power and also to LOG artifact correction.</text:p>
      <text:p text:style-name="P426"/>
      <text:p text:style-name="P427"><text:span text:style-name="T428"><office:annotation office:name="59" xml:id="362277631"><dc:creator>Janka Hauffe</dc:creator><dc:date>2025-01-29T14:09:00</dc:date><meta:creator-initials>JH</meta:creator-initials><text:p text:style-name="P429">EEG in AD</text:p></office:annotation>Elmståhl, Ros</text:span><text:span text:style-name="T430"><office:annotation office:name="58" xml:id="2122065493"><dc:creator>Janka Hauffe</dc:creator><dc:date>2025-01-08T17:43:00</dc:date><meta:creator-initials>JH</meta:creator-initials><text:p text:style-name="P431">akzent</text:p></office:annotation>e</text:span><text:span text:style-name="T432"><office:annotation-end office:name="58"/></text:span><text:span text:style-name="T433">n &amp; Gullberg (1994):<text:s/></text:span><text:span text:style-name="CommentReference"><office:annotation-end office:name="59"/></text:span><office:annotation office:name="60" xml:id="1128122105"><dc:creator>Janka Hauffe</dc:creator><dc:date>2025-01-29T14:04:00</dc:date><meta:creator-initials>JH</meta:creator-initials><text:p text:style-name="P434">@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435">https://doi.org/10.1159/000106706</text:span></text:a><text:span text:style-name="CommentReference"><office:annotation-end office:name="60"/></text:span></text:p>
      <text:p text:style-name="P436">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437">Our finding of a steadily increasing relative theta power with age is in accordance with earlier</text:p>
      <text:p text:style-name="P438"><text:span text:style-name="T439">studies [</text:span><text:span text:style-name="T440"><office:annotation office:name="61" xml:id="1864091183"><dc:creator>Janka Hauffe</dc:creator><dc:date>2025-01-29T14:06:00</dc:date><meta:creator-initials>JH</meta:creator-initials><text:p text:style-name="P441">20 Obrist WD: Problems of aging; in Rcmond A</text:p><text:p text:style-name="P442">(ed): Handbook of Electroencephalography</text:p><text:p text:style-name="P443">and Clinical Neurophysiology. Amsterdam. El</text:p><text:p text:style-name="P444">sevier. 1976. vol 6A. pp 275-292.</text:p><text:p text:style-name="P445">21 Bussc EW; Electroencephalography: in Reis-</text:p><text:p text:style-name="P446">berg B (ed): Alzheimer's Disease. New York.</text:p><text:p text:style-name="P447">The Free Press, 1983, pp 231-236</text:p></office:annotation>20, 21],<text:s/></text:span><text:span text:style-name="CommentReference"><office:annotation-end office:name="61"/></text:span><text:span text:style-name="T448">but at variance with other studies which indicate a continuous decline in delta and theta activity with age [</text:span><text:span text:style-name="T449"><office:annotation office:name="62" xml:id="10854205"><dc:creator>Janka Hauffe</dc:creator><dc:date>2025-01-29T14:07:00</dc:date><meta:creator-initials>JH</meta:creator-initials><text:p text:style-name="P450">10 Williamson PC. Merskey H. Morrsisott S,</text:p><text:p text:style-name="P451">Rabhcru K. Fox H. Wands K, Wong C. Ha-</text:p><text:p text:style-name="P452">chinski V: Quantitative electroenccphalo-</text:p><text:p text:style-name="P453">graphic correlates of cognitive decline in nor</text:p><text:p text:style-name="P454">mal elderly subjects. Arch Neurol 1990.47:</text:p><text:p text:style-name="P455">1185-1188<text:line-break/>22 Duffy FH. Albert MS. McAnulty G. Garvey</text:p><text:p text:style-name="P456">AJ: Age-related differences in brain electrical</text:p><text:p text:style-name="P457">activity of healthy subjects. Ann Neurol 1984;</text:p><text:p text:style-name="P458">16:430-438.</text:p></office:annotation>10, 22</text:span><text:span text:style-name="CommentReference"><office:annotation-end office:name="62"/></text:span><text:span text:style-name="T459">].</text:span></text:p>
      <text:p text:style-name="P460"><text:span text:style-name="T461">Not only theta power but also delta power is significantly increased. This is most likely due to the fact that our patient sample is one o f late-onset AD in a rather advanced stage. In studies of the progress of the FEG with increasing severity of AD theta power is increased, fol lowed by a decrease in beta power and later by an increase in delta power and a decrease in alpha power<text:s/></text:span><text:span text:style-name="T462"><office:annotation office:name="63" xml:id="359619370"><dc:creator>Janka Hauffe</dc:creator><dc:date>2025-01-29T14:08:00</dc:date><meta:creator-initials>JH</meta:creator-initials><text:p text:style-name="P463">3 Cobcn LA. Danziger W. Storandt M: A longitu</text:p><text:p text:style-name="P464">dinal EEG study of mild senile dementia of</text:p><text:p text:style-name="P465">Alzheimer type: Changes at 1 year and at 2.5</text:p><text:p text:style-name="P466">years. J Electrocncephalogr Clin Neurophvsiol</text:p><text:p text:style-name="P467">1985:61:101-112.<text:line-break/>25 Soinincn H. Partanen J. Laulumaa V. Paak-</text:p><text:p text:style-name="P468">konen A. Helkala EL. Riekkinen P: Serial EEG</text:p><text:p text:style-name="P469">in Alzheimer’s disease: 3 year follow-up and</text:p><text:p text:style-name="P470">clinical outcome. J Electrocncephalogr Clin</text:p><text:p text:style-name="P471">Ncurophysiol 1991;79:342-348.</text:p></office:annotation>(3. 25].<text:s/></text:span><text:span text:style-name="CommentReference"><office:annotation-end office:name="63"/></text:span><text:span text:style-name="T472">Our group of elderly institutionalized patients had obviously reached a stage of marked delta power increase.</text:span></text:p>
      <text:p text:style-name="P473"><text:span text:style-name="T474">The topographical analysis showed a widespread in crease in delta and theta power over most cortical areas, whereas the decrease in beta power was more restricted to posterior temporoparietal areas. Delta waves are consid ered to reflect primarily abnormalities of connections between subcortical and cortical areas whereas the beta power decrease is considered to reflect cortical degenerative changes [</text:span><text:span text:style-name="T475"><office:annotation office:name="64" xml:id="868230122"><dc:creator>Janka Hauffe</dc:creator><dc:date>2025-01-29T14:09:00</dc:date><meta:creator-initials>JH</meta:creator-initials><text:p text:style-name="P476">26 Kcllawav P; An orderly approach to visual</text:p><text:p text:style-name="P477">analysis: Parameters of the normal EEG in</text:p><text:p text:style-name="P478">adults and children; in Klass DW, Daly DD</text:p><text:p text:style-name="P479">(eds): Current practice of Clinical Electroen</text:p><text:p text:style-name="P480">cephalography. New York, Raven Press. 1979.</text:p><text:p text:style-name="P481">pp 69-148.</text:p><text:p text:style-name="P482">27 Gloor P, Ball G. Schaull N: Brain lesions that</text:p><text:p text:style-name="P483">produce delta waves in the EEG. Neurology</text:p><text:p text:style-name="P484">(Minncap) 1977;27:326-333</text:p></office:annotation>26, 27</text:span><text:span text:style-name="CommentReference"><office:annotation-end office:name="64"/></text:span><text:span text:style-name="T485">]. The results of our study would</text:span></text:p>
      <text:soft-page-break/>
      <text:p text:style-name="P486">therefore indicate a profound derangement of subcortical function in combination with degeneration of posterior cortical areas.</text:p>
      <text:p text:style-name="P487"/>
      <text:p text:style-name="P488"><text:span text:style-name="T489"><office:annotation office:name="65" xml:id="400592671"><dc:creator>Janka Hauffe</dc:creator><dc:date>2025-01-29T14:10:00</dc:date><meta:creator-initials>JH</meta:creator-initials><text:p text:style-name="P490">EEG in dementia</text:p></office:annotation>Dierks, Frölich, Ihl &amp; Maurer (1994):<text:s/></text:span><text:span text:style-name="CommentReference"><office:annotation-end office:name="65"/></text:span><office:annotation office:name="66" xml:id="355954107"><dc:creator>Janka Hauffe</dc:creator><dc:date>2025-01-29T14:10:00</dc:date><meta:creator-initials>JH</meta:creator-initials><text:p text:style-name="P491">@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492">https://doi.org/10.1007/BF01271469</text:span></text:a><text:span text:style-name="CommentReference"><office:annotation-end office:name="66"/></text:span></text:p>
      <text:p text:style-name="P493">Summarizing the present investigation, we demonstrated a) an increase of dipole strength in the slow frequency bands, b) a more anterior equivalent dipole of alpha- and beta-activity, and c) a slowing of the EEG with increasing cognitive deterioration. The results support the assumption that cognitive decline in dementia can be assessed by measuring the electrical activity of the brain.</text:p>
      <text:p text:style-name="P494"/>
      <text:p text:style-name="P495"><text:span text:style-name="T496"><office:annotation office:name="67" xml:id="87554000"><dc:creator>Janka Hauffe</dc:creator><dc:date>2025-01-29T14:13:00</dc:date><meta:creator-initials>JH</meta:creator-initials><text:p text:style-name="P497">EEG in AD</text:p></office:annotation>Kuskowski, Mortimer, Morley, Malone &amp; Okaya (1993</text:span><text:span text:style-name="CommentReference"><office:annotation-end office:name="67"/></text:span><text:span text:style-name="T498"><office:annotation office:name="68" xml:id="1705934771"><dc:creator>Janka Hauffe</dc:creator><dc:date>2025-01-29T14:11:00</dc:date><meta:creator-initials>JH</meta:creator-initials><text:p text:style-name="P499">@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500">https://doi.org/10.1016/0006-3223(93)90108-P</text:span></text:a><text:span text:style-name="CommentReference"><office:annotation-end office:name="68"/></text:span></text:p>
      <text:p text:style-name="P501"><text:span text:style-name="T502">Log-absolute EEG power in the alpha bandwidth (8–12 Hz) was found to be correlated with the computed rate of<text:s/></text:span><text:span text:style-name="T503"><office:annotation office:name="69" xml:id="1779776247"><dc:creator>Janka Hauffe</dc:creator><dc:date>2025-01-29T14:12:00</dc:date><meta:creator-initials>JH</meta:creator-initials><text:p text:style-name="P504">Mini Mental State Examination<text:s/></text:p></office:annotation>MMSE decline</text:span><text:span text:style-name="CommentReference"><office:annotation-end office:name="69"/></text:span><text:span text:style-name="T505">.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pan></text:p>
      <text:p text:style-name="P506">The data presented here suggest that a quantitative EEG measure (absolute alpha power) is correlated with the rate of cognitive decline in patients with AD. This association was present for electrode sites across all regions of the scalp and remained significant when the effects of current cognitive severity were partiailed out.</text:p>
      <text:p text:style-name="P507"/>
      <text:p text:style-name="P508"><text:span text:style-name="T509"><office:annotation office:name="70" xml:id="2140114275"><dc:creator>Janka Hauffe</dc:creator><dc:date>2025-01-29T14:14:00</dc:date><meta:creator-initials>JH</meta:creator-initials><text:p text:style-name="P510">EEG in AD</text:p></office:annotation>Dringenberg (2000):<text:s/></text:span><text:span text:style-name="CommentReference"><office:annotation-end office:name="70"/></text:span><office:annotation office:name="71" xml:id="1941388360"><dc:creator>Janka Hauffe</dc:creator><dc:date>2025-01-29T14:13:00</dc:date><meta:creator-initials>JH</meta:creator-initials><text:p text:style-name="P511">@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512">https://doi.org/10.1016/S0166-4328(00)00261-8</text:span></text:a><text:span text:style-name="CommentReference"><office:annotation-end office:name="71"/></text:span></text:p>
      <text:p text:style-name="P513"><text:span text:style-name="T514">The generalized slowing of the neocortical EEG is a characteristic symptom in AD and refers to a reduction in desynchronized, activated EEG patterns that are replaced by deactivated, synchronized activity. Typical EEG changes in AD include a loss of beta (13–30 Hz) activity, a decrease in power and mean frequency of alpha activity (8–12 Hz), and increased power in the theta (4–7 Hz) and delta (B4 Hz) bands [</text:span><text:span text:style-name="T515"><office:annotation office:name="72" xml:id="1035416687"><dc:creator>Janka Hauffe</dc:creator><dc:date>2025-01-29T14:16:00</dc:date><meta:creator-initials>JH</meta:creator-initials><text:p text:style-name="P516">[21] Coben LA, Danziger W, Storandt M. A longitudinal EEG</text:p><text:p text:style-name="P517">study of mild senile dementia of Alzheimer’s type: Changes at 1</text:p><text:p text:style-name="P518">year and at 2.5 years. Electroencephalogr Clin Neurophysiol</text:p><text:p text:style-name="P519">1985;61:101–12.<text:line-break/>[39] Fenton GW. Electrophysiology of Alzheimer’s disease. Br Med</text:p><text:p text:style-name="P520">Bull 1986;42:29–33.<text:line-break/>[71] Penttila¨ M, Partanen JV, Soininen H, Riekkinen PJ. Quantita-</text:p><text:p text:style-name="P521">tive analysis of occipital EEG in different stages of Alzheimer’s</text:p><text:p text:style-name="P522">disease. Electroencephalogr Clin Neurophysiol 1985;60:1–6.</text:p><text:p text:style-name="P523">[74] Prichep LS, John ER, Ferds SH, Reisberg B, Almas M, Alper</text:p><text:p text:style-name="P524">K, Cancro R. Quantitative EEG correlates of cognitive deterio-</text:p><text:p text:style-name="P525">ration in the elderly. Neurobiol Aging 1994;15:85–90.</text:p></office:annotation>21,39,71,74</text:span><text:span text:style-name="CommentReference"><office:annotation-end office:name="72"/></text:span><text:span text:style-name="T526">].</text:span></text:p>
      <text:p text:style-name="P527"><text:span text:style-name="T528">Also, alpha EEG coherence decreases while delta coherence increases in patients with clinically probable AD [</text:span><text:span text:style-name="T529"><office:annotation office:name="73" xml:id="509436428"><dc:creator>Janka Hauffe</dc:creator><dc:date>2025-01-29T14:17:00</dc:date><meta:creator-initials>JH</meta:creator-initials><text:p text:style-name="P530">[56] Locatelli T, Cursi M, Liberati D, Franceschi M, Comi G. EEG</text:p><text:p text:style-name="P531">coherence in Alzheimer’s disease. Electroencephalogr Clin Neu-</text:p><text:p text:style-name="P532">rophysiol 1998;106:229–37.</text:p></office:annotation>56</text:span><text:span text:style-name="CommentReference"><office:annotation-end office:name="73"/></text:span><text:span text:style-name="T533">]. These quantitative EEG changes provide a sensitive index of the cognitive status of AD patients; McAdam and Robinson<text:s/></text:span><text:span text:style-name="T534"><office:annotation office:name="74" xml:id="1417032942"><dc:creator>Janka Hauffe</dc:creator><dc:date>2025-01-29T14:17:00</dc:date><meta:creator-initials>JH</meta:creator-initials><text:p text:style-name="P535">[59] McAdam W, Robinson RA. Senile intellectual deterioration</text:p><text:p text:style-name="P536">and the electroencephalogram: a quantitative correlation. J</text:p><text:p text:style-name="P537">Ment Sci 1956;102:438–45.</text:p></office:annotation>[59</text:span><text:span text:style-name="CommentReference"><office:annotation-end office:name="74"/></text:span><text:span text:style-name="T538">] reported a positive correlation of 0.79 between EEG abnormalities and the severity of dementia in a population of demented pa-</text:span></text:p>
      <text:soft-page-break/>
      <text:p text:style-name="P539"><text:span text:style-name="T540">tients, and Pentilla¨ et al. [</text:span><text:span text:style-name="T541"><office:annotation office:name="75" xml:id="275741033"><dc:creator>Janka Hauffe</dc:creator><dc:date>2025-01-29T14:16:00</dc:date><meta:creator-initials>JH</meta:creator-initials><text:p text:style-name="P542">[71] Penttila¨ M, Partanen JV, Soininen H, Riekkinen PJ. Quantita-</text:p><text:p text:style-name="P543">tive analysis of occipital EEG in different stages of Alzheimer’s</text:p><text:p text:style-name="P544">disease. Electroencephalogr Clin Neurophysiol 1985;60:1–6.</text:p></office:annotation>71</text:span><text:span text:style-name="CommentReference"><office:annotation-end office:name="75"/></text:span><text:span text:style-name="T545">] noted a significant positive correlation between occipital peak (alpha) frequency and neuropsychological test scores in AD patients (i.e. lower frequency was associated with lower test scores).</text:span></text:p>
      <text:p text:style-name="P546"><text:span text:style-name="T547">Some EEG changes, such as the increase in theta power, occur together with the earliest signs of cognitive deterioration, while others are associated with more advanced cognitive decline (e.g. increased delta power [</text:span><text:span text:style-name="T548"><office:annotation office:name="76" xml:id="1731286520"><dc:creator>Janka Hauffe</dc:creator><dc:date>2025-01-29T14:16:00</dc:date><meta:creator-initials>JH</meta:creator-initials><text:p text:style-name="P549">[71] Penttila¨ M, Partanen JV, Soininen H, Riekkinen PJ. Quantita-</text:p><text:p text:style-name="P550">tive analysis of occipital EEG in different stages of Alzheimer’s</text:p><text:p text:style-name="P551">disease. Electroencephalogr Clin Neurophysiol 1985;60:1–6.</text:p><text:p text:style-name="P552">[74] Prichep LS, John ER, Ferds SH, Reisberg B, Almas M, Alper</text:p><text:p text:style-name="P553">K, Cancro R. Quantitative EEG correlates of cognitive deterio-</text:p><text:p text:style-name="P554">ration in the elderly. Neurobiol Aging 1994;15:85–90.</text:p></office:annotation>71,74</text:span><text:span text:style-name="CommentReference"><office:annotation-end office:name="76"/></text:span><text:span text:style-name="T555">]). The close relation between EEG slowing and the severity of cognitive symptoms suggests that a disruption of processing in cortical networks contributes importantly to the behavioral disorganization present in AD.</text:span></text:p>
      <text:p text:style-name="P556"/>
      <text:p text:style-name="P557"><text:span text:style-name="T558"><office:annotation office:name="77" xml:id="1640406798"><dc:creator>Janka Hauffe</dc:creator><dc:date>2025-01-29T14:18:00</dc:date><meta:creator-initials>JH</meta:creator-initials><text:p text:style-name="P559">EEG in MCI AD and normal old (Nold)</text:p></office:annotation>Babiloni et al. (2006):</text:span><text:span text:style-name="T560"><office:annotation office:name="78" xml:id="1380435546"><dc:creator>Janka Hauffe</dc:creator><dc:date>2025-01-29T14:19:00</dc:date><meta:creator-initials>JH</meta:creator-initials><text:p text:style-name="P561">@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77"/></text:span><text:a xlink:href="https://doi.org/10.1016/j.clinph.2005.09.019" office:target-frame-name="_top" xlink:show="replace"><text:span text:style-name="T562">https://doi.org/10.1016/j.clinph.2005.09.019</text:span></text:a><text:span text:style-name="CommentReference"><office:annotation-end office:name="78"/></text:span></text:p>
      <text:p text:style-name="P563">In the present study, low-band (8–10.5 Hz) alpha 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p>
      <text:p text:style-name="P564">The present results extend in spatial detail previous EEG evidence showing a decrease of alpha power in MCI compared to normal subjects (Frodl et al., 2002; Grunwald et al., 2001; Huang et al., 2000; Jelic et al., 1996; 2000).</text:p>
      <text:p text:style-name="P565">Furthermore, they complement previous evidence of early atrophy signs in limbic, precuneus, and posterior cingulate areas of MCI subjects (Baron et al., 2001; Callen et al., 2001).</text:p>
      <text:p text:style-name="P566">In our MCI group, the alpha findings paralleled those in occipital delta (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p>
      <text:p text:style-name="P567"><text:span text:style-name="T568">Niedermeyer, 1997; Nobili et al., 1998; Passero et al., 1995; Rae-Grant et al., 1987; Stigsby et al., 1981; Steriade et al., 1994; Rodriguez et al., 1999a; Young, 1987).<text:s/></text:span><text:span text:style-name="T569">From a physiological viewpoint, delta rhythms have been intensively studied during slow wave sleep. These<text:s/></text:span><text:soft-page-break/><text:span text:style-name="T570">rhythms are then replaced by fast (beta 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 delta 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 delta rhythms in posterior cortex (Fernandez et al., 2003).</text:span></text:p>
      <text:p text:style-name="P571">In the present study, the theta sources in parietal, occipital, temporal and limbic areas had a stronger magnitude in mild AD subjects than MCI and Nold subjects. These results extend in spatial detail previous EEG evidence showing an increase of theta power in mild AD compared to normal subjects (Coben et al., 1983; Huang et al., 2000; Mattia et al., 2003;</text:p>
      <text:p text:style-name="P572">Ponomareva et al., 2003).</text:p>
      <text:p text:style-name="P573">The results of the present study showed that cortical sources of EEG rhythms changed across Nold, MCI, and mild AD subjects, as a function of the global cognitive level.</text:p>
      <text:p text:style-name="P574">This was true for occipital delta and alpha 1 sources in parietal, occipital, temporal, and limbic areas, which had an intermediate magnitude in MCI subjects compared to mild</text:p>
      <text:p text:style-name="P575">AD and Nold subjects and were correlated with MMSE score across all subjects.</text:p>
      <text:p text:style-name="P576"/>
      <text:p text:style-name="P577"><text:span text:style-name="T578"><office:annotation office:name="79" xml:id="1100501898"><dc:creator>Janka Hauffe</dc:creator><dc:date>2025-01-29T14:21:00</dc:date><meta:creator-initials>JH</meta:creator-initials><text:p text:style-name="P579">EEG in AD and cognitive impairment</text:p></office:annotation>Jeong<text:s/></text:span><text:span text:style-name="CommentReference"><office:annotation-end office:name="79"/></text:span><text:span text:style-name="T580">(</text:span><text:span text:style-name="T581"><office:annotation office:name="80" xml:id="121996564"><dc:creator>Janka Hauffe</dc:creator><dc:date>2025-01-14T13:16:00</dc:date><meta:creator-initials>JH</meta:creator-initials><text:p text:style-name="P582">Here more information about delta, theta, beta and alpha waves in AD</text:p></office:annotation>2004):<text:s/></text:span><text:span text:style-name="T583"><office:annotation-end office:name="80"/></text:span><office:annotation office:name="81" xml:id="1323964670"><dc:creator>Janka Hauffe</dc:creator><dc:date>2025-01-29T14:21:00</dc:date><meta:creator-initials>JH</meta:creator-initials><text:p text:style-name="P584">@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85">https://doi.org/10.1016/j.clinph.2004.01.001</text:span></text:a><text:span text:style-name="CommentReference"><office:annotation-end office:name="81"/></text:span></text:p>
      <text:p text:style-name="P586">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soft-page-break/>
      <text:p text:style-name="P587">There is a good correlation between the degree of the EEG abnormality and cognitive impairment (Brenner et al., 1988; Erkinjuntti et al., 1988; Johannesson et al., 1979;</text:p>
      <text:p text:style-name="P588">Kaszniak et al., 1979; Liddle, 1958; Merskey et al., 1980; Obrist et al., 1962; Rae-Grant et al., 1987; Roberts et al., 1978; Soininen et al., 1982; Wiener and Schuster, 1956).</text:p>
      <text:p text:style-name="P589"><text:span text:style-name="T590">It is of clinical interest to find that the EEG abnormality is associated with cognitive deficits.<text:s/></text:span><text:span text:style-name="T59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59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593"/>
      <text:p text:style-name="P594"><text:bookmark-start text:name="_Hlk189053179"/><text:span text:style-name="T595"><office:annotation office:name="82" xml:id="299684214"><dc:creator>Janka Hauffe</dc:creator><dc:date>2025-01-29T14:23:00</dc:date><meta:creator-initials>JH</meta:creator-initials><text:p text:style-name="P596">EEG in MCI and AD<text:s/><text:line-break/>EEG introduction, why it‘s great to use</text:p></office:annotation><office:annotation office:name="83" xml:id="462593872"><dc:creator>Janka Hauffe</dc:creator><dc:date>2025-01-29T14:25:00</dc:date><meta:creator-initials>JH</meta:creator-initials><text:p text:style-name="P597">Good paper!</text:p></office:annotation>Babiloni (2015):<text:s/></text:span><text:span text:style-name="CommentReference"><office:annotation-end office:name="82"/></text:span><text:span text:style-name="CommentReference"><office:annotation-end office:name="83"/></text:span><office:annotation office:name="84" xml:id="1011494936"><dc:creator>Janka Hauffe</dc:creator><dc:date>2025-01-29T14:22:00</dc:date><meta:creator-initials>JH</meta:creator-initials><text:p text:style-name="P59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599">https://doi.org/10.1016/j.ijpsycho.2015.02.008</text:span></text:a><text:span text:style-name="CommentReference"><office:annotation-end office:name="84"/></text:span></text:p>
      <text:p text:style-name="P600"><text:bookmark-end text:name="_Hlk189053179"/><text:span text:style-name="T601">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02">neuroplasticity</text:span></text:a><text:span text:style-name="T603"><text:s/>of the<text:s/></text:span><text:a office:title="Learn more about neural transmission from ScienceDirect's AI-generated Topic Pages" xlink:href="https://www.sciencedirect.com/topics/neuroscience/neurotransmission" office:target-frame-name="_top" xlink:show="replace"><text:span text:style-name="T604">neural transmission</text:span></text:a><text:span text:style-name="T605"><text:s/>in long range cortical networks.</text:span></text:p>
      <text:p text:style-name="P606"><text:span text:style-name="T607">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08">functions (D'Amelio and Rossini, 2012).<text:s/></text:span><text:span text:style-name="T609">Neural and synaptic redundancy, as well as plastic remodeling of brain networking, promotes maintenance of brain functions and cognitive status in late life (D'Amelio and Rossini, 2012).</text:span></text:p>
      <text:p text:style-name="P610">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11">To this aim, digital electroencephalography (EEG) has very interesting features to provide useful information on the functioning of neutral transmission and cortical neuronal<text:s/><text:soft-page-break/>synchronization and coupling across long-range neural networks when compared to other classical neuroimaging techniques (Babiloni et al., 2009a).</text:p>
      <text:p text:style-name="P612">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613">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14">The <text:s/>word EEG refers to the measurement of brain electrical activity recorded from electrodes placed on the surface of the head. In 1929, Hans Berger reported a dominant 10-Hz oscillating voltage difference between two electrodes placed on the scalp in healthy subjects during a<text:s/><text:soft-page-break/>wakeful eyes-closed relaxed state (the so-called alpha 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p>
      <text:p text:style-name="P615">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16">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617">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 alpha rhythm of restingstate EEG activity first described by Berger. In the classical studies by Jasper and Penfield (1949), alpha rhythms ranging from about 8 to 12 Hz were recorded from nearly the<text:s/><text:soft-page-break/>entire upper cortical surface (including the frontal and prefrontal areas) in a large population of patients awake during surgery.</text:p>
      <text:p text:style-name="P618">In the condition of slow-wave sleep, cortico-fugal slow oscillations (b1 Hz) are effective</text:p>
      <text:p text:style-name="P619">in grouping thalamic-generated delta rhythms (1–4 Hz) and spindling activity (7–14 Hz) rhythms (Steriade, 2003). In the condition of brain arousal, spindles as well as high and low components of the delta rhythms are blocked by the inhibition of oscillators within, respectively, reticulo-thalamic (7–14 Hz), thalamo-cortical (1–4 Hz), and intra-cortical (b1 Hz), neuronal circuits. These rhythms are replaced by fast (beta and gamma) cortical oscillations, which are mainly induced by forebrain (nucleus basalis) cholinergic inputs to hippocampus and cortex as well as by thalamo-cortical projections (Steriade, 2003; Steriade et al., 1996). In the condition of awake rest, low frequency (8–10.5 Hz) alpha would be mainly related to subject's global attentional readiness (Klimesch, 1996; Klimesch et al., 1997, 1998; Rossini et al., 1991; Q13Steriade and Llinas, 1998). Noteworthy, there is consensus that alpha 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 delta (1–4 Hz), theta (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p>
      <text:p text:style-name="P620">Resting state EEG power density differed between AD patients and amnesic MCI subjects, who were considered to be at high risk of suffering from prodromal AD. There was an “intermediate” power density of low-frequency alpha rhythms (8–10.5 Hz) in the parietal and occipital regions in MCI compared to mild AD and Nold subjects (Babiloni et al., 2006b). Furthermore, maximum alpha and beta power density shifted more anteriorly in AD patients compared to Nold and MCI subjects (Huang et al., 2000). Moreover, longitudinal studies have shown that increased delta or theta power density, decreased alpha and beta power density, and slowing of mean EEG frequency were in some way predictors of the progression from MCI to dementia at about 1-year follow-up (Huang et al., 2000; Jelic et al., 1996, 2000; Grunwald et al., 2001; Kwak, 2006; Rossini et al., 2006). High power density of the posterior<text:s/><text:soft-page-break/>alpha rhythms also predicted a stable global cognitive function in MCI subjects at 1-year follow-up (Babiloni et al., 2010a).</text:p>
      <text:p text:style-name="P621">n the MCI subjects, the EEG markers of disease progression included an increase of the power density at the theta and delta rhythms in the temporal and occipital regions as well as a decrease of the power density at beta rhythms in temporal and occipital regions (Jelic et al., 2000).</text:p>
      <text:p text:style-name="P622">In the AD patients with global cognitive impairment, hippocampal atrophy was associated with increased power density at delta and theta rhythms in the temporal and parietal regions (Helkala et al., 1996), in line with recent magnetoencephalographic (MEG) evidence (Fernandez et al., 2003).</text:p>
      <text:p text:style-name="P623">Furthermore, a volume decrement of hippocampus was related to the decreased power density at alpha rhythms in the temporal, parietal, and occipital regions in MCI and AD subjects (Babiloni et al., 2009b).</text:p>
      <text:p text:style-name="P624">Furthermore, the global delta and alpha power density was related to the total amount of atrophy of cortical gray matter in the amnesic MCI and in the AD subjects, as revealed by MRI voxel-to-voxel volumetry of lobar brain volume; the higher the total gray matter volume, the lower the global delta power density and the higher the global alpha power density (Babiloni et al., 2012).</text:p>
      <text:p text:style-name="P625">The power density of the resting state eyes-closed EEG rhythms was repeatedly found to be correlated to cognitive status in MCI and AD subjects. It has been shown that the posterior alpha power density was positively correlated to the subjects' global cognitive status, as measured by ADAS-cog in the MCI or AD subjects; namely, the lower the alpha power density, the lower the cognitive status (Luckhaus et al., 2008). This relationship can be extended to the cognitive health condition. Furthermore, the posterior delta and alpha power density was correlated to the MMSE score in the Nold, MCI and AD subjects; namely, the lower the alpha power, the higher the delta power and the lower the cognitive status (Babiloni et al., 2006b).</text:p>
      <text:p text:style-name="P626">It has been shown that in the MCI subjects, the markers of disease progression included an increase of the power density at theta and delta rhythms in the temporal and occipital lobes as well as the reduction of the beta power density in the temporal and occipital lobes (Jelic et al., 2000).</text:p>
      <text:p text:style-name="P627">AD patients were characterized by an increase of theta and delta power density and by a reduction of the alpha and beta power density in the parieto-occipital lobes (Coben et al.,<text:s/><text:soft-page-break/>1985). Furthermore, half of the AD patients showed an increase of the theta and delta power density in the temporal-occipital lobe (Soininen et al., 1989).</text:p>
      <text:p text:style-name="P628"><text:bookmark-start text:name="_Hlk189053201"/><text:span text:style-name="T629"><office:annotation office:name="85" xml:id="1317168113"><dc:creator>Janka Hauffe</dc:creator><dc:date>2025-01-14T15:03:00</dc:date><meta:creator-initials>JH</meta:creator-initials><text:p text:style-name="P630">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631"><office:annotation-end office:name="85"/></text:span></text:p>
      <text:p text:style-name="P632">Conclusion, the resting state EEG makers are promising to unveil abnormal functional connectivity and neuroplasticity of neurotransmission in the brain of AD patients.</text:p>
      <text:p text:style-name="P633"><text:bookmark-end text:name="_Hlk189053201"/></text:p>
      <text:p text:style-name="P634"><text:bookmark-start text:name="_Hlk189054022"/><text:span text:style-name="T635"><office:annotation office:name="86" xml:id="1197734146"><dc:creator>Janka Hauffe</dc:creator><dc:date>2025-01-15T10:33:00</dc:date><meta:creator-initials>JH</meta:creator-initials><text:p text:style-name="P636">EEG in COVID and COVID in general</text:p></office:annotation><office:annotation office:name="87" xml:id="952464590"><dc:creator>Janka Hauffe</dc:creator><dc:date>2025-01-29T14:35:00</dc:date><meta:creator-initials>JH</meta:creator-initials><text:p text:style-name="P637">Important paper</text:p></office:annotation><office:annotation office:name="88" xml:id="1292656047"><dc:creator>Janka Hauffe</dc:creator><dc:date>2025-01-29T14:44:00</dc:date><meta:creator-initials>JH</meta:creator-initials><text:p text:style-name="P638">Read again to see if all is relevant for theoretical background</text:p></office:annotation>Sun, Sun, Chen, Wang &amp; Gao (2024):<text:s/></text:span><text:span text:style-name="T639"><office:annotation-end office:name="86"/></text:span><text:span text:style-name="CommentReference"><office:annotation-end office:name="87"/></text:span><text:span text:style-name="CommentReference"><office:annotation-end office:name="88"/></text:span><office:annotation office:name="89" xml:id="512362326"><dc:creator>Janka Hauffe</dc:creator><dc:date>2025-01-29T14:29:00</dc:date><meta:creator-initials>JH</meta:creator-initials><text:p text:style-name="P640">@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641">https://doi.org/10.1186/s12916-024-03481-1</text:span></text:a><text:span text:style-name="CommentReference"><office:annotation-end office:name="89"/></text:span></text:p>
      <text:p text:style-name="P642"><text:bookmark-end text:name="_Hlk189054022"/><text:span text:style-name="T643">The eruption of the SARS-CoV-2 pandemic has instigated a global public health crisis, posing significant threats to respiratory health<text:s/></text:span><text:span text:style-name="T644"><office:annotation office:name="90" xml:id="874034381"><dc:creator>Janka Hauffe</dc:creator><dc:date>2025-01-29T14:30:00</dc:date><meta:creator-initials>JH</meta:creator-initials><text:p text:style-name="P645">Karim SSA, Karim QA. Omicron SARS-CoV-2 variant: a new chapter in the COVID-19 pandemic. Lancet. 2021;398(10317):2126–8.</text:p><text:p text:style-name="P646"><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647">Lamers MM, Haagmans BL. SARS-CoV-2 pathogenesis. Nat Rev Microbiol. 2022;20(5):270–84.</text:p><text:p text:style-name="P648"><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649">Petersen E, Koopmans M, Go U, Hamer DH, Petrosillo N, Castelli F, et al. Comparing SARS-CoV-2 with SARS-CoV and influenza pandemics. Lancet Infect Dis. 2020;20(9):e238–44</text:p></office:annotation>[1–3].<text:s/></text:span><text:span text:style-name="CommentReference"><office:annotation-end office:name="90"/></text:span><text:span text:style-name="T650">Significantly, this crisis has not only posed a substantial menace to the respiratory system [</text:span><text:span text:style-name="T651"><office:annotation office:name="91" xml:id="557125716"><dc:creator>Janka Hauffe</dc:creator><dc:date>2025-01-29T14:30:00</dc:date><meta:creator-initials>JH</meta:creator-initials><text:p text:style-name="P652">Liang W, Guan W, Chen R, Wang W, Li J, Xu K, et al. Cancer patients in SARS-CoV-2 infection: a nationwide analysis in China. Lancet Oncol. 2020;21(3):335–7.</text:p><text:p text:style-name="P653"><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654">Zhang Y, Geng X, Tan Y, Li Q, Xu C, Xu J, et al. New understanding of the damage of SARS-CoV-2 infection outside the respiratory system. Biomed Pharmacother. 2020;127: 110195.</text:p></office:annotation>4, 5</text:span><text:span text:style-name="CommentReference"><office:annotation-end office:name="91"/></text:span><text:span text:style-name="T655">] but has also sparked concerns regarding its</text:span></text:p>
      <text:p text:style-name="P656"><text:span text:style-name="T657">impact on the central nervous system [</text:span><text:span text:style-name="T658"><office:annotation office:name="92" xml:id="984591848"><dc:creator>Janka Hauffe</dc:creator><dc:date>2025-01-29T14:30:00</dc:date><meta:creator-initials>JH</meta:creator-initials><text:p text:style-name="P659">Li H, Xue Q, Xu X. Involvement of the nervous system in SARS-CoV-2 infection. Neurotox Res. 2020;38:1–7.</text:p><text:p text:style-name="P660"><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661">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662">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92"/></text:span><text:span text:style-name="T663">]. A wealth of empirical research has confirmed that SARS-CoV-2 can induce a range of neurological issues, notably affecting cognitive functions<text:s/></text:span><text:span text:style-name="T664"><office:annotation office:name="93" xml:id="2027655564"><dc:creator>Janka Hauffe</dc:creator><dc:date>2025-01-29T14:31:00</dc:date><meta:creator-initials>JH</meta:creator-initials><text:p text:style-name="P665">Alnefeesi Y, Siegel A, Lui LM, Teopiz KM, Ho R, Lee Y, et al. Impact of SARS-CoV-2 infection on cognitive function: a systematic review. Front Psych. 2021;11:1629.</text:p><text:p text:style-name="P666"><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667">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93"/></text:span><text:span text:style-name="T668">]. Amidst various methodologies employed for cognitive function assessment, electroen-</text:span></text:p>
      <text:p text:style-name="P669"><text:span text:style-name="T670">cephalography (EEG) techniques emerge as pivotal tools [</text:span><text:span text:style-name="T671"><office:annotation office:name="94" xml:id="2060883149"><dc:creator>Janka Hauffe</dc:creator><dc:date>2025-01-29T14:31:00</dc:date><meta:creator-initials>JH</meta:creator-initials><text:p text:style-name="P672">Sun Y, Chen X, Liu B, Liang L, Wang Y, Gao S, Gao X. Signal acquisition of brain-computer interfaces: a medical-engineering crossover perspective review. In: Fundamental Research. 2024<text:s/></text:p></office:annotation>11</text:span><text:span text:style-name="CommentReference"><office:annotation-end office:name="94"/></text:span><text:span text:style-name="T673">] for evaluating cognitive function and quantifying the detrimental effects of SARS-CoV-2 infection on cognitive</text:span></text:p>
      <text:p text:style-name="P674"><text:span text:style-name="T675">performance [</text:span><text:span text:style-name="T676"><office:annotation office:name="95" xml:id="1175101547"><dc:creator>Janka Hauffe</dc:creator><dc:date>2025-01-29T14:31:00</dc:date><meta:creator-initials>JH</meta:creator-initials><text:p text:style-name="P677">Pasini E, Bisulli F, Volpi L, Minardi I, Tappatà M, Muccioli L, et al. EEG findings in COVID-19 related encephalopathy. Clin Neurophysiol. 2020;131(9):2265.</text:p><text:p text:style-name="P678"><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679">Cecchetti G, Agosta F, Canu E, Basaia S, Barbieri A, Cardamone R, et al. Cognitive, EEG, and MRI features of COVID-19 survivors: a 10-month study. J Neurol. 2022;269(7):3400–12.</text:p></office:annotation>12, 13</text:span><text:span text:style-name="CommentReference"><office:annotation-end office:name="95"/></text:span><text:span text:style-name="T680">].</text:span></text:p>
      <text:p text:style-name="P681"><text:span text:style-name="T682">However, existing research predominantly focuses on EEG studies involving elderly and severely affected patients<text:s/></text:span><text:span text:style-name="T683"><office:annotation office:name="96" xml:id="3841956"><dc:creator>Janka Hauffe</dc:creator><dc:date>2025-01-29T14:32:00</dc:date><meta:creator-initials>JH</meta:creator-initials><text:p text:style-name="P684">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96"/></text:span><text:span text:style-name="T685">,<text:s/></text:span><text:span text:style-name="T686"><office:annotation office:name="97" xml:id="1049645026"><dc:creator>Janka Hauffe</dc:creator><dc:date>2025-01-29T14:32:00</dc:date><meta:creator-initials>JH</meta:creator-initials><text:p text:style-name="P687">Antony AR, Haneef Z. Systematic review of EEG findings in 617 patients diagnosed with COVID-19. Seizure. 2020;83:234–41.</text:p><text:p text:style-name="P688"><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689">Petrescu A-M, Taussig D, Bouilleret V. Electroencephalogram (EEG) in COVID-19: a systematic retrospective study. Neurophysiol Clin. 2020;50(3):155–65.</text:p><text:p text:style-name="P690"><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691">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97"/></text:span><text:span text:style-name="T692">]. Recent shifts in focus explore the effects on younger, more diverse populations. For instance, in 2024, researchers employed EEG to analyze sleep patterns in children post-SARS-CoV-2 infection [</text:span><text:span text:style-name="T693"><office:annotation office:name="98" xml:id="114281287"><dc:creator>Janka Hauffe</dc:creator><dc:date>2025-01-29T14:32:00</dc:date><meta:creator-initials>JH</meta:creator-initials><text:p text:style-name="P694">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98"/></text:span><text:span text:style-name="T695">]. Although numerous comparative EEG studies have targeted younger demographics [</text:span><text:span text:style-name="T696"><office:annotation office:name="99" xml:id="1505822760"><dc:creator>Janka Hauffe</dc:creator><dc:date>2025-01-29T14:33:00</dc:date><meta:creator-initials>JH</meta:creator-initials><text:p text:style-name="P697">Jedrzejczak WW, Gos E, Ganc M, Raj-Koziak D, Skarzynski PH, Skarzynski H. Effect of the COVID-19 pandemic on resting-state brain activity in individuals with tinnitus. Brain Sci. 2024;14(2):174.</text:p><text:p text:style-name="P698"><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699">Gaber MM, Hosny H, Hussein M, Ashmawy MA, Magdy R. Cognitive function and quantitative electroencephalogram analysis in subjects recovered from COVID-19 infection. BMC Neurol. 2024;24(1):60.</text:p><text:p text:style-name="P700"><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701">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99"/></text:span><text:span text:style-name="T702">], these investigations often involve limited participant numbers and age ranges. Therefore, it is critical to expand EEG studies to more comprehensively assess the long-term cognitive impacts of SARS-CoV-2.</text:span></text:p>
      <text:soft-page-break/>
      <text:p text:style-name="P703">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704"><text:span text:style-name="T705">Against the backdrop of the globally reported tally of more than 770 million confirmed cases of SARS-CoV-2 infection as of September 29, 2023<text:s/></text:span><text:span text:style-name="T706"><office:annotation office:name="100" xml:id="1379647501"><dc:creator>Janka Hauffe</dc:creator><dc:date>2025-01-29T14:34:00</dc:date><meta:creator-initials>JH</meta:creator-initials><text:p text:style-name="P707">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100"/></text:span><text:span text:style-name="T708">], it is of paramount importance to fathom the cognitive implications wrought by SARS-CoV-2 infection upon the substantial proportion of individuals who exhibit mild symptoms.</text:span></text:p>
      <text:p text:style-name="P709"><text:span text:style-name="T710">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711"><office:annotation office:name="101" xml:id="1051389040"><dc:creator>Janka Hauffe</dc:creator><dc:date>2025-01-29T14:34:00</dc:date><meta:creator-initials>JH</meta:creator-initials><text:p text:style-name="P712">Yong SJ. Long COVID or post-COVID-19 syndrome: putative pathophysiology, risk factors, and treatments. Infect Dis. 2021;53(10):737–54.<text:s/></text:p></office:annotation>[22</text:span><text:span text:style-name="CommentReference"><office:annotation-end office:name="101"/></text:span><text:span text:style-name="T713">].</text:span></text:p>
      <text:p text:style-name="P714">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715">style, or pre-existing health conditions. Adults and adolescents displayed moderate resilience, while the minimal impact on children could indicate more robust brain networks or compensatory mechanisms that protect against connectivity loss.</text:p>
      <text:p text:style-name="P716">Significantly, the young adult group demonstrated the highest prevalence of cognitive dysfunctions, closely followed by the adult cohort.</text:p>
      <text:p text:style-name="P717">In contrast, the adolescent and child groups showed a lower probability of exhibiting cognitive-related symptoms.</text:p>
      <text:soft-page-break/>
      <text:p text:style-name="P718">The outcomes of this study distinctly highlight the amplified susceptibility of young adults to cognitive deficits following a SARS-CoV-2 infection, a demographic that has traditionally not been considered as high risk.</text:p>
      <text:p text:style-name="P719">Our findings propose a more profound impact of SARS-CoV-2 on young adults in comparison to adolescents and children. This insight can potentially steer the formulation of rehabilitation strategies tailored for long COVID patients.</text:p>
      <text:p text:style-name="P720"><text:span text:style-name="T721">The diminished connectivity in specific brain regions, such as electrode T5, which in temporal lobe, may reflect disruptions in neural networks that are crucial for cognitive functions<text:s/></text:span><text:span text:style-name="T722"><office:annotation office:name="102" xml:id="880193560"><dc:creator>Janka Hauffe</dc:creator><dc:date>2025-01-29T14:37:00</dc:date><meta:creator-initials>JH</meta:creator-initials><text:p text:style-name="P723">de Schotten MT, Foulon C, Nachev P. Brain disconnections link structural connectivity with function and behaviour. Nature Communications. 2020;11(1):5094.<text:s/></text:p></office:annotation>[54</text:span><text:span text:style-name="CommentReference"><office:annotation-end office:name="102"/></text:span><text:span text:style-name="T724">]. This aligns with existing studies that link changes in brain connectivity to various cognitive impairments<text:s/></text:span><text:span text:style-name="T725"><office:annotation office:name="103" xml:id="239458418"><dc:creator>Janka Hauffe</dc:creator><dc:date>2025-01-29T14:37:00</dc:date><meta:creator-initials>JH</meta:creator-initials><text:p text:style-name="P726">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103"/></text:span><text:span text:style-name="T727">].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728">complexity in EEG patterns post-recovery, particularly in the delta band, might indicate a compensatory neural mechanism or an altered state of brain activity in response to the infection.</text:p>
      <text:p text:style-name="P729"><text:span text:style-name="T730">The observed concentration of alterations within the delta frequency band presents a pioneering insight, proposing that this band may be particularly susceptible to the neurological impacts of SARS-CoV-2 [</text:span><text:span text:style-name="T731"><office:annotation office:name="104" xml:id="1341549537"><dc:creator>Janka Hauffe</dc:creator><dc:date>2025-01-29T14:38:00</dc:date><meta:creator-initials>JH</meta:creator-initials><text:p text:style-name="P732">Valsamis H, Baki SA, Leung J, Ghosn S, Lapin B, Chari G, et al. SARS-CoV-2 alters neural synchronies in the brain with more severe effects in younger individuals. Sci Rep. 2023;13(1):2942<text:s/></text:p></office:annotation>56</text:span><text:span text:style-name="CommentReference"><office:annotation-end office:name="104"/></text:span><text:span text:style-name="T733">].<text:s/></text:span></text:p>
      <text:p text:style-name="P734">Traditionally, it is recognized that delta wave activity is diminished when the eyes are open. However, the findings of this study suggest that delta waves can also reflect changes in subject states to a certain degree.</text:p>
      <text:p text:style-name="P735"><text:span text:style-name="T736">Alllthough none of the participants in this study was clinically diagnosed with “brain fog,” the EEG changes noted bear resemblance to those associated with “brain fog,” hinting at a potential underlying neurological impact of the infection [</text:span><text:span text:style-name="T737"><office:annotation office:name="105" xml:id="1099280159"><dc:creator>Janka Hauffe</dc:creator><dc:date>2025-01-29T14:38:00</dc:date><meta:creator-initials>JH</meta:creator-initials><text:p text:style-name="P738">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105"/></text:span><text:span text:style-name="T739">].</text:span></text:p>
      <text:p text:style-name="P740"><text:span text:style-name="T741">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742"><office:annotation office:name="106" xml:id="584336731"><dc:creator>Janka Hauffe</dc:creator><dc:date>2025-01-29T14:38:00</dc:date><meta:creator-initials>JH</meta:creator-initials><text:p text:style-name="P743">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106"/></text:span><text:span text:style-name="T744">], the results of the present study provide additional evidence at the electrophysiological level for this conclusion.</text:span></text:p>
      <text:p text:style-name="P745"><text:span text:style-name="T746">We endeavored to include as broad a population as possible, yet our study did not encompass all age groups, particularly the elderly. This omission means that the effects of the coronavirus<text:s/></text:span><text:soft-page-break/><text:span text:style-name="T747">on the neurological systems of older individuals remain unknown, given that some studies suggest this demographic may be more susceptible to such impacts [</text:span><text:span text:style-name="T748"><office:annotation office:name="107" xml:id="783034848"><dc:creator>Janka Hauffe</dc:creator><dc:date>2025-01-29T14:39:00</dc:date><meta:creator-initials>JH</meta:creator-initials><text:p text:style-name="P749">Ciarambino T, Para O, Giordano M. Immune system and COVID-19 by sex differences and age. Women’s health (London, England). 2021;17:17455065211022262<text:s/></text:p></office:annotation>60</text:span><text:span text:style-name="CommentReference"><office:annotation-end office:name="107"/></text:span><text:span text:style-name="T750">].</text:span></text:p>
      <text:p text:style-name="P751">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752">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753"/>
      <text:p text:style-name="P754"><text:span text:style-name="T755"><office:annotation office:name="108" xml:id="288785506"><dc:creator>Janka Hauffe</dc:creator><dc:date>2025-01-30T13:16:00</dc:date><meta:creator-initials>JH</meta:creator-initials><text:p text:style-name="P756">EEG in SCD</text:p></office:annotation>Perez, Duque, Hidalgo &amp; Salvador, 2024:<text:s/></text:span><text:span text:style-name="CommentReference"><office:annotation-end office:name="108"/></text:span><office:annotation office:name="109" xml:id="567269193"><dc:creator>Janka Hauffe</dc:creator><dc:date>2025-01-30T13:15:00</dc:date><meta:creator-initials>JH</meta:creator-initials><text:p text:style-name="P75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758">https://doi.org/10.1016/j.biopsycho.2024.108823</text:span></text:a><text:span text:style-name="CommentReference"><office:annotation-end office:name="109"/></text:span></text:p>
      <text:p text:style-name="P759">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760">Subjective cognitive decline</text:p>
      <text:p text:style-name="P761">(<office:annotation office:name="110" xml:id="2087133454"><dc:creator>Janka Hauffe</dc:creator><dc:date>2025-01-15T11:04:00</dc:date><meta:creator-initials>JH</meta:creator-initials><text:p text:style-name="P762">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text:p>
      <text:p text:style-name="P763"><text:span text:style-name="T764">Cognitive Impairment (MCI) of 27 %, and 14 % to dementia (Mitchell et al., 2014).</text:span><text:span text:style-name="T765"><office:annotation-end office:name="110"/></text:span></text:p>
      <text:p text:style-name="P766">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soft-page-break/>
      <text:p text:style-name="P767">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768">hand, SCD has been linked to a higher risk of objective cognitive impairment (Li et al., 2022; Numbers et al., 2023; Rivas-Fern´andez et al., 2023) and a reduction in functional connectivity (Yasuno et al., 2015).</text:p>
      <text:p text:style-name="P769"><text:span text:style-name="T770">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771">Therefore, it would be beneficial to investigate early and reliable biomarkers for the detection and treatment of SCD in an attempt to maintain cognitive health and delay or prevent the progression to AD (Abdulrab &amp; Heun, 2008). Currently, the use of electroencephalographic</text:p>
      <text:p text:style-name="P772">(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 rsEEG is typically recorded from subjects during brief periods under both eyes-open and eyes-closed conditions, capturing spontaneous brain activity during periods of cognitive disengagement.</text:p>
      <text:p text:style-name="P773">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soft-page-break/>
      <text:p text:style-name="P774">Alpha power is linked to heightened attention and task engagement, whereas theta power is associated with memory encoding and retrieval.<text:s/></text:p>
      <text:p text:style-name="P775">Gamma-theta interactions may support short-term memory, and gamma oscillations are linked to processing attended stimuli (Ward, 2003). The predominant approach in the literature focuses on the analysis of broad frequency bands in the EEG power spectrum, from slow bands, delta (δ:0.1–&lt;4 Hz) and theta (θ:4–&lt;8 Hz), to faster bands, alpha (α: 8–13 Hz), beta (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 This alteration is characterized by an increase in theta power and a decrease in beta power, followed in subsequent stages by a decrease in alpha power and an increase in delta power (Gouw et al., 2017; Jeong et al., 2021; Prichep et al., 2006). 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776"><text:span text:style-name="T777">Four studies documented alterations in the rsEEG delta frequency band in people with SCD.<text:s/></text:span><text:span text:style-name="T778">Sibilano et al. (2023), Iliadou et al. (2021), and Gouw et al.<text:s/></text:span><text:span text:style-name="T779">(2017) conducted a thorough investigation of frequency band changes by comparing individuals with SCD to those with MCI.</text:span></text:p>
      <text:p text:style-name="P780">Additionally, Sibiliano included a group of healthy controls in their analysis. In Iliadou’s study, the MCI group exhibited a significant increase in overall delta power compared to the SCD group, highlighting distinctive spectral alterations. Moreover, in their spectral analysis</text:p>
      <text:p text:style-name="P781">comparing SCD and MCI, Sibilano et al. (2023) identified higher spectral power in the delta band that was associated with the clinical progression from SCD to MCI. In a longitudinal study exploring the gradual progression towards AD, Gouw et al. (2017) identified alterations in spectral power in individuals with SCD who eventually advanced to MCI.</text:p>
      <text:p text:style-name="P782">The study reported heightened delta activity throughout the cortex.</text:p>
      <text:soft-page-break/>
      <text:p text:style-name="P783">Finally, Jeong et al. (2021) reported increased delta activity in the frontal cortex in individuals with SCD compared to healthy controls. Six studies reported an abnormal rsEEG of theta power in people with SCD compared to MCI and healthy control groups. Three studies</text:p>
      <text:p text:style-name="P784">specifically explored rsEEG in individuals with SCD along the MCI continuum. Iliadou et al. (2021) observed lower spectral power in theta in SCD compared to individuals with MCI. Sibilano et al. (2023) utilized rsEEG to discriminate between SCD and MCI, identifying the delta and theta bands as discriminating the most between SCD and MCI. We identified six articles that reported alterations in alpha power in individuals with SCD compared to those with MCI and healthy control groups. Iliadou et al. (2021) observed a decrease in alpha spectral power in individuals with SCD compared to those with MCI. Individuals with SCD exhibited decreased alpha1, compared to the healthy control group, and increased alpha2 in the left temporal, central, and parietal cortex compared to those with MCI, as reported in the study by Mazzon et al. (2018). Additionally, a decrease in spectral power across the entire alpha band was noted in individuals with SCD who progressed to MCI in the study conducted by Gouw et al. (2017). When comparing people with SCD to the healthy control group, Jeong et al. (2021) found a decrease in alpha1, specifically in the occipital regions, whereas Prichep et al. (2006) observed a decrease in the alpha band. In contrast, Alexander et al. (2006) reported an increase, rather than a decrease, in the alpha band in individuals with SCD compared to the healthy control group. In the case of the beta band, three studies reported noteworthy changes. Iliadou et al. (2021) observed a decrease in beta spectral power in individuals with SCD compared to those with MCI. Additionally, Mazzon et al. (2018) identified a decrease in beta power in the left frontal regions when comparing the SCD group to the MCI group. In the study by Alexander et al. (2006), which compared individuals with SCD to a healthy control group, increased beta power was observed in the central, parietal, and frontal regions in individuals with SCD.</text:p>
      <text:p text:style-name="P785">None of the studies included in this review reported significant changes in the groups in the gamma frequency band.</text:p>
      <text:p text:style-name="P786">Overall, individuals with SCD exhibited a pronounced increase in theta spectral power compared to healthy controls, whereas those with MCI showed a further increment compared to individuals with SCD, indicating alterations across the MCI continuum. Similar alterations</text:p>
      <text:p text:style-name="P787">across the MCI continuum were observed in alpha spectral power.</text:p>
      <text:p text:style-name="P788">Specifically, individuals with SCD displayed decreased alpha spectral power compared to healthy controls, but higher levels than in individuals with MCI. However, this trend is inconsistent because two studies reported increases, rather than decreases, in this band in both</text:p>
      <text:soft-page-break/>
      <text:p text:style-name="P789">SCD and MCI. Additionally, findings for the delta and beta frequency bands are rather inconclusive, given that half of the studies did not identify significant effects within these bands. In the studies that did observe effects, an increase in delta was noted in individuals with SCD compared to healthy controls, as well as in individuals with MCI compared to individuals with SCD. The findings related to beta band activity are also unclear. Whereas one study reported an increase in beta band activity when comparing SCD and healthy controls, an examination of the MCI continuum reveals a tendency towards decreased beta band activity in individuals with MCI compared to those with SCD.</text:p>
      <text:p text:style-name="P790">Despite this overarching trend, variability in the studies’ results was evident, probably stemming from variations in measurement and analysis methodologies and discrepancies in the diagnostic criteria used to define SCD.</text:p>
      <text:p text:style-name="P791">Overall, most of the consulted studies reported an alteration in the EEG associated with SCD, as evidenced by an increase in spectral power in the low-frequency bands and a decrease in spectral power in the high-frequency bands.</text:p>
      <text:p text:style-name="P792">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 delta power in individuals with SCD compared to both healthy controls and people with MCI, although these findings were not consistently reported across all the studies; 2) a progressive increase in theta frequency bands in individuals with SCD compared to healthy controls, which intensified when comparing MCI to SCD; 3) a decrease in the alpha 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p>
      <text:p text:style-name="P793">studies, unexpected increases, rather than decreases, in alpha and beta frequency band spectral power were reported in the SCD groups compared to healthy controls, and in the MCI groups compared to the SCD groups; 4) a decrease in beta band activity was only noted in studies</text:p>
      <text:p text:style-name="P794">that compared MCI with SCD. Conversely, the other two studies reported increases in the frequency of this band.</text:p>
      <text:p text:style-name="P795">What is the physiological significance of the changes observed in the spectral power of delta, theta, alpha, and beta rhythms in individuals with SCD? The alterations in the high and low components of the delta rhythms, indicative of a healthy brain, are thought to be influenced by</text:p>
      <text:soft-page-break/>
      <text:p text:style-name="P796">inhibiting oscillators within the reticulo-thalamic (7–14 Hz), thalamo-cortical (1–4 Hz), and intracortical (&lt;1 Hz) neural circuits (Steriade, 2006). Moreover, it has been proposed that thalamo-cortical circuits play a role in the generation and modulation of theta 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 delta and theta bands. The crucial implication of cholinergic deficiency is further corroborated by EEG investigations using scopolamine, a non-selective antagonist of muscarinic receptors that hinders stimulation of postsynaptic receptors. Following scopol-</text:p>
      <text:p text:style-name="P797">amine administration, healthy subjects show increased delta and theta power, along with decreased alpha and beta power (Ebert et al., 2001).</text:p>
      <text:p text:style-name="P798">Furthermore, beta rhythms may be associated with the regulation of thalamocortical flow, encompassing commands, images, and motor plans through the basal ganglia and motor thalamus (Oswal et al., 2013). As mentioned previously, Alexander et al. (2006) and</text:p>
      <text:p text:style-name="P799">Iliadou et al. (2021) found distinct alpha and beta rhythm patterns from those found in other studies reviewed. These authors suggested that the psychophysiological changes observed in the SCD in their study may reflect an initial compensatory process in response to early cognitive impairment.</text:p>
      <text:p text:style-name="P800">Notably, theta and gamma bands are recognized for their involvement in memory (Klimesch, 1999; Nyhus &amp; Curran, 2010), whereas delta bands play a role in maintaining focused attention (Harmony, 2013). The alpha band has been associated with attention and memory processes (Klimesch, 1999, 2012). Although the role of beta 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p>
      <text:p text:style-name="P801"><text:span text:style-name="T802"><office:annotation office:name="111" xml:id="1388416966"><dc:creator>Janka Hauffe</dc:creator><dc:date>2025-01-15T12:42:00</dc:date><meta:creator-initials>JH</meta:creator-initials><text:p text:style-name="P803">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04"><office:annotation-end office:name="111"/></text:span></text:p>
      <text:p text:style-name="P805"><text:bookmark-start text:name="_Hlk189135949"/>Addressing these limitations is crucial for the progression of EEG research and its effective application in the study of SCD.</text:p>
      <text:soft-page-break/>
      <text:p text:style-name="P806">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807">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808">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809"><text:bookmark-end text:name="_Hlk189135949"/></text:p>
      <text:p text:style-name="P810"><text:bookmark-start text:name="_Hlk189136188"/><text:span text:style-name="T811"><office:annotation office:name="112" xml:id="415126250"><dc:creator>Janka Hauffe</dc:creator><dc:date>2025-01-30T13:36:00</dc:date><meta:creator-initials>JH</meta:creator-initials><text:p text:style-name="P812">EEG in MCI and AD</text:p></office:annotation>Farina et al., 2020</text:span><text:span text:style-name="CommentReference"><office:annotation-end office:name="112"/></text:span><text:span text:style-name="T813">:<text:s/></text:span><office:annotation office:name="113" xml:id="1534004832"><dc:creator>Janka Hauffe</dc:creator><dc:date>2025-01-30T13:36:00</dc:date><meta:creator-initials>JH</meta:creator-initials><text:p text:style-name="P814">@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815">https://doi.org/10.1016/j.neuroimage.2020.116795</text:span></text:a><text:span text:style-name="CommentReference"><office:annotation-end office:name="113"/></text:span></text:p>
      <text:p text:style-name="P816"><text:bookmark-end text:name="_Hlk189136188"/>Among the most promising EEG markers are reduced alpha power and increased theta power, as well as increased theta band functional connectivity (Cassani et al., 2017; Hatz et al., 2015; Musaeus et al., 2018). EEG ratios, such as theta/gamma and high alpha/low alpha, have also been suggested as promising markers (Moretti et al., 2012, 2009).</text:p>
      <text:p text:style-name="P817">Similar to AD models, the best features for distinguishing aMCI from healthy ageing were increased theta and delta power in left temporo-parietal electrodes, while the best predictor of control status was increased frontal beta2 power. Theta and beta1 power also discriminated aMCI from AD participants; that is, higher theta in left frontal and right parietal electrodes</text:p>
      <text:p text:style-name="P818">was associated with AD status, and higher temporo-parietal beta1 power was associated with aMCI status.</text:p>
      <text:soft-page-break/>
      <text:p text:style-name="P819">The EEG markers highlighted here are consistent with the neurophysiological changes typically associated with AD; specifically, increases in slow wave activity (i.e., delta and theta) and decreases in fast wave activity (i.e., alpha and beta), which are thought to reflect loss of cholinergic innervations as the disease progresses (Cassani et al., 2018; Musaeus et al., 2018). Theta power was the best overall predictor of patient status, in line with the suggestion that increased theta is one of the first changes to occur in AD (Musaeus et al., 2018). Differences in theta were most pronounced at temporo-parietal sites, where connectivity between electrodes was increased in AD and aMCI. AD participants were distinguished from aMCI participants by increased theta in frontal and parietal electrodes, likely reflecting widespread changes that occur at advanced stages (Fraga et al., 2013). Higher delta power in left temporo-parietal areas was also indicative of patient status, though to a lesser degree, consistent with evidence that delta changes occur later (Roh et al., 2011). As expected, healthy ageing was associated with higher alpha power, both in amplitude (temporo-parietal areas) and connectivity (with frontal electrodes), and beta power, which was increased in controls relative to patients, and in aMCI relative to AD.</text:p>
      <text:p text:style-name="P820"/>
      <text:p text:style-name="P821"><text:span text:style-name="T822"><office:annotation office:name="114" xml:id="463943581"><dc:creator>Janka Hauffe</dc:creator><dc:date>2025-01-30T13:34:00</dc:date><meta:creator-initials>JH</meta:creator-initials><text:p text:style-name="P823">EEG in MCI and AD</text:p></office:annotation>Fröhlich, Kutz, Müller &amp; Claudia Voelcker-Rehagen (2021):<text:s/></text:span><text:span text:style-name="CommentReference"><office:annotation-end office:name="114"/></text:span><office:annotation office:name="115" xml:id="988919248"><dc:creator>Janka Hauffe</dc:creator><dc:date>2025-01-30T13:34:00</dc:date><meta:creator-initials>JH</meta:creator-initials><text:p text:style-name="P824">@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825">https://doi.org/10.3389/fnagi.2021.675689</text:span></text:a><text:span text:style-name="CommentReference"><office:annotation-end office:name="115"/></text:span></text:p>
      <text:p text:style-name="P826">Compared with healthy older adults, patients with Alzheimer’s disease show decreased</text:p>
      <text:p text:style-name="P827">alpha and beta power as well as increased delta and theta power during resting state electroencephalography (rsEEG). Findings for mild cognitive impairment (MCI), a stage of increased risk of conversion to dementia, are less conclusive. Results indicate no rsEEG power differences between healthy individuals and those with MCI.</text:p>
      <text:p text:style-name="P828"><text:bookmark-start text:name="_Hlk189136374"/><text:span text:style-name="T829"><office:annotation office:name="116" xml:id="1252008215"><dc:creator>Janka Hauffe</dc:creator><dc:date>2025-01-17T10:10:00</dc:date><meta:creator-initials>JH</meta:creator-initials><text:p text:style-name="P830">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831"><office:annotation-end office:name="116"/></text:span><text:span text:style-name="T832"><text:s/>T</text:span><text:span text:style-name="T833"><office:annotation office:name="117" xml:id="515974223"><dc:creator>Janka Hauffe</dc:creator><dc:date>2025-01-17T10:11:00</dc:date><meta:creator-initials>JH</meta:creator-initials><text:p text:style-name="P834">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835">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soft-page-break/>
      <text:p text:style-name="P836"><text:span text:style-name="T837">reactivity for the most part related to the topography found in the EC condition.</text:span><text:span text:style-name="T838"><office:annotation-end office:name="117"/></text:span></text:p>
      <text:p text:style-name="P839"><text:bookmark-end text:name="_Hlk189136374"/>Thus, the hypotheses that MCI is characterized by lower alpha and beta power as well as <text:s/>stronger delta and theta power during EC could not be confirmed in our sample. This is not in complete agreement with prior findings of changes in the rsEEG in patients with MCI. For the rest with EC, it was shown that alpha and beta powers were reduced and theta and delta 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p>
      <text:p text:style-name="P840"/>
      <text:p text:style-name="P841"><text:span text:style-name="T842"><office:annotation office:name="118" xml:id="2139716593"><dc:creator>Janka Hauffe</dc:creator><dc:date>2025-01-30T13:38:00</dc:date><meta:creator-initials>JH</meta:creator-initials><text:p text:style-name="P843">EEG in MCI</text:p></office:annotation>Caravaglios et al., 2023</text:span><text:span text:style-name="CommentReference"><office:annotation-end office:name="118"/></text:span><text:span text:style-name="T844">:<text:s/></text:span><office:annotation office:name="119" xml:id="1316966176"><dc:creator>Janka Hauffe</dc:creator><dc:date>2025-01-30T13:38:00</dc:date><meta:creator-initials>JH</meta:creator-initials><text:p text:style-name="P845">@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846">https://doi.org/10.1177/15500594221110036</text:span></text:a><text:span text:style-name="CommentReference"><office:annotation-end office:name="119"/></text:span></text:p>
      <text:p text:style-name="P847">Amnesic-MCI had: i) increased delta/beta activity in the superior frontal gyrus and decreased alpha1 activity in the paracentral lobule (ie, default mode network); ii) greater delta/theta/alpha/beta in the superior frontal gyrus (i.e, attention network); iii) lower alpha in the left superior parietal lobe, as well as a lower delta/theta and beta, respectively in post-central, and in superior frontal gyrus(ie, attention network).</text:p>
      <text:list text:style-name="LFO1" text:continue-numbering="true">
        <text:list-item>
          <text:p text:style-name="P848">Not that much about power, but other things</text:p>
        </text:list-item>
      </text:list>
      <text:p text:style-name="P849"/>
      <text:p text:style-name="P850"><text:span text:style-name="T851"><office:annotation office:name="120" xml:id="378956527"><dc:creator>Janka Hauffe</dc:creator><dc:date>2025-01-30T13:39:00</dc:date><meta:creator-initials>JH</meta:creator-initials><text:p text:style-name="P852">EEG in AD (early-onset AD)</text:p></office:annotation>Özbek, Fide &amp; Yener, 2021</text:span><text:span text:style-name="CommentReference"><office:annotation-end office:name="120"/></text:span><text:span text:style-name="T853">:<text:s/></text:span><office:annotation office:name="121" xml:id="141298791"><dc:creator>Janka Hauffe</dc:creator><dc:date>2025-01-30T13:40:00</dc:date><meta:creator-initials>JH</meta:creator-initials><text:p text:style-name="P854">@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855">https://doi.org/10.1016/j.clinph.2021.05.012</text:span></text:a><text:span text:style-name="CommentReference"><office:annotation-end office:name="121"/></text:span></text:p>
      <text:p text:style-name="P856">Compared to healthy controls individuals with early-onset Alzheimer’s disease (EOAD) showed an increase in slow frequency bands and a decrease in fast frequency bands. Frontal alpha/theta power ratio is the best discriminating value between EOAD and young HC with the sensitivity and specificity greater than 80% with area under the curve (AUC) 0.881.</text:p>
      <text:p text:style-name="P857">This study is the first to report that resting-state EEG power can be a promising marker for diagnostic accuracy between EOAD and healthy controls.<text:s/></text:p>
      <text:p text:style-name="P858">Additionally, our study showed that resting-state alpha/theta power ratio can accurately discriminate between individuals with EOAD and healthy controls.</text:p>
      <text:p text:style-name="P859"/>
      <text:p text:style-name="P860"><text:span text:style-name="T861"><office:annotation office:name="122" xml:id="1538062136"><dc:creator>Janka Hauffe</dc:creator><dc:date>2025-01-30T13:42:00</dc:date><meta:creator-initials>JH</meta:creator-initials><text:p text:style-name="P862">EEG in MCI and AD</text:p></office:annotation>Babiloni et al. (2011):</text:span><text:span text:style-name="T863"><office:annotation office:name="123" xml:id="2073608857"><dc:creator>Janka Hauffe</dc:creator><dc:date>2025-01-30T13:40:00</dc:date><meta:creator-initials>JH</meta:creator-initials><text:p text:style-name="P86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22"/></text:span><text:a xlink:href="https://doi.org/10.3233/JAD-2011-0051" office:target-frame-name="_top" xlink:show="replace"><text:span text:style-name="T865">https://doi.org/10.3233/JAD-2011-0051</text:span></text:a><text:span text:style-name="CommentReference"><office:annotation-end office:name="123"/></text:span></text:p>
      <text:p text:style-name="P866">Modern neurophysiological techniques including digital electroencephalography (EEG) allow non-invasive analysis of cortico-cortical connectivity and neuronal synchronization of firing, and coherence of brain rhythmic oscillations at various frequencies.<text:s/></text:p>
      <text:p text:style-name="P867"><text:span text:style-name="T868">Several decades ago, electroencephalogram (EEG) was introduced to allow a direct, on-line view of human “brain at work” in physiological and pathological conditions [</text:span><text:span text:style-name="T869"><office:annotation office:name="124" xml:id="808801210"><dc:creator>Janka Hauffe</dc:creator><dc:date>2025-01-30T13:42:00</dc:date><meta:creator-initials>JH</meta:creator-initials><text:p text:style-name="P870">Berger HU (1929) ber das Elektroenkephalogramm des</text:p><text:p text:style-name="P871">Menschen. Archiv f¨ur Psychiatrie und Nervenkrankheiten</text:p><text:p text:style-name="P872">87, 527-570.</text:p></office:annotation>1</text:span><text:span text:style-name="CommentReference"><office:annotation-end office:name="124"/></text:span><text:span text:style-name="T873">]. Indeed, EEG<text:s/></text:span><text:soft-page-break/><text:span text:style-name="T874">is a direct correlate of brain function, and it reflects CNS dysfunction including the characterization of significant deviations from the ‘natural’ aging such as Alzheimer’s disease (AD) and other dementias [</text:span><text:span text:style-name="T875"><office:annotation office:name="125" xml:id="887433519"><dc:creator>Janka Hauffe</dc:creator><dc:date>2025-01-30T13:42:00</dc:date><meta:creator-initials>JH</meta:creator-initials><text:p text:style-name="P876">Berger H (1938) Das Elektroenkephalogramm des Men-</text:p><text:p text:style-name="P877">schen. Halle an der Saale. Buchdruckerei des Waisenhause</text:p><text:p text:style-name="P878">volume 6, No. 38 of Nova acta Leopoldina. Neue Folge</text:p></office:annotation>2</text:span><text:span text:style-name="CommentReference"><office:annotation-end office:name="125"/></text:span><text:span text:style-name="T879">]. Starting from the 1970 s, EEG was progressively supplanted for clinical applications on diagnosis of abnormal brain aging.</text:span></text:p>
      <text:p text:style-name="P880">It should be noted that high temporal resolution of EEG is crucial for the study of an emerging property of brain activity, namely the spontaneous and event-related oscillatory activity at different frequencies ranging at 1–4 Hz (delta), 4–8 Hz (theta), 8–13 Hz (alpha), 13–30 Hz (beta), and &gt;30 Hz (gamma). Each of these frequencies conveys peculiar physiological information on brain functional state during sleep and wake periods.</text:p>
      <text:p text:style-name="P881"><text:span text:style-name="T882">Recently, greater attention has been focused on the application of quantitative EEG (qEEG) and/or event-related potentials (ERPs) as suitable clinical markers of early stage of disease or its progression<text:s/></text:span><text:span text:style-name="T883"><office:annotation office:name="126" xml:id="1461260531"><dc:creator>Janka Hauffe</dc:creator><dc:date>2025-01-30T13:43:00</dc:date><meta:creator-initials>JH</meta:creator-initials><text:p text:style-name="P884">[4] Celesia GG, Kaufman D, Cone S (1987) Effects of age and</text:p><text:p text:style-name="P885">sex on pattern electroretinograms and visual evoked poten-</text:p><text:p text:style-name="P886">tials. Electroencephalogr. Clin Neurophysiol 68, 161-171.</text:p><text:p text:style-name="P887">[5] Rossini PM, Rossi S, Babiloni C, Polich J (2007) Clinical</text:p><text:p text:style-name="P888">neurophysiology of aging brain: from normal aging to neu-</text:p><text:p text:style-name="P889">rodegeneration. Prog Neurobiol Epub 2007 Aug 8. Review</text:p><text:p text:style-name="P890">83, 375-400.</text:p><text:p text:style-name="P891">[6] Rossini PM (2009) Implications of brain plasticity to brain-</text:p><text:p text:style-name="P892">machine interfaces operation a potential paradox? Int Rev</text:p><text:p text:style-name="P893">Neurobiol 86, 81-90. Review.</text:p></office:annotation>[4–6</text:span><text:span text:style-name="CommentReference"><office:annotation-end office:name="126"/></text:span><text:span text:style-name="T894">]. It has been reported that a positive ERP peaking 600 ms after the zerotime of stimuli to be encoded (P600) was reduced in patients with AD and mild cognitive impairment (MCI), particularly in those MCI patients who subsequently converted to AD [</text:span><text:span text:style-name="T895"><office:annotation office:name="127" xml:id="2143316328"><dc:creator>Janka Hauffe</dc:creator><dc:date>2025-01-30T13:44:00</dc:date><meta:creator-initials>JH</meta:creator-initials><text:p text:style-name="P896">[7] Olichney JM, Morris SK, Ochoa C, Salmon DP, Thal</text:p><text:p text:style-name="P897">LJ, Kutas M, Iragui VJ (2002) Abnormal verbal event</text:p><text:p text:style-name="P898">related potentials in mild cognitive impairment and incipient</text:p><text:p text:style-name="P899">Alzheimer’s disease. J Neurol Neurosur Ps 73, 377-384.</text:p><text:p text:style-name="P900">[8] Olichney JM, Iragui VJ, Salmon DP, Riggins BR, Morris</text:p><text:p text:style-name="P901">SK, Kutas M (2006) Absent event-related potential (ERP)</text:p><text:p text:style-name="P902">word repetition effects in mild Alzheimer’s disease. Clin</text:p><text:p text:style-name="P903">Neurophysiol 117, 1319-1330</text:p></office:annotation>7, 8</text:span><text:span text:style-name="CommentReference"><office:annotation-end office:name="127"/></text:span><text:span text:style-name="T904">]. Furthermore, a positive ERP peaking 300 ms after the zerotime of oddball stimuli (P300) was reduced in amplitude in AD patients [</text:span><text:span text:style-name="T905"><office:annotation office:name="128" xml:id="1996117068"><dc:creator>Janka Hauffe</dc:creator><dc:date>2025-01-30T13:43:00</dc:date><meta:creator-initials>JH</meta:creator-initials><text:p text:style-name="P906">5] Rossini PM, Rossi S, Babiloni C, Polich J (2007) Clinical</text:p><text:p text:style-name="P907">neurophysiology of aging brain: from normal aging to neu-</text:p><text:p text:style-name="P908">rodegeneration. Prog Neurobiol Epub 2007 Aug 8. Review</text:p><text:p text:style-name="P909">83, 375-400.</text:p><text:p text:style-name="P910">[9] Wesson Ashford J, Kerry L Coburn(2011) The Topography</text:p><text:p text:style-name="P911">of P300 Energy Loss in Aging and Alzheimer’s Disease.</text:p><text:p text:style-name="P912">This volume</text:p></office:annotation>5, 9</text:span><text:span text:style-name="CommentReference"><office:annotation-end office:name="128"/></text:span><text:span text:style-name="T913">], even during its early stages [</text:span><text:span text:style-name="T914"><office:annotation office:name="129" xml:id="1218984188"><dc:creator>Janka Hauffe</dc:creator><dc:date>2025-01-30T13:44:00</dc:date><meta:creator-initials>JH</meta:creator-initials><text:p text:style-name="P915"><text:s/>Polich J, Corey-Bloom J (2005) Alzheimer’s disease and</text:p><text:p text:style-name="P916">P300: review and evaluation of task and modality. Curr</text:p><text:p text:style-name="P917">Alzheimer Res 2, 515-525</text:p></office:annotation>10</text:span><text:span text:style-name="CommentReference"><office:annotation-end office:name="129"/></text:span><text:span text:style-name="T918">].</text:span></text:p>
      <text:p text:style-name="P919"><text:span text:style-name="T920">A certain consensus is reached on the following physiological model. During slow-wave sleep, corticofugal slow oscillations (&lt;1 Hz) are effective in grouping thalamic-generated delta rhythms (1–4 Hz) and spindling activity (7–14 Hz) [</text:span><text:span text:style-name="T921"><office:annotation office:name="130" xml:id="119193876"><dc:creator>Janka Hauffe</dc:creator><dc:date>2025-01-30T13:44:00</dc:date><meta:creator-initials>JH</meta:creator-initials><text:p text:style-name="P922">14] Steriade M (2003) The corticothalamic system in sleep.</text:p><text:p text:style-name="P923">Front Biosci 8, d878-d899</text:p></office:annotation>14</text:span><text:span text:style-name="CommentReference"><office:annotation-end office:name="130"/></text:span><text:span text:style-name="T924">]. In this condition, delta rhythms would dominate EEG oscillations, while alpha rhythms (about 8–12 Hz) would be suppressed. In the case of endogenous or exogenous arousing stimuli, spindles, high- and low-frequency</text:span></text:p>
      <text:p text:style-name="P925">components of the delta rhythms are blocked by the inhibition of reticulo-thalamic (7–14 Hz), thalamocortical (1–4 Hz), and intracortical (&lt;1 Hz) oscillators.</text:p>
      <text:p text:style-name="P926"><text:span text:style-name="T927">These rhythms are replaced by fast oscillations in the range of beta (14–30 Hz) and gamma frequencies (&gt;30 Hz) [</text:span><text:span text:style-name="T928"><office:annotation office:name="131" xml:id="894275832"><dc:creator>Janka Hauffe</dc:creator><dc:date>2025-01-30T13:45:00</dc:date><meta:creator-initials>JH</meta:creator-initials><text:p text:style-name="P929">[14] Steriade M (2003) The corticothalamic system in sleep.</text:p><text:p text:style-name="P930">Front Biosci 8, d878-d899.</text:p><text:p text:style-name="P931">[15] Steriade M, Contreras D, Amzica F, Timofeev I (1996) Syn-</text:p><text:p text:style-name="P932">chronization of fast (30-40Hz) spontaneous oscillations in</text:p><text:p text:style-name="P933">intrathalamic and thalamocortical networks. J Neurosci 6,</text:p><text:p text:style-name="P934">2788-2808</text:p></office:annotation>14, 15</text:span><text:span text:style-name="CommentReference"><office:annotation-end office:name="131"/></text:span><text:span text:style-name="T935">]. In the wake resting state condition, alpha rhythms would dominate the human EEG oscillatory activity, while delta rhythms would be quite low in amplitude in physiological conditions [</text:span><text:span text:style-name="T936"><office:annotation office:name="132" xml:id="161404748"><dc:creator>Janka Hauffe</dc:creator><dc:date>2025-01-30T13:46:00</dc:date><meta:creator-initials>JH</meta:creator-initials><text:p text:style-name="P937">[16] Steriade M, Llinas RR (1988) The functional states of the</text:p><text:p text:style-name="P938">thalamus and the associated neuronal interplay. Physiol Rev</text:p><text:p text:style-name="P939">68, 649-742.</text:p><text:p text:style-name="P940">[17] Brunia CH (1999) Neural aspects of anticipatory behavior.</text:p><text:p text:style-name="P941">Acta Psychol (Amst) 101, 213-242.</text:p><text:p text:style-name="P942">[18] Pfurtscheller G, Lopes da Silva FH (1999) Event-related</text:p><text:p text:style-name="P943">EEG/MEG synchronization and desynchronization: basic</text:p><text:p text:style-name="P944">principles. Clin Neurophysiol 110, 1842-1857. Review</text:p></office:annotation>16–18</text:span><text:span text:style-name="CommentReference"><office:annotation-end office:name="132"/></text:span><text:span text:style-name="T945">].</text:span></text:p>
      <text:p text:style-name="P946"><text:span text:style-name="T947">Resting state eyes closed cortical EEG rhythms typically change across physiological aging, with gradual modifications in profile and magnitude of the spectra power spectrum. It was observed a marked amplitude decrease of alpha (8–13 Hz) and a global “slowing” of the background EEG, which increases in power and spatial distribution in the slower delta (1–4 Hz) and theta (4–8 Hz) rhythms [</text:span><text:span text:style-name="T948"><office:annotation office:name="133" xml:id="148679426"><dc:creator>Janka Hauffe</dc:creator><dc:date>2025-01-30T13:46:00</dc:date><meta:creator-initials>JH</meta:creator-initials><text:p text:style-name="P949">[58] Dujardin K, Bourriez JL, Guieu JD (1994) Event-related</text:p><text:p text:style-name="P950">desynchronization (ERD) patterns during verbal memory</text:p><text:p text:style-name="P951">tasks: effect of age, int. J Psychophysiol 16, 17-27.</text:p><text:p text:style-name="P952">[59] Dujardin K, Bourriez JL, Guieu JD (1995) Event-related</text:p><text:p text:style-name="P953">desynchronization (ERD) patterns during memory pro-</text:p><text:p text:style-name="P954">cesses: effects of aging and task difficulty. Electroen-</text:p><text:p text:style-name="P955">cephalogr. Clin Neurophysiol 96, 169-182.</text:p><text:p text:style-name="P956">[60] Klass DW, Brenner RP (1995) Electroencephalography of</text:p><text:p text:style-name="P957">the elderly. J Clin Neurophysiol 12, 116-131.</text:p><text:p text:style-name="P958">[61] Klimesch W (1999) EEG alpha and theta oscillations reflect</text:p><text:p text:style-name="P959">cognitive and memory performance: a review and analysis.</text:p><text:p text:style-name="P960">Brain Research Reviews 29, 169-195</text:p></office:annotation>58–61</text:span><text:span text:style-name="CommentReference"><office:annotation-end office:name="133"/></text:span><text:span text:style-name="T961">]. A recent study in a large sample of healthy subjects (N = 215, 18–85 years) confirmed an age-dependent power decrement of posterior low-frequency alpha (alpha 1; 8–10.5 Hz) and delta rhythms [</text:span><text:span text:style-name="T962"><office:annotation office:name="134" xml:id="1090064004"><dc:creator>Janka Hauffe</dc:creator><dc:date>2025-01-30T13:47:00</dc:date><meta:creator-initials>JH</meta:creator-initials><text:p text:style-name="P963">[62] Babiloni C, Binetti G, Cassarono A, Dal Forno G, Del Per-</text:p><text:p text:style-name="P964">cio C, Ferreri F, Ferri R, Frisoni G, Galderisi S, Hirata</text:p><text:p text:style-name="P965">K, Lanuzza B, Miniassi C, Mucci A, Nobili F, Rodriguez</text:p><text:p text:style-name="P966">G, Romani GL, Rossigni PM (2006) Sources of cortical</text:p><text:p text:style-name="P967">rhythms in adults during physiological aging: a multicentric</text:p><text:p text:style-name="P968">EEG study. Hum Brain Mapp 27, 162-172</text:p></office:annotation>62</text:span><text:span text:style-name="CommentReference"><office:annotation-end office:name="134"/></text:span><text:span text:style-name="T969">].</text:span></text:p>
      <text:soft-page-break/>
      <text:p text:style-name="P970"><text:span text:style-name="T971">When compared to the resting state EEG rhythms of healthy normal elderly (Nold) subjects, AD patients showed an amplitude increase of widespread delta and theta sources and an amplitude decrease of posterior alpha (8–13 Hz) and/or beta (13–30 Hz) sources [</text:span><text:span text:style-name="T972"><office:annotation office:name="135" xml:id="904204260"><dc:creator>Janka Hauffe</dc:creator><dc:date>2025-01-30T13:48:00</dc:date><meta:creator-initials>JH</meta:creator-initials><text:p text:style-name="P973">[45] Dierks T, Jelic V, Pascual-Marqui RD, Wahlund L, Julin</text:p><text:p text:style-name="P974">P, Linden DE, Maurer K, Winblad B, Nordberg A (2000)</text:p><text:p text:style-name="P975">Spatial pattern of cerebral glucose metabolism (PET) cor-</text:p><text:p text:style-name="P976">relates with localization of intracerebral EEG-generators in</text:p><text:p text:style-name="P977">Alzheimer’s disease. Clin Neurophysiol 111, 1817-1824.<text:line-break/>[55] Mientus S, Gallinat J, Wuebben Y, Pascual-Marqui RD,</text:p><text:p text:style-name="P978">Mulert C, Frick K, Dorn H, HerrmannWM, Winterer</text:p><text:p text:style-name="P979">G (2002) Cortical hypoactivation during resting EEG in</text:p><text:p text:style-name="P980">schizophrenics but not in depressives and schizotypal</text:p><text:p text:style-name="P981">subjects as revealed by low resolution electromagnetic</text:p><text:p text:style-name="P982">tomography (LORETA). Psychiatry Res 116, 95-111.</text:p><text:p text:style-name="P983">[56] Babiloni C, Binetti G, Cassetta E, Cerboneschi D, Dal Forno</text:p><text:p text:style-name="P984">G, Del Percio C, Ferreri F, Ferri R, Lanuzza B, Miniussi C,</text:p><text:p text:style-name="P985">Moretti DV, Nobili F, Pascual-Marqui RD, Rodriguez G, Romani GL, Salinari S, Tecchio F, Vitali P, Zanetti O, Zap-</text:p><text:p text:style-name="P986">pasodi F, Rossini PM (2004) Mapping distributed sources of</text:p><text:p text:style-name="P987">cortical rhythms in mild Alzheimer’s disease. A multicentric</text:p><text:p text:style-name="P988">EEG study. Neuroimage 22, 57-67.</text:p><text:p text:style-name="P989">[76] Ponomareva NV, Selesneva ND, Jarikov GA (2003) EEG</text:p><text:p text:style-name="P990">alterations in subjects at high familial risk for Alzheimer’s</text:p><text:p text:style-name="P991">disease. Neuropsychobiology 48, 152-159.</text:p><text:p text:style-name="P992">[77] Jeong J (2004) EEG dynamics in patients with Alzheimer’s</text:p><text:p text:style-name="P993">disease. Clin Neurophysiol 115, 1490-1505.</text:p><text:p text:style-name="P994">[78] Prichep LS (2005) Use of normative databases and statis-</text:p><text:p text:style-name="P995">tical methods in demonstrating clinical utility of QEEG:</text:p><text:p text:style-name="P996">importance and cautions. Clin EEG Neurosci 36, 82-87.</text:p></office:annotation>45, 55, 56, 76–78</text:span><text:span text:style-name="CommentReference"><office:annotation-end office:name="135"/></text:span><text:span text:style-name="T997">]. The observation of these abnormalities of the EEG rhythms could allow discrimination among different dementia diagnoses, for instance a marked decline of posterior slow-frequency alpha power shows peculiar features in mild AD subjects when compared to cerebrovascular dementia, fronto-temporal dementia and normal elderly subjects with similar cognitive impairment.</text:span></text:p>
      <text:p text:style-name="P998"><text:span text:style-name="T999">Furthermore, pathological increased amplitude of the theta sources characterized cerebro- vascular dementia patients [</text:span><text:span text:style-name="T1000"><office:annotation office:name="136" xml:id="1764974145"><dc:creator>Janka Hauffe</dc:creator><dc:date>2025-01-30T13:47:00</dc:date><meta:creator-initials>JH</meta:creator-initials><text:p text:style-name="P1001">56] Babiloni C, Binetti G, Cassetta E, Cerboneschi D, Dal Forno</text:p><text:p text:style-name="P1002">G, Del Percio C, Ferreri F, Ferri R, Lanuzza B, Miniussi C,</text:p><text:p text:style-name="P1003">Moretti DV, Nobili F, Pascual-Marqui RD, Rodriguez G, Romani GL, Salinari S, Tecchio F, Vitali P, Zanetti O, Zap-</text:p><text:p text:style-name="P1004">pasodi F, Rossini PM (2004) Mapping distributed sources of</text:p><text:p text:style-name="P1005">cortical rhythms in mild Alzheimer’s disease. A multicentric</text:p><text:p text:style-name="P1006">EEG study. Neuroimage 22, 57-67.</text:p></office:annotation>56</text:span><text:span text:style-name="CommentReference"><office:annotation-end office:name="136"/></text:span><text:span text:style-name="T1007">].</text:span></text:p>
      <text:p text:style-name="P1008">Despite the evidence of abnormal cortical rhythms in MCI and AD subjects, EEG analysis alone is unable to allow a diagnosis of disease.</text:p>
      <text:p text:style-name="P1009">The hypothesis of some strict relationships between brain activity in MCI and AD subjects implies the prediction of similar features of resting state EEG rhythm in MCI and AD subjects as a function of genetic risk factors.</text:p>
      <text:p text:style-name="P1010">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1011"/>
      <text:p text:style-name="P1012"><text:bookmark-start text:name="_Hlk189138083"/><text:span text:style-name="T1013"><office:annotation office:name="137" xml:id="549114928"><dc:creator>Janka Hauffe</dc:creator><dc:date>2025-01-30T14:00:00</dc:date><meta:creator-initials>JH</meta:creator-initials><text:p text:style-name="P1014">EEG in cognitive impairment (MCI)</text:p></office:annotation>Liu, Wang, Xin, Wang, Jiang &amp; Meng, 2024</text:span><text:span text:style-name="CommentReference"><office:annotation-end office:name="137"/></text:span><text:span text:style-name="T1015">:<text:s/></text:span><office:annotation office:name="138" xml:id="1991567760"><dc:creator>Janka Hauffe</dc:creator><dc:date>2025-01-30T13:53:00</dc:date><meta:creator-initials>JH</meta:creator-initials><text:p text:style-name="P101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1017">https://doi.org/10.1186/s12877-024-05041-x</text:span></text:a><text:span text:style-name="CommentReference"><office:annotation-end office:name="138"/></text:span></text:p>
      <text:p text:style-name="P1018"><text:bookmark-end text:name="_Hlk189138083"/><text:span text:style-name="T1019">Cognitive function refers to the ability to select, process, store, and retrieve information, as well as apply this information to guide behavior [</text:span><text:span text:style-name="T1020"><office:annotation office:name="139" xml:id="67871431"><dc:creator>Janka Hauffe</dc:creator><dc:date>2025-01-30T13:54:00</dc:date><meta:creator-initials>JH</meta:creator-initials><text:p text:style-name="P1021">Birle C, Slavoaca D, Balea M et al. Cognitive function: holarchy or holacracy?</text:p><text:p text:style-name="P1022">[J]. Neurological sciences: official journal of the Italian Neurological Society</text:p><text:p text:style-name="P1023">and of the Italian Society of Clinical Neurophysiology. 2021;42(1):89–99.</text:p></office:annotation>2</text:span><text:span text:style-name="CommentReference"><office:annotation-end office:name="139"/></text:span><text:span text:style-name="T1024">]. Cognitive impairment refers to varying degrees of damage to cognitive function caused by various reasons, with an incidence rate that generally reaches 33.59% and increases with age [</text:span><text:span text:style-name="T1025"><office:annotation office:name="140" xml:id="1300944466"><dc:creator>Janka Hauffe</dc:creator><dc:date>2025-01-30T13:54:00</dc:date><meta:creator-initials>JH</meta:creator-initials><text:p text:style-name="P1026">Shuning H, Jiahao Z, Ruonan Y, et al. Spatial distribution of cognitive dysfunc-</text:p><text:p text:style-name="P1027">tion and its risk factors in Chinese population aged 45 years and above [J]. J</text:p><text:p text:style-name="P1028">South Med Univ. 2023;43(4):611–9.</text:p></office:annotation>3</text:span><text:span text:style-name="CommentReference"><office:annotation-end office:name="140"/></text:span><text:span text:style-name="T1029">].</text:span></text:p>
      <text:p text:style-name="P1030"><text:span text:style-name="T1031">Mild cognitive impairment (MCI) is considered a transitional stage between normal aging of the brain and dementia, and it has become a significant global public health concern [</text:span><text:span text:style-name="T1032"><office:annotation office:name="141" xml:id="353786100"><dc:creator>Janka Hauffe</dc:creator><dc:date>2025-01-30T13:54:00</dc:date><meta:creator-initials>JH</meta:creator-initials><text:p text:style-name="P1033">Petersen RC, Lopez O Armstrongmj, et al. Practice guideline update sum-</text:p><text:p text:style-name="P1034">mary: mild cognitive impairment: report of the Guideline Development, Dis-</text:p><text:p text:style-name="P1035">semination, and implementation Subcommittee of the American Academy</text:p><text:p text:style-name="P1036">of neurology [J]. Neurology. 2018;90(3):126–35</text:p></office:annotation>4</text:span><text:span text:style-name="CommentReference"><office:annotation-end office:name="141"/></text:span><text:span text:style-name="T1037">].</text:span></text:p>
      <text:p text:style-name="P1038"><text:span text:style-name="T1039">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1040"><office:annotation office:name="142" xml:id="2054783425"><dc:creator>Janka Hauffe</dc:creator><dc:date>2025-01-30T13:55:00</dc:date><meta:creator-initials>JH</meta:creator-initials><text:p text:style-name="P1041">5. Rossini PM, Di Iorio R, Bentivoglio M, et al. Methods for analysis of</text:p><text:p text:style-name="P1042">brain connectivity: an IFCN-sponsored review [J]. Clin Neurophysiol.</text:p><text:p text:style-name="P1043">2019;130(10):1833–58.</text:p><text:p text:style-name="P1044">6. Meghdadi A H, Stevanović Karić M, Mcconnell M, et al. Resting state EEG</text:p><text:p text:style-name="P1045">biomarkers of cognitive decline associated with Alzheimer’s disease and mild</text:p><text:p text:style-name="P1046">cognitive impairment [J]. PLoS ONE. 2021;16(2):e0244180</text:p></office:annotation>5, 6</text:span><text:span text:style-name="CommentReference"><office:annotation-end office:name="142"/></text:span><text:span text:style-name="T1047">].<text:s/></text:span><text:soft-page-break/><text:span text:style-name="T1048">EEG can be used as an auxiliary diagnostic tool for cognitive impairment, reflecting not only pathological brain function abnormalities but also abnormalities before reaching pathological diagnostic criteria [</text:span><text:span text:style-name="T1049"><office:annotation office:name="143" xml:id="1757348895"><dc:creator>Janka Hauffe</dc:creator><dc:date>2025-01-30T13:55:00</dc:date><meta:creator-initials>JH</meta:creator-initials><text:p text:style-name="P1050">7. Babiloni C, Arakaki X. Measures of resting state EEG rhythms for clinical trials</text:p><text:p text:style-name="P1051">in Alzheimer’s disease: recommendations of an expert panel [J]. Alzheimer’s</text:p><text:p text:style-name="P1052">Dement J Alzheimer’s Assoc. 2021;17(9):1528–53</text:p></office:annotation>7</text:span><text:span text:style-name="CommentReference"><office:annotation-end office:name="143"/></text:span><text:span text:style-name="T1053">].</text:span></text:p>
      <text:p text:style-name="P1054"><text:span text:style-name="T1055">Studies have found that EEG signals in older adults with cognitive impairment exhibit specific characteristics, such as a basic rhythm slowdown, manifested by an increase in low-frequency band (delta, theta) power and a decrease in high-frequency band (alpha, beta) power [</text:span><text:span text:style-name="T1056"><office:annotation office:name="144" xml:id="1158485547"><dc:creator>Janka Hauffe</dc:creator><dc:date>2025-01-30T13:55:00</dc:date><meta:creator-initials>JH</meta:creator-initials><text:p text:style-name="P1057">8. Lejko N, Larabi D I, Herrmann C S, et al. Alpha Power and Functional Con-</text:p><text:p text:style-name="P1058">nectivity in Cognitive decline: a systematic review and Meta-analysis [J]. J</text:p><text:p text:style-name="P1059">Alzheimers Dis. 2020;78:1047–88.</text:p><text:p text:style-name="P1060">9. Garrido-Chaves R Perezv, Zapater-Fajarí M, et al. EEG markers and subjec-</text:p><text:p text:style-name="P1061">tive memory complaints in young and older people [J]. Int J Psychophysiol.</text:p><text:p text:style-name="P1062">2022;182:23–31.</text:p></office:annotation>8, 9</text:span><text:span text:style-name="CommentReference"><office:annotation-end office:name="144"/></text:span><text:span text:style-name="T1063">]. Slowing of alpha power may be an early sensitive indicator of the brain transitioning from normal physiological function to aging or its pathological state [</text:span><text:span text:style-name="T1064"><office:annotation office:name="145" xml:id="2106135270"><dc:creator>Janka Hauffe</dc:creator><dc:date>2025-01-30T13:55:00</dc:date><meta:creator-initials>JH</meta:creator-initials><text:p text:style-name="P1065">10. Babiloni C, Ferri R, Noce G et al. Abnormalities of Cortical Sources of Resting</text:p><text:p text:style-name="P1066">State Alpha Electroencephalographic Rhythms are Related to Education</text:p><text:p text:style-name="P1067">Attainment in Cognitively Unimpaired Seniors and Patients with Alzheimer’s</text:p><text:p text:style-name="P1068">Disease and Amnesic Mild Cognitive Impairment [J]. Cerebral cortex (New</text:p><text:p text:style-name="P1069">York, NY: 1991), 2021;31(4):2220-37</text:p></office:annotation>10</text:span><text:span text:style-name="CommentReference"><office:annotation-end office:name="145"/></text:span><text:span text:style-name="T1070">], while increased theta power may have a good predictive effect on cognitive decline<text:s/></text:span><text:span text:style-name="T1071"><office:annotation office:name="146" xml:id="2090692250"><dc:creator>Janka Hauffe</dc:creator><dc:date>2025-01-30T13:56:00</dc:date><meta:creator-initials>JH</meta:creator-initials><text:p text:style-name="P1072">11. Musaeus C S, Engedal K, Høgh P, et al. EEG Theta Power is an early marker of</text:p><text:p text:style-name="P1073">Cognitive decline in Dementia due to Alzheimer’s disease [J]. J Alzheimer’s</text:p><text:p text:style-name="P1074">Disease: JAD. 2018;64(4):1359–71.</text:p></office:annotation>[11</text:span><text:span text:style-name="CommentReference"><office:annotation-end office:name="146"/></text:span><text:span text:style-name="T1075">].</text:span></text:p>
      <text:p text:style-name="P1076"><text:span text:style-name="T1077">In individuals with cognitive impairment, acute exercise effects include decreased delta and theta power and increased beta1 power [</text:span><text:span text:style-name="T1078"><office:annotation office:name="147" xml:id="1743323860"><dc:creator>Janka Hauffe</dc:creator><dc:date>2025-01-30T13:56:00</dc:date><meta:creator-initials>JH</meta:creator-initials><text:p text:style-name="P1079">18. Amjad I, Toor H, Niazi I K, et al. Therapeutic effects of aerobic exercise on EEG</text:p><text:p text:style-name="P1080">parameters and higher cognitive functions in mild cognitive impairment</text:p><text:p text:style-name="P1081">patients [J]. Int J Neurosci. 2019;129(6):551–62</text:p></office:annotation>18</text:span><text:span text:style-name="CommentReference"><office:annotation-end office:name="147"/></text:span><text:span text:style-name="T1082">,<text:s/></text:span><text:span text:style-name="T1083"><office:annotation office:name="148" xml:id="1893245782"><dc:creator>Janka Hauffe</dc:creator><dc:date>2025-01-30T13:57:00</dc:date><meta:creator-initials>JH</meta:creator-initials><text:p text:style-name="P1084">20. Amjad I, Toor H, Niazi I K, et al. Xbox 360 Kinect Cognitive games improve</text:p><text:p text:style-name="P1085">slowness, complexity of EEG, and cognitive functions in subjects with mild</text:p><text:p text:style-name="P1086">cognitive impairment: a Randomized Control Trial [J]. Games Health J.</text:p><text:p text:style-name="P1087">2018;8(2):144–52</text:p></office:annotation>20</text:span><text:span text:style-name="CommentReference"><office:annotation-end office:name="148"/></text:span><text:span text:style-name="T1088">]; longterm exercise appears to result in decreased delta [</text:span><text:span text:style-name="T1089"><office:annotation office:name="149" xml:id="702841502"><dc:creator>Janka Hauffe</dc:creator><dc:date>2025-01-30T13:56:00</dc:date><meta:creator-initials>JH</meta:creator-initials><text:p text:style-name="P1090">18. Amjad I, Toor H, Niazi I K, et al. Therapeutic effects of aerobic exercise on EEG</text:p><text:p text:style-name="P1091">parameters and higher cognitive functions in mild cognitive impairment</text:p><text:p text:style-name="P1092">patients [J]. Int J Neurosci. 2019;129(6):551–62</text:p></office:annotation>18</text:span><text:span text:style-name="CommentReference"><office:annotation-end office:name="149"/></text:span><text:span text:style-name="T1093">,<text:s/></text:span><text:span text:style-name="T1094"><office:annotation office:name="150" xml:id="868758568"><dc:creator>Janka Hauffe</dc:creator><dc:date>2025-01-30T13:57:00</dc:date><meta:creator-initials>JH</meta:creator-initials><text:p text:style-name="P1095">20. Amjad I, Toor H, Niazi I K, et al. Xbox 360 Kinect Cognitive games improve</text:p><text:p text:style-name="P1096">slowness, complexity of EEG, and cognitive functions in subjects with mild</text:p><text:p text:style-name="P1097">cognitive impairment: a Randomized Control Trial [J]. Games Health J.</text:p><text:p text:style-name="P1098">2018;8(2):144–52</text:p></office:annotation>20</text:span><text:span text:style-name="CommentReference"><office:annotation-end office:name="150"/></text:span><text:span text:style-name="T1099">,<text:s/></text:span><text:span text:style-name="T1100"><office:annotation office:name="151" xml:id="292234162"><dc:creator>Janka Hauffe</dc:creator><dc:date>2025-01-30T13:58:00</dc:date><meta:creator-initials>JH</meta:creator-initials><text:p text:style-name="P1101">21. Styliadis C, Kartsidis P, Paraskevopoulos E, et al. Neuroplastic effects of com-</text:p><text:p text:style-name="P1102">bined computerized physical and cognitive training in elderly individuals at</text:p><text:p text:style-name="P1103">risk for dementia: an eLORETA controlled study on resting states [J]. Neural</text:p><text:p text:style-name="P1104">plasticity, 2015. 2015:172192</text:p></office:annotation>21</text:span><text:span text:style-name="CommentReference"><office:annotation-end office:name="151"/></text:span><text:span text:style-name="T1105">] and theta rhythm power [</text:span><text:span text:style-name="T1106"><office:annotation office:name="152" xml:id="1167426665"><dc:creator>Janka Hauffe</dc:creator><dc:date>2025-01-30T13:57:00</dc:date><meta:creator-initials>JH</meta:creator-initials><text:p text:style-name="P1107">19. Hong S G, Kim J H, Jun TW. Effects of 12-Week Resistance Exercise on Elec-</text:p><text:p text:style-name="P1108">troencephalogram patterns and cognitive function in the Elderly with mild</text:p><text:p text:style-name="P1109">cognitive impairment: a randomized controlled trial [J]. Clin J Sport Medicine:</text:p><text:p text:style-name="P1110">Official J Can Acad Sport Med. 2018;28(6):500–8</text:p></office:annotation>19</text:span><text:span text:style-name="CommentReference"><office:annotation-end office:name="152"/></text:span><text:span text:style-name="T1111">,<text:s/></text:span><text:span text:style-name="T1112"><office:annotation office:name="153" xml:id="38257849"><dc:creator>Janka Hauffe</dc:creator><dc:date>2025-01-30T13:58:00</dc:date><meta:creator-initials>JH</meta:creator-initials><text:p text:style-name="P1113">21. Styliadis C, Kartsidis P, Paraskevopoulos E, et al. Neuroplastic effects of com-</text:p><text:p text:style-name="P1114">bined computerized physical and cognitive training in elderly individuals at</text:p><text:p text:style-name="P1115">risk for dementia: an eLORETA controlled study on resting states [J]. Neural</text:p><text:p text:style-name="P1116">plasticity, 2015. 2015:172192</text:p></office:annotation>21</text:span><text:span text:style-name="CommentReference"><office:annotation-end office:name="153"/></text:span><text:span text:style-name="T1117">], and increased alpha and beta rhythm power [</text:span><text:span text:style-name="T1118"><office:annotation office:name="154" xml:id="870841629"><dc:creator>Janka Hauffe</dc:creator><dc:date>2025-01-30T13:56:00</dc:date><meta:creator-initials>JH</meta:creator-initials><text:p text:style-name="P1119">18. Amjad I, Toor H, Niazi I K, et al. Therapeutic effects of aerobic exercise on EEG</text:p><text:p text:style-name="P1120">parameters and higher cognitive functions in mild cognitive impairment</text:p><text:p text:style-name="P1121">patients [J]. Int J Neurosci. 2019;129(6):551–62</text:p></office:annotation>18</text:span><text:span text:style-name="CommentReference"><office:annotation-end office:name="154"/></text:span><text:span text:style-name="T1122">,<text:s/></text:span><text:span text:style-name="T1123"><office:annotation office:name="155" xml:id="710893112"><dc:creator>Janka Hauffe</dc:creator><dc:date>2025-01-30T13:57:00</dc:date><meta:creator-initials>JH</meta:creator-initials><text:p text:style-name="P1124">20. Amjad I, Toor H, Niazi I K, et al. Xbox 360 Kinect Cognitive games improve</text:p><text:p text:style-name="P1125">slowness, complexity of EEG, and cognitive functions in subjects with mild</text:p><text:p text:style-name="P1126">cognitive impairment: a Randomized Control Trial [J]. Games Health J.</text:p><text:p text:style-name="P1127">2018;8(2):144–52</text:p></office:annotation>20</text:span><text:span text:style-name="CommentReference"><office:annotation-end office:name="155"/></text:span><text:span text:style-name="T1128">,<text:s/></text:span><text:span text:style-name="T1129"><office:annotation office:name="156" xml:id="170042448"><dc:creator>Janka Hauffe</dc:creator><dc:date>2025-01-30T13:58:00</dc:date><meta:creator-initials>JH</meta:creator-initials><text:p text:style-name="P1130">22. Jiang H, Chen S, Wang L et al. An investigation of limbs Exercise as a treat-</text:p><text:p text:style-name="P1131">ment in improving the psychomotor speed in older adults with mild cogni-</text:p><text:p text:style-name="P1132">tive impairment [J]. Brain Sci. 2019;9(10)</text:p></office:annotation>22</text:span><text:span text:style-name="CommentReference"><office:annotation-end office:name="156"/></text:span><text:span text:style-name="T1133">].</text:span></text:p>
      <text:p text:style-name="P1134">The left frontal area, located at the front of the brain, is associated with advanced cognitive functions, decision-making, problem-solving, and personality traits. It plays a role in executive functions, emotional regulation, and modulation of social behavior.</text:p>
      <text:p text:style-name="P1135"><text:span text:style-name="T1136">The severity of cognitive impairment is positively correlated with increased theta activity, and an increase in theta waves in EEG serves as a good predictor of cognitive decline<text:s/></text:span><text:span text:style-name="T1137"><office:annotation office:name="157" xml:id="20974965"><dc:creator>Janka Hauffe</dc:creator><dc:date>2025-01-30T13:59:00</dc:date><meta:creator-initials>JH</meta:creator-initials><text:p text:style-name="P1138">36. Babiloni C, Visser P J, Frisoni G, et al. Cortical sources of resting EEG rhythms in</text:p><text:p text:style-name="P1139">mild cognitive impairment and subjective memory complaint [J]. Neurobiol</text:p><text:p text:style-name="P1140">Aging. 2010;31(10):1787–98</text:p></office:annotation>[36</text:span><text:span text:style-name="CommentReference"><office:annotation-end office:name="157"/></text:span><text:span text:style-name="T1141">].</text:span></text:p>
      <text:p text:style-name="P1142"><text:span text:style-name="T1143">As the activation level of the frontal lobe cortex increases, theta wave power decreases, leading to improved cognitive function. A decrease in theta wave power was observed after both single and prolonged exercise<text:s/></text:span><text:span text:style-name="T1144"><office:annotation office:name="158" xml:id="1273849434"><dc:creator>Janka Hauffe</dc:creator><dc:date>2025-01-30T13:57:00</dc:date><meta:creator-initials>JH</meta:creator-initials><text:p text:style-name="P1145">17. Pedroso R V, Lima-Silva A E, Tarachuque P E, et al. Efficacy of Physical Exercise</text:p><text:p text:style-name="P1146">on cortical activity modulation in mild cognitive impairment: a systematic</text:p><text:p text:style-name="P1147">review [J]. Arch Phys Med Rehabil. 2021;102(12):2393–401.</text:p></office:annotation>[17</text:span><text:span text:style-name="CommentReference"><office:annotation-end office:name="158"/></text:span><text:span text:style-name="T1148">].</text:span></text:p>
      <text:p text:style-name="P1149"/>
      <text:p text:style-name="P1150"><text:span text:style-name="T1151"><office:annotation office:name="159" xml:id="144320198"><dc:creator>Janka Hauffe</dc:creator><dc:date>2025-01-30T14:02:00</dc:date><meta:creator-initials>JH</meta:creator-initials><text:p text:style-name="P1152">EEG in cognitive impairment (older adults)</text:p></office:annotation>Finnigan &amp; Robertson, 2011</text:span><text:span text:style-name="CommentReference"><office:annotation-end office:name="159"/></text:span><text:span text:style-name="T1153">:<text:s/></text:span><office:annotation office:name="160" xml:id="1613164330"><dc:creator>Janka Hauffe</dc:creator><dc:date>2025-01-30T14:02:00</dc:date><meta:creator-initials>JH</meta:creator-initials><text:p text:style-name="P1154">@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155">https://doi.org/10.1111/j.1469-8986.2010.01173.x</text:span></text:a><text:span text:style-name="CommentReference"><office:annotation-end office:name="160"/></text:span></text:p>
      <text:p text:style-name="P1156">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 older adults is associated with better cognitive function and may be a marker of healthy neurocognitive aging.</text:p>
      <text:p text:style-name="P1157">In summary, these outcomes indicate that high resting-state theta power in older adults is associated with relatively greater cognitive impairment; whereby such impairment either may already exist, be developing, and/or may (be predestined to) subsequently manifest or increase (this is from introduction).</text:p>
      <text:soft-page-break/>
      <text:p text:style-name="P1158">Across 73 healthy older adults, relative resting theta power was significantly correlated with performance on numerous cognitive tests, which assess verbal memory, attention, or executive function.</text:p>
      <text:p text:style-name="P1159"/>
      <text:p text:style-name="P1160"><text:span text:style-name="T1161"><office:annotation office:name="161" xml:id="817067507"><dc:creator>Janka Hauffe</dc:creator><dc:date>2025-01-30T14:04:00</dc:date><meta:creator-initials>JH</meta:creator-initials><text:p text:style-name="P1162">EEG in AD (alpha)</text:p></office:annotation>Lejko, Larabi, Herrmann &amp; Aleman, 2020</text:span><text:span text:style-name="CommentReference"><office:annotation-end office:name="161"/></text:span><text:span text:style-name="T1163">:<text:s/></text:span><text:span text:style-name="T1164"><office:annotation office:name="162" xml:id="503924378"><dc:creator>Janka Hauffe</dc:creator><dc:date>2025-01-30T14:03:00</dc:date><meta:creator-initials>JH</meta:creator-initials><text:p text:style-name="P1165">@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62"/></text:span></text:p>
      <text:p text:style-name="P1166">We have therefore decided to take the first step by focusing on the alpha band for three main reasons.</text:p>
      <text:p text:style-name="P1167"><text:span text:style-name="T1168">First, alpha is the most prominent rhythm during quiet wakefulness<text:s/></text:span><text:span text:style-name="T1169"><office:annotation office:name="163" xml:id="1040212008"><dc:creator>Janka Hauffe</dc:creator><dc:date>2025-01-30T14:05:00</dc:date><meta:creator-initials>JH</meta:creator-initials><text:p text:style-name="P1170">33] Britton JW, Frey LC, Hopp JL, Korb P, Koubeissi</text:p><text:p text:style-name="P1171">MZ, Lievens WE, Pestana-Knight EM, St EL (2016)</text:p><text:p text:style-name="P1172">Electroencephalography (EEG): An introductory text and</text:p><text:p text:style-name="P1173">atlas of normal and abnormal findings in adults, children,</text:p><text:p text:style-name="P1174">and infants, American Epilepsy Society, Chicago,</text:p><text:p text:style-name="P1175"><text:a xlink:href="https://www.ncbi.nlm.nih.gov/books/NBK390343/" office:target-frame-name="_top" xlink:show="replace"><text:span text:style-name="Hyperlink">https://www.ncbi.nlm.nih.gov/books/NBK390343/</text:span></text:a>,</text:p><text:p text:style-name="P1176">Accessed on 25 May 2020</text:p></office:annotation>[33</text:span><text:span text:style-name="CommentReference"><office:annotation-end office:name="163"/></text:span><text:span text:style-name="T1177">]. Second, it has large amplitudes ranging from 10 to 50 V [</text:span><text:span text:style-name="T1178"><office:annotation office:name="164" xml:id="59843137"><dc:creator>Janka Hauffe</dc:creator><dc:date>2025-01-30T14:05:00</dc:date><meta:creator-initials>JH</meta:creator-initials><text:p text:style-name="P1179">[34] Herrmann CS, Demiralp T (2005) Human EEG gamma</text:p><text:p text:style-name="P1180">oscillations in neuropsychiatric disorders. Clin Neuro-</text:p><text:p text:style-name="P1181">physiol 116, 2719-2733.</text:p></office:annotation>34].<text:s/></text:span><text:span text:style-name="CommentReference"><office:annotation-end office:name="164"/></text:span><text:span text:style-name="T1182">This is in contrast to theta, beta, and gamma waves, which have smaller amplitudes at rest<text:s/></text:span><text:span text:style-name="T1183"><office:annotation office:name="165" xml:id="255946580"><dc:creator>Janka Hauffe</dc:creator><dc:date>2025-01-30T14:05:00</dc:date><meta:creator-initials>JH</meta:creator-initials><text:p text:style-name="P1184">[34] Herrmann CS, Demiralp T (2005) Human EEG gamma</text:p><text:p text:style-name="P1185">oscillations in neuropsychiatric disorders. Clin Neuro-</text:p><text:p text:style-name="P1186">physiol 116, 2719-2733.</text:p><text:p text:style-name="P1187">[35] Klimesch W (1999) EEG alpha and theta oscillations</text:p><text:p text:style-name="P1188">reflect cognitive and memory performance: A review and</text:p><text:p text:style-name="P1189">analysis. Brain Res Rev 29, 169-195.</text:p><text:p text:style-name="P1190">[36] Kropotov JD (2010) Quantitative EEG, event-related</text:p><text:p text:style-name="P1191">potentials and neurotherapy, Academic Press</text:p></office:annotation>[34–36</text:span><text:span text:style-name="CommentReference"><office:annotation-end office:name="165"/></text:span><text:span text:style-name="T1192">], and can be best identified using tasks with many repetitions. This makes measuring alpha activity in research and clinical practice highly feasible, as it does not require people with cognitive decline to perform challenging and tire-</text:span></text:p>
      <text:p text:style-name="P1193">some tasks.</text:p>
      <text:p text:style-name="P1194"><text:span text:style-name="T1195">Lastly, lower power and synchronization of alpha oscillations have consistently been associated with neurodegenerative dementias, especially AD<text:s/></text:span><text:span text:style-name="T1196"><office:annotation office:name="166" xml:id="1623912610"><dc:creator>Janka Hauffe</dc:creator><dc:date>2025-01-30T14:06:00</dc:date><meta:creator-initials>JH</meta:creator-initials><text:p text:style-name="P1197">29] Jeong J (2004) EEG dynamics in patients with Alzheimer’s</text:p><text:p text:style-name="P1198">disease. Clin Neurophysiol 115, 1490-1505</text:p><text:p text:style-name="P1199">37] Adler G, Brassen S, Jajcevic A (2003) EEG coherence in</text:p><text:p text:style-name="P1200">Alzheimer’s dementia. J Neural Transm 110, 1051-1058.</text:p><text:p text:style-name="P1201">[38] Locatelli T, Cursi M, Liberati D, Franceschi M, Comi G</text:p><text:p text:style-name="P1202">(1998) EEG coherence in Alzheimer’s disease. Electroen-</text:p><text:p text:style-name="P1203">cephalogr Clin Neurophysiol 106, 229-237.</text:p><text:p text:style-name="P1204">[39] Uhlhaas PJ, Singer W (2006) Neural synchrony in brain</text:p><text:p text:style-name="P1205">disorders: Relevance for cognitive dysfunctions and patho-</text:p><text:p text:style-name="P1206">physiology. Neuron 52, 155-168</text:p></office:annotation>[29, 37–39</text:span><text:span text:style-name="CommentReference"><office:annotation-end office:name="166"/></text:span><text:span text:style-name="T1207">]. These decreases were found to correlate with lower cognitive scores [</text:span><text:span text:style-name="T1208"><office:annotation office:name="167" xml:id="1977844824"><dc:creator>Janka Hauffe</dc:creator><dc:date>2025-01-30T14:06:00</dc:date><meta:creator-initials>JH</meta:creator-initials><text:p text:style-name="P1209">40] Babiloni C, Binetti G, Cassetta E, Dal Forno G, Del Percio</text:p><text:p text:style-name="P1210">C, Ferreri F, Ferri R, Frisoni G, Hirata K, Lanuzza B,</text:p><text:p text:style-name="P1211">Miniussi C (2006) Sources of cortical rhythms change as</text:p><text:p text:style-name="P1212">a function of cognitive impairment in pathological aging:</text:p><text:p text:style-name="P1213">A multicenter study. Clin Neurophysiol 117, 252-268.</text:p><text:p text:style-name="P1214">[41] Stam CJ, Jones BF, Manshanden I, van Cappellen-van</text:p><text:p text:style-name="P1215">Walsum AM, Montez T, Verbunt JP, de Munck JC, van Dijk BW, Berendse HW, Scheltens P (2006) Magne-</text:p><text:p text:style-name="P1216">toencephalographic evaluation of resting-state functional</text:p><text:p text:style-name="P1217">connectivity in Alzheimer’s disease. Neuroimage 32,</text:p><text:p text:style-name="P1218">1335-1344</text:p></office:annotation>40, 41</text:span><text:span text:style-name="CommentReference"><office:annotation-end office:name="167"/></text:span><text:span text:style-name="T1219">], higher atrophy of the hippocampus [</text:span><text:span text:style-name="T1220"><office:annotation office:name="168" xml:id="2003589299"><dc:creator>Janka Hauffe</dc:creator><dc:date>2025-01-30T14:07:00</dc:date><meta:creator-initials>JH</meta:creator-initials><text:p text:style-name="P1221">[42] Babiloni C, Frisoni GB, Pievani M, Vecchio F, Lizio R,</text:p><text:p text:style-name="P1222">Buttiglione M, Geroldi C, Fracassi C, Eusebi F, Ferri</text:p><text:p text:style-name="P1223">R, Rossini PM (2009) Hippocampal volume and cortical</text:p><text:p text:style-name="P1224">sources of EEG alpha rhythms in mild cognitive impair-</text:p><text:p text:style-name="P1225">ment and Alzheimer disease. Neuroimage 44, 123-135.</text:p></office:annotation>42</text:span><text:span text:style-name="CommentReference"><office:annotation-end office:name="168"/></text:span><text:span text:style-name="T1226">] and higher amyloid burden<text:s/></text:span><text:span text:style-name="T1227"><office:annotation office:name="169" xml:id="253914326"><dc:creator>Janka Hauffe</dc:creator><dc:date>2025-01-30T14:07:00</dc:date><meta:creator-initials>JH</meta:creator-initials><text:p text:style-name="P1228">[43] Michels L, Muthuraman M, Anwar AR, Kollias S, Leh SE,</text:p><text:p text:style-name="P1229">Riese F, Unschuld PG, Siniatchkin M, Gietl AF, Hock C</text:p><text:p text:style-name="P1230">(2017) Changes of functional and directed resting-state</text:p><text:p text:style-name="P1231">connectivity are associated with neuronal oscillations,</text:p><text:p text:style-name="P1232">ApoE genotype and amyloid deposition in mild cognitive</text:p><text:p text:style-name="P1233">impairment. Front Aging Neurosci 9, 304.</text:p></office:annotation>[43</text:span><text:span text:style-name="CommentReference"><office:annotation-end office:name="169"/></text:span><text:span text:style-name="T1234">], as well as with genetic susceptibility for</text:span></text:p>
      <text:p text:style-name="P1235"><text:span text:style-name="T1236">AD [</text:span><text:span text:style-name="T1237"><office:annotation office:name="170" xml:id="963997759"><dc:creator>Janka Hauffe</dc:creator><dc:date>2025-01-30T14:07:00</dc:date><meta:creator-initials>JH</meta:creator-initials><text:p text:style-name="P1238">[44] Babiloni C, Benussi L, Binetti G, Bosco P, Busonero G,</text:p><text:p text:style-name="P1239">Cesaretti S, Dal Forno G, Del Percio C, Ferri R, Frisoni G,</text:p><text:p text:style-name="P1240">Ghidoni R (2006) Genotype (cystatin C) and EEG pheno-</text:p><text:p text:style-name="P1241">type in Alzheimer disease and mild cognitive impairment:</text:p><text:p text:style-name="P1242">A multicentric study. Neuroimage 29, 948-964.</text:p><text:p text:style-name="P1243">[45] Jelic V, Julin P, Shigeta M, Nordberg A, Lannfelt L, Win-</text:p><text:p text:style-name="P1244">blad B, Wahlund LO (1997) Apolipoprotein E 4 allele</text:p><text:p text:style-name="P1245">decreases functional connectivity in Alzheimer’s disease</text:p><text:p text:style-name="P1246">as measured by EEG coherence. J Neurol Neurosurg Psy-</text:p><text:p text:style-name="P1247">chiatry 63, 59-65</text:p></office:annotation>44, 45</text:span><text:span text:style-name="CommentReference"><office:annotation-end office:name="170"/></text:span><text:span text:style-name="T1248">]. Though alpha activity in other neurodegenerative dementias is less well-researched, there is evidence of lower alpha power in people with dementia due to Lewy body disorders [</text:span><text:span text:style-name="T1249"><office:annotation office:name="171" xml:id="592431167"><dc:creator>Janka Hauffe</dc:creator><dc:date>2025-01-30T14:07:00</dc:date><meta:creator-initials>JH</meta:creator-initials><text:p text:style-name="P1250">[46] Andersson M, Hansson O, Minthon L, Ros´en I, Londos E</text:p><text:p text:style-name="P1251">(2008) Electroencephalogram variability in dementia with</text:p><text:p text:style-name="P1252">Lewy bodies, Alzheimer’s disease and controls. Dement</text:p><text:p text:style-name="P1253">Geriatr Cogn Disord 26, 284-290.</text:p><text:p text:style-name="P1254">[47] Caviness JN, Hentz JG, Evidente VG, Driver-Dunckley E,</text:p><text:p text:style-name="P1255">Samanta J, Mahant P, Connor DJ, Sabbagh MN, Shill HA,</text:p><text:p text:style-name="P1256">Adler CH (2007) Both early and late cognitive dysfunction</text:p><text:p text:style-name="P1257">affects the electroencephalogram in Parkinson’s disease.</text:p><text:p text:style-name="P1258">Parkinsonism Relat Disord 13, 348-354.</text:p><text:p text:style-name="P1259">[48] Fonseca LC, Tedrus GMAS, Letro GH, Bossoni AS (2009)</text:p><text:p text:style-name="P1260">Dementia, mild cognitive impairment and quantitative</text:p><text:p text:style-name="P1261">EEG in patients with Parkinson’s disease. Clin EEG Neu-</text:p><text:p text:style-name="P1262">rosci 40, 168-172.</text:p><text:p text:style-name="P1263">[49] Tanaka H, Koenig T, Pascual-Marqui RD, Hirata K, Kochi</text:p><text:p text:style-name="P1264">K, Lehmann D (2000) Event-related potential and EEG</text:p><text:p text:style-name="P1265">measures in Parkinson’s disease without and with demen-</text:p><text:p text:style-name="P1266">tia. Dement Geriatr Cogn Disord 11, 39-45</text:p></office:annotation>46–49</text:span><text:span text:style-name="CommentReference"><office:annotation-end office:name="171"/></text:span><text:span text:style-name="T1267">]. Alpha power and synchronization are therefore an important part of the changes in the EEG spectrum associated with cognitive decline.</text:span></text:p>
      <text:p text:style-name="P1268"/>
      <text:p text:style-name="P1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7:00Z</meta:creation-date>
    <dc:date>2025-01-31T10:25:00Z</dc:date>
    <meta:template xlink:href="Normal.dotm" xlink:type="simple"/>
    <meta:editing-cycles>30</meta:editing-cycles>
    <meta:editing-duration>PT0S</meta:editing-duration>
    <meta:document-statistic meta:page-count="32" meta:paragraph-count="176" meta:word-count="12124" meta:character-count="88333" meta:row-count="636" meta:non-whitespace-character-count="76385"/>
  </office:meta>
</office:document-meta>
</file>